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1.146cm"/>
    </style:style>
    <style:style style:name="co12" style:family="table-column">
      <style:table-column-properties fo:break-before="auto" style:column-width="6.613cm"/>
    </style:style>
    <style:style style:name="co13" style:family="table-column">
      <style:table-column-properties fo:break-before="auto" style:column-width="5.424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60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table:style-name="Default"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8836188">
            <text:p>8836188</text:p>
          </table:table-cell>
          <table:table-cell office:value-type="float" office:value="194846890">
            <text:p>194846890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087792822">
            <text:p>2308779282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Vasem VATSAKE : VS 1,0</text:p>
          </table:table-cell>
          <table:table-cell office:value-type="string">
            <text:p>VS 1,0</text:p>
          </table:table-cell>
          <table:table-cell office:value-type="string">
            <text:p>cm , TS 1,1cm , massi indeks 85,</text:p>
          </table:table-cell>
          <table:table-cell office:value-type="string">
            <text:p>VS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09697">
            <text:p>1209697</text:p>
          </table:table-cell>
          <table:table-cell office:value-type="float" office:value="129539224">
            <text:p>129539224</text:p>
          </table:table-cell>
          <table:table-cell office:value-type="string">
            <text:p>2012-07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020685412">
            <text:p>3902068541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Vasem VATSAKE : VS 1,1</text:p>
          </table:table-cell>
          <table:table-cell office:value-type="string">
            <text:p>VS 1,1</text:p>
          </table:table-cell>
          <table:table-cell office:value-type="string">
            <text:p><text:s/>cm , TS 1,0cm , massi indeks 58</text:p>
          </table:table-cell>
          <table:table-cell office:value-type="string">
            <text:p>VS</text:p>
          </table:table-cell>
          <table:table-cell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999452">
            <text:p>9999452</text:p>
          </table:table-cell>
          <table:table-cell office:value-type="float" office:value="205278146">
            <text:p>205278146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501134356">
            <text:p>9050113435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me , tehtud EhhoKG - EF 68 % , IVS 1,3</text:p>
          </table:table-cell>
          <table:table-cell office:value-type="string">
            <text:p>VS 1,3</text:p>
          </table:table-cell>
          <table:table-cell office:value-type="string">
            <text:p>-1,5cm , klapid normis</text:p>
          </table:table-cell>
          <table:table-cell office:value-type="string">
            <text:p>VS</text:p>
          </table:table-cell>
          <table:table-cell office:value-type="float" office:value="1.3">
            <text:p>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698757">
            <text:p>5698757</text:p>
          </table:table-cell>
          <table:table-cell office:value-type="float" office:value="137532026">
            <text:p>137532026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382247531">
            <text:p>2438224753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S 2</text:p>
          </table:table-cell>
          <table:table-cell office:value-type="string">
            <text:p><text:s/>t PHS-5,2 mmol/l , -OOTE ! Kodu</text:p>
          </table:table-cell>
          <table:table-cell office:value-type="string">
            <text:p>VS</text:p>
          </table:table-cell>
          <table:table-cell table:style-name="Default"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394908">
            <text:p>5394908</text:p>
          </table:table-cell>
          <table:table-cell office:value-type="float" office:value="126886053">
            <text:p>126886053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031932182">
            <text:p>660319321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S 2,5</text:p>
          </table:table-cell>
          <table:table-cell office:value-type="string">
            <text:p><text:s/>t PLS-8,6 mmol/l ! , algame BIG</text:p>
          </table:table-cell>
          <table:table-cell office:value-type="string">
            <text:p>VS</text:p>
          </table:table-cell>
          <table:table-cell office:value-type="float" office:value="2.5">
            <text:p>2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119822">
            <text:p>10119822</text:p>
          </table:table-cell>
          <table:table-cell office:value-type="float" office:value="171512904">
            <text:p>171512904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4313511">
            <text:p>67303431351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Hospitaliseerimisel veresuhkur 0,8</text:p>
          </table:table-cell>
          <table:table-cell office:value-type="string">
            <text:p>veresuhkur 0,8</text:p>
          </table:table-cell>
          <table:table-cell office:value-type="string">
            <text:p><text:s/>; saanud suu kaudu glükoosi , k</text:p>
          </table:table-cell>
          <table:table-cell office:value-type="string">
            <text:p>veresuhkur</text:p>
          </table:table-cell>
          <table:table-cell table:style-name="Default" office:value-type="float" office:value="0.8">
            <text:p>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7229">
            <text:p>6727229</text:p>
          </table:table-cell>
          <table:table-cell office:value-type="float" office:value="152458992">
            <text:p>152458992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159721110">
            <text:p>461597211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Chol 5,6 , trigly 0,98</text:p>
          </table:table-cell>
          <table:table-cell office:value-type="string">
            <text:p>gly 0,98</text:p>
          </table:table-cell>
          <table:table-cell office:value-type="string">
            <text:p><text:s/>.</text:p>
          </table:table-cell>
          <table:table-cell office:value-type="string">
            <text:p>gly</text:p>
          </table:table-cell>
          <table:table-cell table:style-name="Default" office:value-type="float" office:value="0.98">
            <text:p>0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35952">
            <text:p>3335952</text:p>
          </table:table-cell>
          <table:table-cell office:value-type="float" office:value="90305251">
            <text:p>90305251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98527574447">
            <text:p>985275744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1,9 mmol/l</text:p>
          </table:table-cell>
          <table:table-cell/>
          <table:table-cell office:value-type="string">
            <text:p>Veresuhkur</text:p>
          </table:table-cell>
          <table:table-cell office:value-type="float" office:value="1.9">
            <text:p>1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35084">
            <text:p>23135084</text:p>
          </table:table-cell>
          <table:table-cell office:value-type="float" office:value="213260973">
            <text:p>213260973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84499643701">
            <text:p>844996437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2.2</text:p>
          </table:table-cell>
          <table:table-cell office:value-type="string">
            <text:p><text:s/>↓↓ ( mmol/L ) Kriitilisest väär</text:p>
          </table:table-cell>
          <table:table-cell office:value-type="string">
            <text:p>Glükoos</text:p>
          </table:table-cell>
          <table:table-cell office:value-type="float" office:value="2.2">
            <text:p>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45311">
            <text:p>18545311</text:p>
          </table:table-cell>
          <table:table-cell office:value-type="float" office:value="211843995">
            <text:p>211843995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414761685">
            <text:p>904147616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S - 2,6 mmol/l</text:p>
          </table:table-cell>
          <table:table-cell office:value-type="string">
            <text:p><text:s/>, sööklast 1 viil leiba , 1/2 k</text:p>
          </table:table-cell>
          <table:table-cell office:value-type="string">
            <text:p>VS</text:p>
          </table:table-cell>
          <table:table-cell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74297">
            <text:p>3174297</text:p>
          </table:table-cell>
          <table:table-cell office:value-type="float" office:value="86706692">
            <text:p>86706692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48803683593">
            <text:p>488036835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l 11-12 vs 2,8</text:p>
          </table:table-cell>
          <table:table-cell office:value-type="string">
            <text:p>vs 2,8</text:p>
          </table:table-cell>
          <table:table-cell office:value-type="string">
            <text:p>-3,5-4,5 mmol/l</text:p>
          </table:table-cell>
          <table:table-cell office:value-type="string">
            <text:p>vs</text:p>
          </table:table-cell>
          <table:table-cell office:value-type="float" office:value="2.8">
            <text:p>2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44192">
            <text:p>19844192</text:p>
          </table:table-cell>
          <table:table-cell office:value-type="float" office:value="168375325">
            <text:p>168375325</text:p>
          </table:table-cell>
          <table:table-cell office:value-type="string">
            <text:p>2011-06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226782416">
            <text:p>282267824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glükeemiline profiil ühtlane , veresuhkur 3</text:p>
          </table:table-cell>
          <table:table-cell office:value-type="string">
            <text:p>veresuhkur 3</text:p>
          </table:table-cell>
          <table:table-cell office:value-type="string">
            <text:p>-5 mmol/l päeva jooksul Al</text:p>
          </table:table-cell>
          <table:table-cell office:value-type="string">
            <text:p>veresuhkur</text:p>
          </table:table-cell>
          <table:table-cell table:style-name="Default"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0251">
            <text:p>16810251</text:p>
          </table:table-cell>
          <table:table-cell office:value-type="float" office:value="211387289">
            <text:p>211387289</text:p>
          </table:table-cell>
          <table:table-cell office:value-type="string">
            <text:p>2013-11-26</text:p>
          </table:table-cell>
          <table:table-cell office:value-type="string">
            <text:p>S</text:p>
          </table:table-cell>
          <table:table-cell office:value-type="string">
            <text:p>2013-11-20</text:p>
          </table:table-cell>
          <table:table-cell office:value-type="float" office:value="86776536199">
            <text:p>867765361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3 mmol/L</text:p>
          </table:table-cell>
          <table:table-cell office:value-type="string">
            <text:p><text:s/>! ( NEG )</text:p>
          </table:table-cell>
          <table:table-cell office:value-type="string">
            <text:p>Glükoos</text:p>
          </table:table-cell>
          <table:table-cell table:style-name="Default"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9152">
            <text:p>22299152</text:p>
          </table:table-cell>
          <table:table-cell office:value-type="float" office:value="193782758">
            <text:p>193782758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7-08</text:p>
          </table:table-cell>
          <table:table-cell office:value-type="float" office:value="673036197131">
            <text:p>6730361971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3 mmol/L</text:p>
          </table:table-cell>
          <table:table-cell office:value-type="string">
            <text:p><text:s/>! ( NEG )</text:p>
          </table:table-cell>
          <table:table-cell office:value-type="string">
            <text:p>Glükoos</text:p>
          </table:table-cell>
          <table:table-cell table:style-name="Default"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00524">
            <text:p>13400524</text:p>
          </table:table-cell>
          <table:table-cell office:value-type="float" office:value="216325421">
            <text:p>216325421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673030563258">
            <text:p>6730305632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3 mmol/L</text:p>
          </table:table-cell>
          <table:table-cell office:value-type="string">
            <text:p><text:s/>! ( NEG )</text:p>
          </table:table-cell>
          <table:table-cell office:value-type="string">
            <text:p>Glükoos</text:p>
          </table:table-cell>
          <table:table-cell table:style-name="Default"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93010">
            <text:p>18593010</text:p>
          </table:table-cell>
          <table:table-cell office:value-type="float" office:value="176638397">
            <text:p>176638397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408971036">
            <text:p>744089710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 laupäeval , halb enesetunne , veresuhkur 3 mmol/l</text:p>
          </table:table-cell>
          <table:table-cell office:value-type="string">
            <text:p>veresuhkur 3 mmol/l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5149">
            <text:p>775149</text:p>
          </table:table-cell>
          <table:table-cell office:value-type="float" office:value="142691864">
            <text:p>142691864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66928643817">
            <text:p>6692864381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/L ) S , P-CRP 213 ( &lt;5 mg/L ) S , P-Glükoos 3.7 ( mmol/L</text:p>
          </table:table-cell>
          <table:table-cell office:value-type="string">
            <text:p>S , P-Glükoos 3.7 ( mmol/L</text:p>
          </table:table-cell>
          <table:table-cell office:value-type="string">
            <text:p><text:s/>) Glomerulaarfiltratsiooni kiir</text:p>
          </table:table-cell>
          <table:table-cell office:value-type="string">
            <text:p>S , P-Glükoos</text:p>
          </table:table-cell>
          <table:table-cell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96631">
            <text:p>14596631</text:p>
          </table:table-cell>
          <table:table-cell office:value-type="float" office:value="156379027">
            <text:p>156379027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1-08-08</text:p>
          </table:table-cell>
          <table:table-cell office:value-type="float" office:value="39146441513">
            <text:p>391464415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3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5626">
            <text:p>16265626</text:p>
          </table:table-cell>
          <table:table-cell office:value-type="float" office:value="196988229">
            <text:p>196988229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2013-08-23</text:p>
          </table:table-cell>
          <table:table-cell office:value-type="float" office:value="93955379613">
            <text:p>939553796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3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4484">
            <text:p>7594484</text:p>
          </table:table-cell>
          <table:table-cell office:value-type="float" office:value="81343828">
            <text:p>81343828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976833436">
            <text:p>8697683343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* 25.01.2012 <text:s text:c="2"/>: Veresuhkur 3,8mmol/L</text:p>
          </table:table-cell>
          <table:table-cell office:value-type="string">
            <text:p>Veresuhkur 3,8mmol/L</text:p>
          </table:table-cell>
          <table:table-cell/>
          <table:table-cell office:value-type="string">
            <text:p>Veresuhkur</text:p>
          </table:table-cell>
          <table:table-cell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78478">
            <text:p>5978478</text:p>
          </table:table-cell>
          <table:table-cell office:value-type="float" office:value="84186408">
            <text:p>84186408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office:value-type="string">
            <text:p>2012-02-16</text:p>
          </table:table-cell>
          <table:table-cell office:value-type="float" office:value="44286640228">
            <text:p>4428664022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Valvetoas Gluc 3,8 mmol/l</text:p>
          </table:table-cell>
          <table:table-cell office:value-type="string">
            <text:p>s Gluc 3,8 mmol/l</text:p>
          </table:table-cell>
          <table:table-cell office:value-type="string">
            <text:p><text:s/>, kl veri , CRV korras</text:p>
          </table:table-cell>
          <table:table-cell office:value-type="string">
            <text:p>s Gluc</text:p>
          </table:table-cell>
          <table:table-cell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8269">
            <text:p>5518269</text:p>
          </table:table-cell>
          <table:table-cell office:value-type="float" office:value="82477926">
            <text:p>82477926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1-17</text:p>
          </table:table-cell>
          <table:table-cell office:value-type="float" office:value="68040842305">
            <text:p>6804084230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unnetas hüpot , karamell suhu , vs 3,8 mmol/l</text:p>
          </table:table-cell>
          <table:table-cell office:value-type="string">
            <text:p>vs 3,8 mmol/l</text:p>
          </table:table-cell>
          <table:table-cell/>
          <table:table-cell office:value-type="string">
            <text:p>vs</text:p>
          </table:table-cell>
          <table:table-cell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6425">
            <text:p>5226425</text:p>
          </table:table-cell>
          <table:table-cell office:value-type="float" office:value="134217408">
            <text:p>134217408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58334731514">
            <text:p>583347315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3.8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1629">
            <text:p>17191629</text:p>
          </table:table-cell>
          <table:table-cell office:value-type="float" office:value="174456355">
            <text:p>174456355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39868622490">
            <text:p>39868622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2.04.201316 : 32 : Glükoos 3.8 mmol/L</text:p>
          </table:table-cell>
          <table:table-cell office:value-type="string">
            <text:p>Glükoos 3.8 mmol/L</text:p>
          </table:table-cell>
          <table:table-cell office:value-type="string">
            <text:p><text:s/>, 22.04.201316 : 13 : HbA1c 5.4</text:p>
          </table:table-cell>
          <table:table-cell office:value-type="string">
            <text:p>Glükoos</text:p>
          </table:table-cell>
          <table:table-cell office:value-type="float" office:value="3.8">
            <text:p>3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2300">
            <text:p>2612300</text:p>
          </table:table-cell>
          <table:table-cell office:value-type="float" office:value="131385089">
            <text:p>131385089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533911994">
            <text:p>495339119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ool 5,82 ( Nkuni 5,2 mmol/l ) , veresuhkur 3,87</text:p>
          </table:table-cell>
          <table:table-cell office:value-type="string">
            <text:p>veresuhkur 3,87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3.87">
            <text:p>3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91920">
            <text:p>11391920</text:p>
          </table:table-cell>
          <table:table-cell office:value-type="float" office:value="157744454">
            <text:p>157744454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office:value-type="string">
            <text:p>2012-07-20</text:p>
          </table:table-cell>
          <table:table-cell office:value-type="float" office:value="44641824939">
            <text:p>446418249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3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36161">
            <text:p>18736161</text:p>
          </table:table-cell>
          <table:table-cell office:value-type="float" office:value="168233926">
            <text:p>168233926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0-01-06</text:p>
          </table:table-cell>
          <table:table-cell office:value-type="float" office:value="673041007938">
            <text:p>6730410079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6.01.2010 : Veresuhkur 3,9 mmol/l</text:p>
          </table:table-cell>
          <table:table-cell office:value-type="string">
            <text:p>Veresuhkur 3,9 mmol/l</text:p>
          </table:table-cell>
          <table:table-cell/>
          <table:table-cell office:value-type="string">
            <text:p>Veresuhkur</text:p>
          </table:table-cell>
          <table:table-cell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47759">
            <text:p>20747759</text:p>
          </table:table-cell>
          <table:table-cell office:value-type="float" office:value="194348505">
            <text:p>194348505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91778939411">
            <text:p>917789394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Päeviku alusel tühja kõhu veresuhkur 4.0</text:p>
          </table:table-cell>
          <table:table-cell office:value-type="string">
            <text:p>veresuhkur 4.0</text:p>
          </table:table-cell>
          <table:table-cell office:value-type="string">
            <text:p>-5.0 .</text:p>
          </table:table-cell>
          <table:table-cell office:value-type="string">
            <text:p>veresuhkur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51065">
            <text:p>14351065</text:p>
          </table:table-cell>
          <table:table-cell office:value-type="float" office:value="158058130">
            <text:p>158058130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88508643134">
            <text:p>885086431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fS , fP-Glükoos 4.0</text:p>
          </table:table-cell>
          <table:table-cell office:value-type="string">
            <text:p><text:s/>( 4.5 . 6.0 mmol/L )</text:p>
          </table:table-cell>
          <table:table-cell office:value-type="string">
            <text:p>fS , fP-Glükoos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0148">
            <text:p>300148</text:p>
          </table:table-cell>
          <table:table-cell office:value-type="float" office:value="123364458">
            <text:p>123364458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30</text:p>
          </table:table-cell>
          <table:table-cell office:value-type="float" office:value="87733272805">
            <text:p>877332728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0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77952">
            <text:p>20677952</text:p>
          </table:table-cell>
          <table:table-cell office:value-type="float" office:value="172155740">
            <text:p>172155740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30376392">
            <text:p>6730303763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Uriinis suhkur 4</text:p>
          </table:table-cell>
          <table:table-cell office:value-type="string">
            <text:p>s suhkur 4</text:p>
          </table:table-cell>
          <table:table-cell office:value-type="string">
            <text:p><text:s/>+</text:p>
          </table:table-cell>
          <table:table-cell office:value-type="string">
            <text:p>s suhkur</text:p>
          </table:table-cell>
          <table:table-cell table:style-name="Default"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3921">
            <text:p>11993921</text:p>
          </table:table-cell>
          <table:table-cell office:value-type="float" office:value="162577873">
            <text:p>162577873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673030453560">
            <text:p>6730304535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15826">
            <text:p>24715826</text:p>
          </table:table-cell>
          <table:table-cell office:value-type="float" office:value="201861243">
            <text:p>201861243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33434947460">
            <text:p>334349474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1">
            <text:p>4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82437">
            <text:p>17882437</text:p>
          </table:table-cell>
          <table:table-cell office:value-type="float" office:value="204925446">
            <text:p>204925446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420878054">
            <text:p>494208780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9.02 - RR - 122/74 mmHg , Glyc - 4,2 mmol/l</text:p>
          </table:table-cell>
          <table:table-cell office:value-type="string">
            <text:p>Glyc - 4,2 mmol/l</text:p>
          </table:table-cell>
          <table:table-cell/>
          <table:table-cell office:value-type="string">
            <text:p>Glyc</text:p>
          </table:table-cell>
          <table:table-cell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84610">
            <text:p>10884610</text:p>
          </table:table-cell>
          <table:table-cell office:value-type="float" office:value="176600356">
            <text:p>176600356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56657975123">
            <text:p>566579751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4315">
            <text:p>16444315</text:p>
          </table:table-cell>
          <table:table-cell office:value-type="float" office:value="167305322">
            <text:p>167305322</text:p>
          </table:table-cell>
          <table:table-cell office:value-type="string">
            <text:p>2013-03-18</text:p>
          </table:table-cell>
          <table:table-cell office:value-type="string">
            <text:p>S</text:p>
          </table:table-cell>
          <table:table-cell office:value-type="string">
            <text:p>2013-03-15</text:p>
          </table:table-cell>
          <table:table-cell office:value-type="float" office:value="29072827119">
            <text:p>290728271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16657">
            <text:p>22716657</text:p>
          </table:table-cell>
          <table:table-cell office:value-type="float" office:value="157778153">
            <text:p>157778153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53560984612">
            <text:p>535609846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S , P-Gluc 120 min ( 75g Gluc PO ) 4.2</text:p>
          </table:table-cell>
          <table:table-cell office:value-type="string">
            <text:p><text:s/>( &lt;7.8 mmol/L )</text:p>
          </table:table-cell>
          <table:table-cell office:value-type="string">
            <text:p>S , P-Gluc</text:p>
          </table:table-cell>
          <table:table-cell office:value-type="float" office:value="4.2">
            <text:p>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57970">
            <text:p>4657970</text:p>
          </table:table-cell>
          <table:table-cell office:value-type="float" office:value="81013027">
            <text:p>81013027</text:p>
          </table:table-cell>
          <table:table-cell office:value-type="string">
            <text:p>2012-01-10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51317129171">
            <text:p>513171291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2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80331">
            <text:p>20080331</text:p>
          </table:table-cell>
          <table:table-cell office:value-type="float" office:value="162801284">
            <text:p>162801284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83806341941">
            <text:p>838063419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7.09.2012 : Glükoos 4.3mmol/l</text:p>
          </table:table-cell>
          <table:table-cell office:value-type="string">
            <text:p>Glükoos 4.3mmol/l</text:p>
          </table:table-cell>
          <table:table-cell/>
          <table:table-cell office:value-type="string">
            <text:p>Glükoos</text:p>
          </table:table-cell>
          <table:table-cell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33761">
            <text:p>14033761</text:p>
          </table:table-cell>
          <table:table-cell office:value-type="float" office:value="157708138">
            <text:p>157708138</text:p>
          </table:table-cell>
          <table:table-cell office:value-type="string">
            <text:p>2012-09-22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74299632900">
            <text:p>742996329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3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72050">
            <text:p>18272050</text:p>
          </table:table-cell>
          <table:table-cell office:value-type="float" office:value="186806180">
            <text:p>186806180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30359953">
            <text:p>6730303599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7.05.201316 : 58 : Glükoos 4.3 mmol/L</text:p>
          </table:table-cell>
          <table:table-cell office:value-type="string">
            <text:p>Glükoos 4.3 mmol/L</text:p>
          </table:table-cell>
          <table:table-cell/>
          <table:table-cell office:value-type="string">
            <text:p>Glükoos</text:p>
          </table:table-cell>
          <table:table-cell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73121">
            <text:p>12773121</text:p>
          </table:table-cell>
          <table:table-cell office:value-type="float" office:value="157034117">
            <text:p>157034117</text:p>
          </table:table-cell>
          <table:table-cell office:value-type="string">
            <text:p>2012-06-28</text:p>
          </table:table-cell>
          <table:table-cell office:value-type="string">
            <text:p>A</text:p>
          </table:table-cell>
          <table:table-cell office:value-type="string">
            <text:p>2011-11-10</text:p>
          </table:table-cell>
          <table:table-cell office:value-type="float" office:value="673042586904">
            <text:p>6730425869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3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6479">
            <text:p>496479</text:p>
          </table:table-cell>
          <table:table-cell office:value-type="float" office:value="90505753">
            <text:p>90505753</text:p>
          </table:table-cell>
          <table:table-cell office:value-type="string">
            <text:p>2012-03-30</text:p>
          </table:table-cell>
          <table:table-cell office:value-type="string">
            <text:p>S</text:p>
          </table:table-cell>
          <table:table-cell office:value-type="string">
            <text:p>2012-03-25</text:p>
          </table:table-cell>
          <table:table-cell office:value-type="float" office:value="46143419291">
            <text:p>4614341929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68042">
            <text:p>23968042</text:p>
          </table:table-cell>
          <table:table-cell office:value-type="float" office:value="172977659">
            <text:p>172977659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35685381282">
            <text:p>356853812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47480">
            <text:p>4247480</text:p>
          </table:table-cell>
          <table:table-cell office:value-type="float" office:value="96008160">
            <text:p>96008160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2012-04-05</text:p>
          </table:table-cell>
          <table:table-cell office:value-type="float" office:value="87317432036">
            <text:p>873174320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3084">
            <text:p>643084</text:p>
          </table:table-cell>
          <table:table-cell office:value-type="float" office:value="143399081">
            <text:p>143399081</text:p>
          </table:table-cell>
          <table:table-cell office:value-type="string">
            <text:p>2012-10-10</text:p>
          </table:table-cell>
          <table:table-cell office:value-type="string">
            <text:p>S</text:p>
          </table:table-cell>
          <table:table-cell office:value-type="string">
            <text:p>2012-10-09</text:p>
          </table:table-cell>
          <table:table-cell office:value-type="float" office:value="31442550784">
            <text:p>3144255078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24515">
            <text:p>24524515</text:p>
          </table:table-cell>
          <table:table-cell office:value-type="float" office:value="157709221">
            <text:p>157709221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40923227849">
            <text:p>40923227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2033">
            <text:p>16852033</text:p>
          </table:table-cell>
          <table:table-cell office:value-type="float" office:value="175791873">
            <text:p>175791873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2013-04-08</text:p>
          </table:table-cell>
          <table:table-cell office:value-type="float" office:value="673035252919">
            <text:p>6730352529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6756">
            <text:p>12466756</text:p>
          </table:table-cell>
          <table:table-cell office:value-type="float" office:value="184220094">
            <text:p>18422009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673030471344">
            <text:p>6730304713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,9 ALT 55 AST 62 kol 4,3 GGT 13 VS 4,4</text:p>
          </table:table-cell>
          <table:table-cell office:value-type="string">
            <text:p>VS 4,4</text:p>
          </table:table-cell>
          <table:table-cell/>
          <table:table-cell office:value-type="string">
            <text:p>VS</text:p>
          </table:table-cell>
          <table:table-cell office:value-type="float" office:value="4.4">
            <text:p>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4435">
            <text:p>5824435</text:p>
          </table:table-cell>
          <table:table-cell office:value-type="float" office:value="152178068">
            <text:p>152178068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26599939283">
            <text:p>2659993928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- 4,4 mmol/l</text:p>
          </table:table-cell>
          <table:table-cell/>
          <table:table-cell office:value-type="string">
            <text:p>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80864">
            <text:p>7680864</text:p>
          </table:table-cell>
          <table:table-cell office:value-type="float" office:value="87186610">
            <text:p>87186610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45093539157">
            <text:p>4509353915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51627">
            <text:p>19751627</text:p>
          </table:table-cell>
          <table:table-cell office:value-type="float" office:value="161938032">
            <text:p>161938032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73043041927">
            <text:p>6730430419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013 : Kolesterool 5.4 mmol/L , Glükoos 4.4 mmol/L</text:p>
          </table:table-cell>
          <table:table-cell office:value-type="string">
            <text:p>Glükoos 4.4 mmol/L</text:p>
          </table:table-cell>
          <table:table-cell office:value-type="string">
            <text:p><text:s/>Seisund on stabiilne , ravi on </text:p>
          </table:table-cell>
          <table:table-cell office:value-type="string">
            <text:p>Glükoos</text:p>
          </table:table-cell>
          <table:table-cell office:value-type="float" office:value="4.4">
            <text:p>4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62329">
            <text:p>3562329</text:p>
          </table:table-cell>
          <table:table-cell office:value-type="float" office:value="151823366">
            <text:p>151823366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94974887196">
            <text:p>949748871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isatud TSH 1,580 , veresuhkur 4,48</text:p>
          </table:table-cell>
          <table:table-cell office:value-type="string">
            <text:p>veresuhkur 4,48</text:p>
          </table:table-cell>
          <table:table-cell office:value-type="string">
            <text:p><text:s/>, kol 6,24 , AST / ALT 35.9 / 6</text:p>
          </table:table-cell>
          <table:table-cell office:value-type="string">
            <text:p>veresuhkur</text:p>
          </table:table-cell>
          <table:table-cell table:style-name="Default" office:value-type="float" office:value="4.48">
            <text:p>4,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49662">
            <text:p>19849662</text:p>
          </table:table-cell>
          <table:table-cell office:value-type="float" office:value="158368222">
            <text:p>158368222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73046344274">
            <text:p>6730463442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3.01.2013 : veresuhkur 4,5</text:p>
          </table:table-cell>
          <table:table-cell office:value-type="string">
            <text:p>veresuhkur 4,5</text:p>
          </table:table-cell>
          <table:table-cell/>
          <table:table-cell office:value-type="string">
            <text:p>veresuhkur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80282">
            <text:p>12580282</text:p>
          </table:table-cell>
          <table:table-cell office:value-type="float" office:value="213773110">
            <text:p>213773110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92293880725">
            <text:p>922938807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37254">
            <text:p>23037254</text:p>
          </table:table-cell>
          <table:table-cell office:value-type="float" office:value="177201714">
            <text:p>177201714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24401899253">
            <text:p>244018992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76187">
            <text:p>11776187</text:p>
          </table:table-cell>
          <table:table-cell office:value-type="float" office:value="193782758">
            <text:p>193782758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6197131">
            <text:p>6730361971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70400">
            <text:p>7570400</text:p>
          </table:table-cell>
          <table:table-cell office:value-type="float" office:value="84744460">
            <text:p>84744460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25374573836">
            <text:p>2537457383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5 ( mmol/L</text:p>
          </table:table-cell>
          <table:table-cell office:value-type="string">
            <text:p><text:s/>) Kaela-õlavöötme piirkonna väs</text:p>
          </table:table-cell>
          <table:table-cell office:value-type="string">
            <text:p>S , P-Glükoos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1938">
            <text:p>591938</text:p>
          </table:table-cell>
          <table:table-cell office:value-type="float" office:value="136341597">
            <text:p>136341597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office:value-type="string">
            <text:p>2012-08-25</text:p>
          </table:table-cell>
          <table:table-cell office:value-type="float" office:value="23401458880">
            <text:p>234014588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39376">
            <text:p>17339376</text:p>
          </table:table-cell>
          <table:table-cell office:value-type="float" office:value="166281266">
            <text:p>166281266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1-02-03</text:p>
          </table:table-cell>
          <table:table-cell office:value-type="float" office:value="78678952395">
            <text:p>78678952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3.02.201114 : 40 : Glükoos plasmas 4.5 mmol/L</text:p>
          </table:table-cell>
          <table:table-cell office:value-type="string">
            <text:p>Glükoos plasmas 4.5 mmol/L</text:p>
          </table:table-cell>
          <table:table-cell/>
          <table:table-cell office:value-type="string">
            <text:p>Glükoos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13722">
            <text:p>7513722</text:p>
          </table:table-cell>
          <table:table-cell office:value-type="float" office:value="84713709">
            <text:p>84713709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64918536572">
            <text:p>649185365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3373">
            <text:p>16903373</text:p>
          </table:table-cell>
          <table:table-cell office:value-type="float" office:value="189942935">
            <text:p>189942935</text:p>
          </table:table-cell>
          <table:table-cell office:value-type="string">
            <text:p>2013-07-27</text:p>
          </table:table-cell>
          <table:table-cell office:value-type="string">
            <text:p>S</text:p>
          </table:table-cell>
          <table:table-cell office:value-type="string">
            <text:p>2013-07-26</text:p>
          </table:table-cell>
          <table:table-cell office:value-type="float" office:value="84044315819">
            <text:p>840443158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25950">
            <text:p>22925950</text:p>
          </table:table-cell>
          <table:table-cell office:value-type="float" office:value="157705714">
            <text:p>157705714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26243621731">
            <text:p>262436217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fS , fP-Gluc 0 min ( 75g Gluc PO ) 4.5</text:p>
          </table:table-cell>
          <table:table-cell office:value-type="string">
            <text:p><text:s/>( &lt;6.1 mmol/L )</text:p>
          </table:table-cell>
          <table:table-cell office:value-type="string">
            <text:p>fS , fP-Gluc</text:p>
          </table:table-cell>
          <table:table-cell office:value-type="float" office:value="4.5">
            <text:p>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7118">
            <text:p>2177118</text:p>
          </table:table-cell>
          <table:table-cell office:value-type="float" office:value="80754493">
            <text:p>80754493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262150935">
            <text:p>952621509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ne sõrmede treemor 12.01.2012 : Veresuhkur 4.5 mmol/l</text:p>
          </table:table-cell>
          <table:table-cell office:value-type="string">
            <text:p>Veresuhkur 4.5 mmol/l</text:p>
          </table:table-cell>
          <table:table-cell/>
          <table:table-cell office:value-type="string">
            <text:p>Veresuhkur</text:p>
          </table:table-cell>
          <table:table-cell office:value-type="float" office:value="4.5">
            <text:p>4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4609">
            <text:p>4514609</text:p>
          </table:table-cell>
          <table:table-cell office:value-type="float" office:value="81012572">
            <text:p>81012572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63394276967">
            <text:p>633942769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10.01.201200 : 00 ) VASTUSED : S , P-Glükoos 4.6 ( mmol/L</text:p>
          </table:table-cell>
          <table:table-cell office:value-type="string">
            <text:p>S , P-Glükoos 4.6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25908">
            <text:p>17925908</text:p>
          </table:table-cell>
          <table:table-cell office:value-type="float" office:value="155697872">
            <text:p>155697872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850793666">
            <text:p>138507936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4.6</text:p>
          </table:table-cell>
          <table:table-cell/>
          <table:table-cell office:value-type="string">
            <text:p>Veresuhkur</text:p>
          </table:table-cell>
          <table:table-cell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45042">
            <text:p>18745042</text:p>
          </table:table-cell>
          <table:table-cell office:value-type="float" office:value="211480785">
            <text:p>211480785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879363175">
            <text:p>21879363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e teostamine - veresuhkur , EKG VS 4,6 mmol/l</text:p>
          </table:table-cell>
          <table:table-cell office:value-type="string">
            <text:p>VS 4,6 mmol/l</text:p>
          </table:table-cell>
          <table:table-cell/>
          <table:table-cell office:value-type="string">
            <text:p>V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23499">
            <text:p>11123499</text:p>
          </table:table-cell>
          <table:table-cell office:value-type="float" office:value="190838186">
            <text:p>190838186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673041657363">
            <text:p>6730416573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73310">
            <text:p>6773310</text:p>
          </table:table-cell>
          <table:table-cell office:value-type="float" office:value="123372035">
            <text:p>123372035</text:p>
          </table:table-cell>
          <table:table-cell office:value-type="string">
            <text:p>2012-05-25</text:p>
          </table:table-cell>
          <table:table-cell office:value-type="string">
            <text:p>S</text:p>
          </table:table-cell>
          <table:table-cell office:value-type="string">
            <text:p>2012-05-16</text:p>
          </table:table-cell>
          <table:table-cell office:value-type="float" office:value="87836332390">
            <text:p>8783633239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6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90478">
            <text:p>22990478</text:p>
          </table:table-cell>
          <table:table-cell office:value-type="float" office:value="197617191">
            <text:p>197617191</text:p>
          </table:table-cell>
          <table:table-cell office:value-type="string">
            <text:p>2013-09-14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34753286061">
            <text:p>347532860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9400">
            <text:p>16889400</text:p>
          </table:table-cell>
          <table:table-cell office:value-type="float" office:value="168050215">
            <text:p>168050215</text:p>
          </table:table-cell>
          <table:table-cell office:value-type="string">
            <text:p>2013-03-21</text:p>
          </table:table-cell>
          <table:table-cell office:value-type="string">
            <text:p>S</text:p>
          </table:table-cell>
          <table:table-cell office:value-type="string">
            <text:p>2013-03-13</text:p>
          </table:table-cell>
          <table:table-cell office:value-type="float" office:value="40514172345">
            <text:p>405141723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16129">
            <text:p>14816129</text:p>
          </table:table-cell>
          <table:table-cell office:value-type="float" office:value="160441167">
            <text:p>16044116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673030352701">
            <text:p>6730303527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55323">
            <text:p>4455323</text:p>
          </table:table-cell>
          <table:table-cell office:value-type="float" office:value="86487041">
            <text:p>86487041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53351669084">
            <text:p>533516690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fS , fP-Glükoos 4.6</text:p>
          </table:table-cell>
          <table:table-cell office:value-type="string">
            <text:p><text:s/>( 4.5 . 6.0 mmol/L )</text:p>
          </table:table-cell>
          <table:table-cell office:value-type="string">
            <text:p>fS , fP-Glükoos</text:p>
          </table:table-cell>
          <table:table-cell office:value-type="float" office:value="4.6">
            <text:p>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38551">
            <text:p>22038551</text:p>
          </table:table-cell>
          <table:table-cell office:value-type="float" office:value="215995395">
            <text:p>215995395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44682599527">
            <text:p>446825995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31649">
            <text:p>11331649</text:p>
          </table:table-cell>
          <table:table-cell office:value-type="float" office:value="169208753">
            <text:p>169208753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435744451">
            <text:p>514357444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2571">
            <text:p>16452571</text:p>
          </table:table-cell>
          <table:table-cell office:value-type="float" office:value="187798494">
            <text:p>187798494</text:p>
          </table:table-cell>
          <table:table-cell office:value-type="string">
            <text:p>2013-07-11</text:p>
          </table:table-cell>
          <table:table-cell office:value-type="string">
            <text:p>S</text:p>
          </table:table-cell>
          <table:table-cell office:value-type="string">
            <text:p>2013-07-08</text:p>
          </table:table-cell>
          <table:table-cell office:value-type="float" office:value="673034019790">
            <text:p>6730340197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7 µmol/L ) , CRP 10 ( mg/L ) , Glükoos 4.6 ( mmol/L</text:p>
          </table:table-cell>
          <table:table-cell office:value-type="string">
            <text:p>Glükoos 4.6 ( mmol/L</text:p>
          </table:table-cell>
          <table:table-cell office:value-type="string">
            <text:p><text:s/>) , IgA 1.01 ↑ ( &lt;0.83 g/L ) , 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17352">
            <text:p>10617352</text:p>
          </table:table-cell>
          <table:table-cell office:value-type="float" office:value="155396404">
            <text:p>155396404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97876963932">
            <text:p>978769639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 OTSUS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34500">
            <text:p>10034500</text:p>
          </table:table-cell>
          <table:table-cell office:value-type="float" office:value="166908161">
            <text:p>166908161</text:p>
          </table:table-cell>
          <table:table-cell office:value-type="string">
            <text:p>2013-03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520894">
            <text:p>6730445208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K 3,5 mmol/l , Na 140 mmol/l , Glükoos 4,6 mmol/l</text:p>
          </table:table-cell>
          <table:table-cell office:value-type="string">
            <text:p>Glükoos 4,6 mmol/l</text:p>
          </table:table-cell>
          <table:table-cell office:value-type="string">
            <text:p><text:s/>, CRP 129 mg/l , Amülaas seerum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2144">
            <text:p>16842144</text:p>
          </table:table-cell>
          <table:table-cell office:value-type="float" office:value="180060669">
            <text:p>180060669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2013-05-28</text:p>
          </table:table-cell>
          <table:table-cell office:value-type="float" office:value="92519632203">
            <text:p>925196322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4143">
            <text:p>16764143</text:p>
          </table:table-cell>
          <table:table-cell office:value-type="float" office:value="178911978">
            <text:p>178911978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673045656561">
            <text:p>6730456565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92090">
            <text:p>14092090</text:p>
          </table:table-cell>
          <table:table-cell office:value-type="float" office:value="155394536">
            <text:p>155394536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431137">
            <text:p>6730474311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9511">
            <text:p>649511</text:p>
          </table:table-cell>
          <table:table-cell office:value-type="float" office:value="144376554">
            <text:p>144376554</text:p>
          </table:table-cell>
          <table:table-cell office:value-type="string">
            <text:p>2012-10-29</text:p>
          </table:table-cell>
          <table:table-cell office:value-type="string">
            <text:p>S</text:p>
          </table:table-cell>
          <table:table-cell office:value-type="string">
            <text:p>2012-10-13</text:p>
          </table:table-cell>
          <table:table-cell office:value-type="float" office:value="48833440080">
            <text:p>488334400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ol/L ) S , P-CRP 27 ( &lt;5 mg/L ) S , P-Glükoos 4.7 ( mmol/L</text:p>
          </table:table-cell>
          <table:table-cell office:value-type="string">
            <text:p>S , P-Glükoos 4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81988">
            <text:p>20581988</text:p>
          </table:table-cell>
          <table:table-cell office:value-type="float" office:value="163840639">
            <text:p>163840639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673030507906">
            <text:p>6730305079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2.10.2012 TSH 1,83 Hgb 128 VS 4,7</text:p>
          </table:table-cell>
          <table:table-cell office:value-type="string">
            <text:p>VS 4,7</text:p>
          </table:table-cell>
          <table:table-cell office:value-type="string">
            <text:p><text:s/>kol 5.08 kreat 66 ALT 8,8 AST 1</text:p>
          </table:table-cell>
          <table:table-cell office:value-type="string">
            <text:p>VS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39580">
            <text:p>22439580</text:p>
          </table:table-cell>
          <table:table-cell office:value-type="float" office:value="156352726">
            <text:p>156352726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71456613418">
            <text:p>714566134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69910">
            <text:p>11869910</text:p>
          </table:table-cell>
          <table:table-cell office:value-type="float" office:value="171021599">
            <text:p>171021599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5101160503">
            <text:p>651011605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52351">
            <text:p>19352351</text:p>
          </table:table-cell>
          <table:table-cell office:value-type="float" office:value="169187319">
            <text:p>169187319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673030325064">
            <text:p>6730303250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: Veresuhkur 4,7</text:p>
          </table:table-cell>
          <table:table-cell office:value-type="string">
            <text:p>Veresuhkur 4,7</text:p>
          </table:table-cell>
          <table:table-cell/>
          <table:table-cell office:value-type="string">
            <text:p>Veresuhkur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25115">
            <text:p>14725115</text:p>
          </table:table-cell>
          <table:table-cell office:value-type="float" office:value="219373819">
            <text:p>219373819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47253696">
            <text:p>6730472536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0381">
            <text:p>19880381</text:p>
          </table:table-cell>
          <table:table-cell office:value-type="float" office:value="168256021">
            <text:p>168256021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444160171">
            <text:p>11444160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7 mmol/L</text:p>
          </table:table-cell>
          <table:table-cell office:value-type="string">
            <text:p><text:s/>; Kolesterool 6.4 mmol/L ; LDL </text:p>
          </table:table-cell>
          <table:table-cell office:value-type="string">
            <text:p>Glükoos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307">
            <text:p>552307</text:p>
          </table:table-cell>
          <table:table-cell office:value-type="float" office:value="135224456">
            <text:p>135224456</text:p>
          </table:table-cell>
          <table:table-cell office:value-type="string">
            <text:p>2012-08-30</text:p>
          </table:table-cell>
          <table:table-cell office:value-type="string">
            <text:p>S</text:p>
          </table:table-cell>
          <table:table-cell office:value-type="string">
            <text:p>2012-08-02</text:p>
          </table:table-cell>
          <table:table-cell office:value-type="float" office:value="45905662232">
            <text:p>459056622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26548">
            <text:p>22826548</text:p>
          </table:table-cell>
          <table:table-cell office:value-type="float" office:value="158036655">
            <text:p>158036655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office:value-type="string">
            <text:p>2012-10-05</text:p>
          </table:table-cell>
          <table:table-cell office:value-type="float" office:value="95562479610">
            <text:p>955624796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83821">
            <text:p>13283821</text:p>
          </table:table-cell>
          <table:table-cell office:value-type="float" office:value="198471219">
            <text:p>198471219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20508133071">
            <text:p>205081330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7">
            <text:p>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4417">
            <text:p>1364417</text:p>
          </table:table-cell>
          <table:table-cell office:value-type="float" office:value="138594888">
            <text:p>138594888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5717530215">
            <text:p>55717530215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põeb diabeeti ( hüpogl ? ? ) , veresuhkur 4,7</text:p>
          </table:table-cell>
          <table:table-cell office:value-type="string">
            <text:p>veresuhkur 4,7</text:p>
          </table:table-cell>
          <table:table-cell office:value-type="string">
            <text:p><text:s/>kiirabis mõõdetuna</text:p>
          </table:table-cell>
          <table:table-cell office:value-type="string">
            <text:p>veresuhkur</text:p>
          </table:table-cell>
          <table:table-cell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71576">
            <text:p>16971576</text:p>
          </table:table-cell>
          <table:table-cell office:value-type="float" office:value="166078140">
            <text:p>166078140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89307286116">
            <text:p>893072861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3.08.2012 : Veresuhkur 4,8mmol/l</text:p>
          </table:table-cell>
          <table:table-cell office:value-type="string">
            <text:p>Veresuhkur 4,8mmol/l</text:p>
          </table:table-cell>
          <table:table-cell/>
          <table:table-cell office:value-type="string">
            <text:p>Veresuhkur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6147">
            <text:p>426147</text:p>
          </table:table-cell>
          <table:table-cell office:value-type="float" office:value="95715331">
            <text:p>95715331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25</text:p>
          </table:table-cell>
          <table:table-cell office:value-type="float" office:value="65419372767">
            <text:p>654193727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8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19899">
            <text:p>17719899</text:p>
          </table:table-cell>
          <table:table-cell office:value-type="float" office:value="196822995">
            <text:p>196822995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540651637">
            <text:p>835406516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3 : soovib retsepte19.08.2013 : Veresuhkur 4,8</text:p>
          </table:table-cell>
          <table:table-cell office:value-type="string">
            <text:p>Veresuhkur 4,8</text:p>
          </table:table-cell>
          <table:table-cell/>
          <table:table-cell office:value-type="string">
            <text:p>Veresuhkur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5499">
            <text:p>17875499</text:p>
          </table:table-cell>
          <table:table-cell office:value-type="float" office:value="215551291">
            <text:p>215551291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01196">
            <text:p>6730305011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= 4,8mmol/l</text:p>
          </table:table-cell>
          <table:table-cell/>
          <table:table-cell office:value-type="string">
            <text:p>veresuhkur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37231">
            <text:p>8637231</text:p>
          </table:table-cell>
          <table:table-cell office:value-type="float" office:value="138483257">
            <text:p>138483257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96682571803">
            <text:p>9668257180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fS , fP-Gluc 0 min ( 75g Gluc PO ) 4.8</text:p>
          </table:table-cell>
          <table:table-cell office:value-type="string">
            <text:p><text:s/>( &lt;6.1 mmol/L )</text:p>
          </table:table-cell>
          <table:table-cell office:value-type="string">
            <text:p>fS , fP-Gluc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4247">
            <text:p>19164247</text:p>
          </table:table-cell>
          <table:table-cell office:value-type="float" office:value="157044623">
            <text:p>157044623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80030035432">
            <text:p>800300354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3.01.201314 : 04 : Glükoos plasmas 4.8 mmol/L</text:p>
          </table:table-cell>
          <table:table-cell office:value-type="string">
            <text:p>Glükoos plasmas 4.8 mmol/L</text:p>
          </table:table-cell>
          <table:table-cell/>
          <table:table-cell office:value-type="string">
            <text:p>Glükoos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47666">
            <text:p>16947666</text:p>
          </table:table-cell>
          <table:table-cell office:value-type="float" office:value="169548807">
            <text:p>169548807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537327156">
            <text:p>955373271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: 4,8</text:p>
          </table:table-cell>
          <table:table-cell/>
          <table:table-cell office:value-type="string">
            <text:p>Veresuhkur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76609">
            <text:p>23576609</text:p>
          </table:table-cell>
          <table:table-cell office:value-type="float" office:value="163316331">
            <text:p>163316331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83750594796">
            <text:p>83750594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8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3944">
            <text:p>583944</text:p>
          </table:table-cell>
          <table:table-cell office:value-type="float" office:value="123710331">
            <text:p>123710331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25</text:p>
          </table:table-cell>
          <table:table-cell office:value-type="float" office:value="97207146891">
            <text:p>9720714689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03 CSF-Gluc/S , P-Gluc 0.667 , S , P-Glükoos 4.8 ( mmol/L</text:p>
          </table:table-cell>
          <table:table-cell office:value-type="string">
            <text:p>S , P-Glükoos 4.8 ( mmol/L</text:p>
          </table:table-cell>
          <table:table-cell office:value-type="string">
            <text:p><text:s/>) , CSF-Glükoos 3.2 ( 3.3 . 4.4</text:p>
          </table:table-cell>
          <table:table-cell office:value-type="string">
            <text:p>S , P-Glükoos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41412">
            <text:p>3741412</text:p>
          </table:table-cell>
          <table:table-cell office:value-type="float" office:value="154309164">
            <text:p>154309164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73775842517">
            <text:p>737758425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äna kell 5.30 oli kõht tühi ja VS oli 4,8</text:p>
          </table:table-cell>
          <table:table-cell office:value-type="string">
            <text:p>VS oli 4,8</text:p>
          </table:table-cell>
          <table:table-cell office:value-type="string">
            <text:p><text:s/>.</text:p>
          </table:table-cell>
          <table:table-cell office:value-type="string">
            <text:p>VS</text:p>
          </table:table-cell>
          <table:table-cell office:value-type="float" office:value="4.8">
            <text:p>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4574">
            <text:p>424574</text:p>
          </table:table-cell>
          <table:table-cell office:value-type="float" office:value="152462887">
            <text:p>152462887</text:p>
          </table:table-cell>
          <table:table-cell office:value-type="string">
            <text:p>2012-12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352730848">
            <text:p>603527308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 , ASAT 27 U/L , ALAT 10 U/L , veresuhkur 4.8 mmol/L</text:p>
          </table:table-cell>
          <table:table-cell office:value-type="string">
            <text:p>veresuhkur 4.8 mmol/L</text:p>
          </table:table-cell>
          <table:table-cell office:value-type="string">
            <text:p><text:s/>- 28.11.2012 veregrupp : 0 / Rh</text:p>
          </table:table-cell>
          <table:table-cell office:value-type="string">
            <text:p>veresuhkur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53999">
            <text:p>11453999</text:p>
          </table:table-cell>
          <table:table-cell office:value-type="float" office:value="174267957">
            <text:p>174267957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37765565932">
            <text:p>377655659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8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8">
            <text:p>4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7444">
            <text:p>3057444</text:p>
          </table:table-cell>
          <table:table-cell office:value-type="float" office:value="127444565">
            <text:p>127444565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94322832476">
            <text:p>943228324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7.03.2012 enne rasestumist VS 4,9</text:p>
          </table:table-cell>
          <table:table-cell office:value-type="string">
            <text:p>VS 4,9</text:p>
          </table:table-cell>
          <table:table-cell office:value-type="string">
            <text:p><text:s/>.</text:p>
          </table:table-cell>
          <table:table-cell office:value-type="string">
            <text:p>VS</text:p>
          </table:table-cell>
          <table:table-cell office:value-type="float" office:value="4.9">
            <text:p>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3478">
            <text:p>16393478</text:p>
          </table:table-cell>
          <table:table-cell office:value-type="float" office:value="172964444">
            <text:p>172964444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office:value-type="string">
            <text:p>2013-04-16</text:p>
          </table:table-cell>
          <table:table-cell office:value-type="float" office:value="17241746262">
            <text:p>172417462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4.5 mmol/L ) CRP 13 ( &lt;5 mg/L ) Glükoos 4.9 ( mmol/L</text:p>
          </table:table-cell>
          <table:table-cell office:value-type="string">
            <text:p>Glükoos 4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4876">
            <text:p>634876</text:p>
          </table:table-cell>
          <table:table-cell office:value-type="float" office:value="149887473">
            <text:p>149887473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9</text:p>
          </table:table-cell>
          <table:table-cell office:value-type="float" office:value="86843691903">
            <text:p>868436919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4779">
            <text:p>16604779</text:p>
          </table:table-cell>
          <table:table-cell office:value-type="float" office:value="214285440">
            <text:p>214285440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office:value-type="string">
            <text:p>2013-12-05</text:p>
          </table:table-cell>
          <table:table-cell office:value-type="float" office:value="46170399912">
            <text:p>461703999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at 1.79 ( 1.05 . 1.80 mmol/L ) Glükoos 4.9 ( mmol/L</text:p>
          </table:table-cell>
          <table:table-cell office:value-type="string">
            <text:p>Glükoos 4.9 ( mmol/L</text:p>
          </table:table-cell>
          <table:table-cell office:value-type="string">
            <text:p><text:s/>) Kreatiniin 35 ( 28 . 52 µmol/</text:p>
          </table:table-cell>
          <table:table-cell office:value-type="string">
            <text:p>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013">
            <text:p>421013</text:p>
          </table:table-cell>
          <table:table-cell office:value-type="float" office:value="140845249">
            <text:p>140845249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office:value-type="string">
            <text:p>2012-09-18</text:p>
          </table:table-cell>
          <table:table-cell office:value-type="float" office:value="39016637918">
            <text:p>390166379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05806">
            <text:p>3305806</text:p>
          </table:table-cell>
          <table:table-cell office:value-type="float" office:value="90617096">
            <text:p>90617096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361098494">
            <text:p>943610984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NALÜÜSIDE VASTUSED : S , P-Glükoos 4.9 ( mmol/L</text:p>
          </table:table-cell>
          <table:table-cell office:value-type="string">
            <text:p>S , P-Glükoos 4.9 ( mmol/L</text:p>
          </table:table-cell>
          <table:table-cell office:value-type="string">
            <text:p><text:s/>) , S , P-Kreatiniin 52 ( 44 . </text:p>
          </table:table-cell>
          <table:table-cell office:value-type="string">
            <text:p>S , P-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89558">
            <text:p>19489558</text:p>
          </table:table-cell>
          <table:table-cell office:value-type="float" office:value="184962180">
            <text:p>184962180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819265812">
            <text:p>568192658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orratud mõõtmist - vs 4,9</text:p>
          </table:table-cell>
          <table:table-cell office:value-type="string">
            <text:p>vs 4,9</text:p>
          </table:table-cell>
          <table:table-cell office:value-type="string">
            <text:p><text:s/>.</text:p>
          </table:table-cell>
          <table:table-cell office:value-type="string">
            <text:p>vs</text:p>
          </table:table-cell>
          <table:table-cell office:value-type="float" office:value="4.9">
            <text:p>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03312">
            <text:p>13703312</text:p>
          </table:table-cell>
          <table:table-cell office:value-type="float" office:value="212344475">
            <text:p>212344475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33538742178">
            <text:p>335387421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46767">
            <text:p>8246767</text:p>
          </table:table-cell>
          <table:table-cell office:value-type="float" office:value="144480960">
            <text:p>144480960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19887319535">
            <text:p>1988731953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3211">
            <text:p>1763211</text:p>
          </table:table-cell>
          <table:table-cell office:value-type="float" office:value="122902878">
            <text:p>122902878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528660244">
            <text:p>95528660244</text:p>
          </table:table-cell>
          <table:table-cell office:value-type="string">
            <text:p>original</text:p>
          </table:table-cell>
          <table:table-cell office:value-type="string">
            <text:p>a_regime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valgevere valem normi piires , veresuhkur 4,9 mmol/l</text:p>
          </table:table-cell>
          <table:table-cell office:value-type="string">
            <text:p>veresuhkur 4,9 mmol/l</text:p>
          </table:table-cell>
          <table:table-cell office:value-type="string">
            <text:p><text:s/>normi piires , uriini analüüs a</text:p>
          </table:table-cell>
          <table:table-cell office:value-type="string">
            <text:p>veresuhkur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470">
            <text:p>582470</text:p>
          </table:table-cell>
          <table:table-cell office:value-type="float" office:value="145807116">
            <text:p>145807116</text:p>
          </table:table-cell>
          <table:table-cell office:value-type="string">
            <text:p>2012-11-02</text:p>
          </table:table-cell>
          <table:table-cell office:value-type="string">
            <text:p>S</text:p>
          </table:table-cell>
          <table:table-cell office:value-type="string">
            <text:p>2012-10-23</text:p>
          </table:table-cell>
          <table:table-cell office:value-type="float" office:value="54066275679">
            <text:p>540662756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6765">
            <text:p>21556765</text:p>
          </table:table-cell>
          <table:table-cell office:value-type="float" office:value="198538521">
            <text:p>198538521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50847291486">
            <text:p>508472914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04299">
            <text:p>12304299</text:p>
          </table:table-cell>
          <table:table-cell office:value-type="float" office:value="182575718">
            <text:p>182575718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21424067063">
            <text:p>214240670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9823">
            <text:p>5179823</text:p>
          </table:table-cell>
          <table:table-cell office:value-type="float" office:value="138442395">
            <text:p>138442395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95165364717">
            <text:p>951653647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26062">
            <text:p>12126062</text:p>
          </table:table-cell>
          <table:table-cell office:value-type="float" office:value="202615767">
            <text:p>202615767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9311">
            <text:p>6730303493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3 <text:s text:c="2"/>: Visus prillidega 1,0/1,0 VS 4,9mmol/l</text:p>
          </table:table-cell>
          <table:table-cell office:value-type="string">
            <text:p>VS 4,9mmol/l</text:p>
          </table:table-cell>
          <table:table-cell office:value-type="string">
            <text:p><text:s/>RR115/70mmHg</text:p>
          </table:table-cell>
          <table:table-cell office:value-type="string">
            <text:p>V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1021">
            <text:p>811021</text:p>
          </table:table-cell>
          <table:table-cell office:value-type="float" office:value="87153474">
            <text:p>87153474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2012-03-06</text:p>
          </table:table-cell>
          <table:table-cell office:value-type="float" office:value="97451985552">
            <text:p>974519855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4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57698">
            <text:p>14657698</text:p>
          </table:table-cell>
          <table:table-cell office:value-type="float" office:value="181236263">
            <text:p>181236263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85558668074">
            <text:p>855586680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87957">
            <text:p>24587957</text:p>
          </table:table-cell>
          <table:table-cell office:value-type="float" office:value="203835297">
            <text:p>203835297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42238356">
            <text:p>6730422383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9427">
            <text:p>16499427</text:p>
          </table:table-cell>
          <table:table-cell office:value-type="float" office:value="180640897">
            <text:p>180640897</text:p>
          </table:table-cell>
          <table:table-cell office:value-type="string">
            <text:p>2013-05-30</text:p>
          </table:table-cell>
          <table:table-cell office:value-type="string">
            <text:p>S</text:p>
          </table:table-cell>
          <table:table-cell office:value-type="string">
            <text:p>2013-05-20</text:p>
          </table:table-cell>
          <table:table-cell office:value-type="float" office:value="673033709638">
            <text:p>6730337096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6 ( &lt;32 U/L ) CRP 1 ( &lt;5 mg/L ) Glükoos 4.9 ( mmol/L</text:p>
          </table:table-cell>
          <table:table-cell office:value-type="string">
            <text:p>Glükoos 4.9 ( mmol/L</text:p>
          </table:table-cell>
          <table:table-cell office:value-type="string">
            <text:p><text:s/>) eGFR 87 ( &gt; 90 mL/min/1.73m2 </text:p>
          </table:table-cell>
          <table:table-cell office:value-type="string">
            <text:p>Glükoos</text:p>
          </table:table-cell>
          <table:table-cell office:value-type="float" office:value="4.9">
            <text:p>4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84621">
            <text:p>13184621</text:p>
          </table:table-cell>
          <table:table-cell office:value-type="float" office:value="195973589">
            <text:p>195973589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67914544567">
            <text:p>679145445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136">
            <text:p>2398136</text:p>
          </table:table-cell>
          <table:table-cell office:value-type="float" office:value="138641863">
            <text:p>138641863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440011317">
            <text:p>864400113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S 5.0mmol/L</text:p>
          </table:table-cell>
          <table:table-cell/>
          <table:table-cell office:value-type="string">
            <text:p>V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5488">
            <text:p>4695488</text:p>
          </table:table-cell>
          <table:table-cell office:value-type="float" office:value="133288407">
            <text:p>133288407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32117339255">
            <text:p>321173392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</text:p>
          </table:table-cell>
          <table:table-cell office:value-type="string">
            <text:p>-10 mmol/l , paaril korral läinu</text:p>
          </table:table-cell>
          <table:table-cell office:value-type="string">
            <text:p>Veresuhkur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5919">
            <text:p>23985919</text:p>
          </table:table-cell>
          <table:table-cell office:value-type="float" office:value="168916372">
            <text:p>168916372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673040559084">
            <text:p>6730405590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25709">
            <text:p>18625709</text:p>
          </table:table-cell>
          <table:table-cell office:value-type="float" office:value="158234637">
            <text:p>158234637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798438">
            <text:p>673030798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,0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2893">
            <text:p>782893</text:p>
          </table:table-cell>
          <table:table-cell office:value-type="float" office:value="81639786">
            <text:p>81639786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office:value-type="string">
            <text:p>2012-01-16</text:p>
          </table:table-cell>
          <table:table-cell office:value-type="float" office:value="18526524788">
            <text:p>185265247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at 1.11 ( 0.87 . 1.45 mmol/L ) S , P-Glükoos 5.0 ( mmol/L</text:p>
          </table:table-cell>
          <table:table-cell office:value-type="string">
            <text:p>S , P-Glükoos 5.0 ( mmol/L</text:p>
          </table:table-cell>
          <table:table-cell office:value-type="string">
            <text:p><text:s/>) Glomerulaarfiltratsiooni kiir</text:p>
          </table:table-cell>
          <table:table-cell office:value-type="string">
            <text:p>S , P-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35562">
            <text:p>19935562</text:p>
          </table:table-cell>
          <table:table-cell office:value-type="float" office:value="160990355">
            <text:p>160990355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97867817362">
            <text:p>978678173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n 146 g/L , 29.01.201315 : 22 : Glükoos 5.0 mmol/L</text:p>
          </table:table-cell>
          <table:table-cell office:value-type="string">
            <text:p>Glükoos 5.0 mmol/L</text:p>
          </table:table-cell>
          <table:table-cell office:value-type="string">
            <text:p><text:s/>, 29.01.201317 : 12 : HbA1c 5.3</text:p>
          </table:table-cell>
          <table:table-cell office:value-type="string">
            <text:p>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90103">
            <text:p>21690103</text:p>
          </table:table-cell>
          <table:table-cell office:value-type="float" office:value="158963566">
            <text:p>158963566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29157434432">
            <text:p>291574344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</text:p>
          </table:table-cell>
          <table:table-cell office:value-type="string">
            <text:p>-10 mmol/l , ei ühti HbA1c tasem</text:p>
          </table:table-cell>
          <table:table-cell office:value-type="string">
            <text:p>Veresuhkur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6614">
            <text:p>2636614</text:p>
          </table:table-cell>
          <table:table-cell office:value-type="float" office:value="142704370">
            <text:p>142704370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14629714126">
            <text:p>146297141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rrin 2.78 , Raud 15.6 - on normis glukoos 5</text:p>
          </table:table-cell>
          <table:table-cell office:value-type="string">
            <text:p>s glukoos 5</text:p>
          </table:table-cell>
          <table:table-cell office:value-type="string">
            <text:p><text:s/>-3 , koles 5- 5 , Na -143 , K-4</text:p>
          </table:table-cell>
          <table:table-cell office:value-type="string">
            <text:p>s glukoos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48993">
            <text:p>23648993</text:p>
          </table:table-cell>
          <table:table-cell office:value-type="float" office:value="158003774">
            <text:p>158003774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83835799914">
            <text:p>83835799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fS , fP-Glükoos 5.0</text:p>
          </table:table-cell>
          <table:table-cell office:value-type="string">
            <text:p><text:s/>( 4.5 . 6.0 mmol/L )</text:p>
          </table:table-cell>
          <table:table-cell office:value-type="string">
            <text:p>fS , fP-Glükoos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9482">
            <text:p>18989482</text:p>
          </table:table-cell>
          <table:table-cell office:value-type="float" office:value="176274415">
            <text:p>17627441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17097448553">
            <text:p>170974485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30.04.201310 : 38 : 58 : Glükoos 5.0 mmol/L</text:p>
          </table:table-cell>
          <table:table-cell office:value-type="string">
            <text:p>Glükoos 5.0 mmol/L</text:p>
          </table:table-cell>
          <table:table-cell/>
          <table:table-cell office:value-type="string">
            <text:p>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23300">
            <text:p>13423300</text:p>
          </table:table-cell>
          <table:table-cell office:value-type="float" office:value="180253685">
            <text:p>180253685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46120791119">
            <text:p>461207911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6209">
            <text:p>516209</text:p>
          </table:table-cell>
          <table:table-cell office:value-type="float" office:value="95659101">
            <text:p>95659101</text:p>
          </table:table-cell>
          <table:table-cell office:value-type="string">
            <text:p>2012-04-15</text:p>
          </table:table-cell>
          <table:table-cell office:value-type="string">
            <text:p>S</text:p>
          </table:table-cell>
          <table:table-cell office:value-type="string">
            <text:p>2012-04-10</text:p>
          </table:table-cell>
          <table:table-cell office:value-type="float" office:value="91700013426">
            <text:p>9170001342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0 ( mmol/L</text:p>
          </table:table-cell>
          <table:table-cell office:value-type="string">
            <text:p><text:s/>) Glomerulaarfiltratsiooni kiir</text:p>
          </table:table-cell>
          <table:table-cell office:value-type="string">
            <text:p>S , P-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4661">
            <text:p>18474661</text:p>
          </table:table-cell>
          <table:table-cell office:value-type="float" office:value="168059644">
            <text:p>168059644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673030349809">
            <text:p>6730303498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0.03.201313 : 05 : Glükoos plasmas 5.0 mmol/L</text:p>
          </table:table-cell>
          <table:table-cell office:value-type="string">
            <text:p>Glükoos plasmas 5.0 mmol/L</text:p>
          </table:table-cell>
          <table:table-cell/>
          <table:table-cell office:value-type="string">
            <text:p>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10042">
            <text:p>7010042</text:p>
          </table:table-cell>
          <table:table-cell office:value-type="float" office:value="96011520">
            <text:p>96011520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60885024698">
            <text:p>608850246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09.04.201200 : 00 ) VASTUSED : S , P-Glükoos 5.0 ( mmol/L</text:p>
          </table:table-cell>
          <table:table-cell office:value-type="string">
            <text:p>S , P-Glükoos 5.0 ( mmol/L</text:p>
          </table:table-cell>
          <table:table-cell office:value-type="string">
            <text:p><text:s/>) Kolesterool 6.7 ( 3.9 . 7.8 m</text:p>
          </table:table-cell>
          <table:table-cell office:value-type="string">
            <text:p>S , P-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17731">
            <text:p>17117731</text:p>
          </table:table-cell>
          <table:table-cell office:value-type="float" office:value="177373739">
            <text:p>177373739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195997462">
            <text:p>34195997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, 3.05.201316 : 48 : Glükoos 5.0 mmol/L</text:p>
          </table:table-cell>
          <table:table-cell office:value-type="string">
            <text:p>Glükoos 5.0 mmol/L</text:p>
          </table:table-cell>
          <table:table-cell office:value-type="string">
            <text:p><text:s/>, 13.05.201316 : 44 : HbA1c 5.8</text:p>
          </table:table-cell>
          <table:table-cell office:value-type="string">
            <text:p>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0096">
            <text:p>610096</text:p>
          </table:table-cell>
          <table:table-cell office:value-type="float" office:value="149880320">
            <text:p>149880320</text:p>
          </table:table-cell>
          <table:table-cell office:value-type="string">
            <text:p>2012-11-22</text:p>
          </table:table-cell>
          <table:table-cell office:value-type="string">
            <text:p>S</text:p>
          </table:table-cell>
          <table:table-cell office:value-type="string">
            <text:p>2012-11-12</text:p>
          </table:table-cell>
          <table:table-cell office:value-type="float" office:value="34312297746">
            <text:p>343122977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0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357">
            <text:p>650357</text:p>
          </table:table-cell>
          <table:table-cell office:value-type="float" office:value="148391537">
            <text:p>148391537</text:p>
          </table:table-cell>
          <table:table-cell office:value-type="string">
            <text:p>2012-11-16</text:p>
          </table:table-cell>
          <table:table-cell office:value-type="string">
            <text:p>S</text:p>
          </table:table-cell>
          <table:table-cell office:value-type="string">
            <text:p>2012-10-23</text:p>
          </table:table-cell>
          <table:table-cell office:value-type="float" office:value="37406767373">
            <text:p>374067673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U/L ) , S , P-CRP &lt;1 ( mg/L ) , S , P-Glükoos 5.0 ( mmol/L</text:p>
          </table:table-cell>
          <table:table-cell office:value-type="string">
            <text:p>S , P-Glükoos 5.0 ( mmol/L</text:p>
          </table:table-cell>
          <table:table-cell office:value-type="string">
            <text:p><text:s/>) , S , P-Kreatiniin 26 ( 21 . </text:p>
          </table:table-cell>
          <table:table-cell office:value-type="string">
            <text:p>S , P-Glükoos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03246">
            <text:p>17803246</text:p>
          </table:table-cell>
          <table:table-cell office:value-type="float" office:value="169388121">
            <text:p>169388121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19742157075">
            <text:p>197421570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2.03.2013 : Veresuhkur 5,0</text:p>
          </table:table-cell>
          <table:table-cell office:value-type="string">
            <text:p>Veresuhkur 5,0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74484">
            <text:p>3074484</text:p>
          </table:table-cell>
          <table:table-cell office:value-type="float" office:value="120139933">
            <text:p>120139933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2010-03-31</text:p>
          </table:table-cell>
          <table:table-cell office:value-type="float" office:value="16369084269">
            <text:p>163690842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01031.03.2010 Glükoos seerumis S-Gluc 5,02 mmol/L</text:p>
          </table:table-cell>
          <table:table-cell office:value-type="string">
            <text:p>S-Gluc 5,02 mmol/L</text:p>
          </table:table-cell>
          <table:table-cell office:value-type="string">
            <text:p><text:s/>3.9-6,4</text:p>
          </table:table-cell>
          <table:table-cell office:value-type="string">
            <text:p>S-Gluc</text:p>
          </table:table-cell>
          <table:table-cell office:value-type="float" office:value="5.02">
            <text:p>5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17329">
            <text:p>17717329</text:p>
          </table:table-cell>
          <table:table-cell office:value-type="float" office:value="195541350">
            <text:p>195541350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26922192000">
            <text:p>269221920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4.07.201311 : 54 : 07 : glükoos paastuveres 5.03</text:p>
          </table:table-cell>
          <table:table-cell office:value-type="string">
            <text:p>glükoos paastuveres 5.03</text:p>
          </table:table-cell>
          <table:table-cell/>
          <table:table-cell office:value-type="string">
            <text:p>glükoos</text:p>
          </table:table-cell>
          <table:table-cell office:value-type="float" office:value="5.03">
            <text:p>5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12454">
            <text:p>17612454</text:p>
          </table:table-cell>
          <table:table-cell office:value-type="float" office:value="185705010">
            <text:p>185705010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39448416112">
            <text:p>394484161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7.06.201311 : 56 : glükoos paastuveres 5.06</text:p>
          </table:table-cell>
          <table:table-cell office:value-type="string">
            <text:p>glükoos paastuveres 5.06</text:p>
          </table:table-cell>
          <table:table-cell/>
          <table:table-cell office:value-type="string">
            <text:p>glükoos</text:p>
          </table:table-cell>
          <table:table-cell office:value-type="float" office:value="5.06">
            <text:p>5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9622">
            <text:p>16479622</text:p>
          </table:table-cell>
          <table:table-cell office:value-type="float" office:value="166882195">
            <text:p>166882195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office:value-type="string">
            <text:p>2013-03-08</text:p>
          </table:table-cell>
          <table:table-cell office:value-type="float" office:value="83039239851">
            <text:p>8303923985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78334">
            <text:p>23878334</text:p>
          </table:table-cell>
          <table:table-cell office:value-type="float" office:value="165407439">
            <text:p>165407439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97418525693">
            <text:p>974185256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0771">
            <text:p>16640771</text:p>
          </table:table-cell>
          <table:table-cell office:value-type="float" office:value="178338766">
            <text:p>178338766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4-19</text:p>
          </table:table-cell>
          <table:table-cell office:value-type="float" office:value="30608454931">
            <text:p>306084549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28720">
            <text:p>4328720</text:p>
          </table:table-cell>
          <table:table-cell office:value-type="float" office:value="95998995">
            <text:p>95998995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65013634934">
            <text:p>650136349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1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59415">
            <text:p>13559415</text:p>
          </table:table-cell>
          <table:table-cell office:value-type="float" office:value="197007171">
            <text:p>197007171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69520263391">
            <text:p>695202633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32670">
            <text:p>16932670</text:p>
          </table:table-cell>
          <table:table-cell office:value-type="float" office:value="165378993">
            <text:p>165378993</text:p>
          </table:table-cell>
          <table:table-cell office:value-type="string">
            <text:p>2013-03-05</text:p>
          </table:table-cell>
          <table:table-cell office:value-type="string">
            <text:p>S</text:p>
          </table:table-cell>
          <table:table-cell office:value-type="string">
            <text:p>2013-02-05</text:p>
          </table:table-cell>
          <table:table-cell office:value-type="float" office:value="673044010536">
            <text:p>6730440105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53822">
            <text:p>17753822</text:p>
          </table:table-cell>
          <table:table-cell office:value-type="float" office:value="168058784">
            <text:p>168058784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73030377692">
            <text:p>6730303776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8.03.201315 : 31 : Glükoos 5.1 mmol/L</text:p>
          </table:table-cell>
          <table:table-cell office:value-type="string">
            <text:p>Glükoos 5.1 mmol/L</text:p>
          </table:table-cell>
          <table:table-cell/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2988">
            <text:p>16602988</text:p>
          </table:table-cell>
          <table:table-cell office:value-type="float" office:value="169162715">
            <text:p>169162715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office:value-type="string">
            <text:p>2013-03-05</text:p>
          </table:table-cell>
          <table:table-cell office:value-type="float" office:value="673046470132">
            <text:p>6730464701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83462">
            <text:p>17083462</text:p>
          </table:table-cell>
          <table:table-cell office:value-type="float" office:value="158589258">
            <text:p>158589258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673031951031">
            <text:p>6730319510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0.01.201314 : 16 : 49 : Glükoos 5.1 mmol/L</text:p>
          </table:table-cell>
          <table:table-cell office:value-type="string">
            <text:p>Glükoos 5.1 mmol/L</text:p>
          </table:table-cell>
          <table:table-cell/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93271">
            <text:p>17893271</text:p>
          </table:table-cell>
          <table:table-cell office:value-type="float" office:value="183408858">
            <text:p>183408858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42857559365">
            <text:p>428575593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3.06.201312 : 52 : Glükoos 5.1 mmol/L</text:p>
          </table:table-cell>
          <table:table-cell office:value-type="string">
            <text:p>Glükoos 5.1 mmol/L</text:p>
          </table:table-cell>
          <table:table-cell/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08994">
            <text:p>8108994</text:p>
          </table:table-cell>
          <table:table-cell office:value-type="float" office:value="147497676">
            <text:p>147497676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23752616939">
            <text:p>2375261693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1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76769">
            <text:p>23176769</text:p>
          </table:table-cell>
          <table:table-cell office:value-type="float" office:value="172419008">
            <text:p>172419008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46984623">
            <text:p>673046984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918">
            <text:p>662918</text:p>
          </table:table-cell>
          <table:table-cell office:value-type="float" office:value="127420260">
            <text:p>127420260</text:p>
          </table:table-cell>
          <table:table-cell office:value-type="string">
            <text:p>2012-06-19</text:p>
          </table:table-cell>
          <table:table-cell office:value-type="string">
            <text:p>S</text:p>
          </table:table-cell>
          <table:table-cell office:value-type="string">
            <text:p>2012-06-12</text:p>
          </table:table-cell>
          <table:table-cell office:value-type="float" office:value="65791287248">
            <text:p>657912872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1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25104">
            <text:p>4625104</text:p>
          </table:table-cell>
          <table:table-cell office:value-type="float" office:value="82701534">
            <text:p>82701534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69232725444">
            <text:p>692327254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fS , fP-Glükoos 5.1</text:p>
          </table:table-cell>
          <table:table-cell office:value-type="string">
            <text:p><text:s/>( 4.5 . 6.0 mmol/L )</text:p>
          </table:table-cell>
          <table:table-cell office:value-type="string">
            <text:p>fS , fP-Glükoos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62459">
            <text:p>6862459</text:p>
          </table:table-cell>
          <table:table-cell office:value-type="float" office:value="81633610">
            <text:p>81633610</text:p>
          </table:table-cell>
          <table:table-cell office:value-type="string">
            <text:p>2012-01-18</text:p>
          </table:table-cell>
          <table:table-cell office:value-type="string">
            <text:p>S</text:p>
          </table:table-cell>
          <table:table-cell office:value-type="string">
            <text:p>2012-01-16</text:p>
          </table:table-cell>
          <table:table-cell office:value-type="float" office:value="91523975878">
            <text:p>9152397587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1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1">
            <text:p>5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29619">
            <text:p>12329619</text:p>
          </table:table-cell>
          <table:table-cell office:value-type="float" office:value="159005147">
            <text:p>159005147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44188041913">
            <text:p>441880419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20 min ( 75 g ) 5.1</text:p>
          </table:table-cell>
          <table:table-cell office:value-type="string">
            <text:p><text:s/>( &lt;7.8 mmol/L )</text:p>
          </table:table-cell>
          <table:table-cell office:value-type="string">
            <text:p>Glükoos</text:p>
          </table:table-cell>
          <table:table-cell office:value-type="float" office:value="5.1">
            <text:p>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22946">
            <text:p>19122946</text:p>
          </table:table-cell>
          <table:table-cell office:value-type="float" office:value="162102433">
            <text:p>162102433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2503">
            <text:p>6730304225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,2 mmol/l</text:p>
          </table:table-cell>
          <table:table-cell/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4521">
            <text:p>2164521</text:p>
          </table:table-cell>
          <table:table-cell office:value-type="float" office:value="83069242">
            <text:p>83069242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84580911134">
            <text:p>845809111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2.02.201218 : 01 : Glükoos 5.2 mmol/L</text:p>
          </table:table-cell>
          <table:table-cell office:value-type="string">
            <text:p>Glükoos 5.2 mmol/L</text:p>
          </table:table-cell>
          <table:table-cell/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12721">
            <text:p>23012721</text:p>
          </table:table-cell>
          <table:table-cell office:value-type="float" office:value="200427247">
            <text:p>200427247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1-07-20</text:p>
          </table:table-cell>
          <table:table-cell office:value-type="float" office:value="96214084727">
            <text:p>962140847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g Gluc PO ) 5.2 ( &lt;6.1 mmol/L ) fS , fP-Glükoos 5.2</text:p>
          </table:table-cell>
          <table:table-cell office:value-type="string">
            <text:p>fS , fP-Glükoos 5.2</text:p>
          </table:table-cell>
          <table:table-cell office:value-type="string">
            <text:p><text:s/>( 4.5 . 6.0 mmol/L ) S , P-Gluc</text:p>
          </table:table-cell>
          <table:table-cell office:value-type="string">
            <text:p>fS , fP-Glükoos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792">
            <text:p>783792</text:p>
          </table:table-cell>
          <table:table-cell office:value-type="float" office:value="136337649">
            <text:p>136337649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office:value-type="string">
            <text:p>2012-08-29</text:p>
          </table:table-cell>
          <table:table-cell office:value-type="float" office:value="26694311123">
            <text:p>266943111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2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40190">
            <text:p>17540190</text:p>
          </table:table-cell>
          <table:table-cell office:value-type="float" office:value="215989211">
            <text:p>215989211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70103866692">
            <text:p>701038666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3.12.201316 : 17 : Glükoos 5.2 mmol/L</text:p>
          </table:table-cell>
          <table:table-cell office:value-type="string">
            <text:p>Glükoos 5.2 mmol/L</text:p>
          </table:table-cell>
          <table:table-cell office:value-type="string">
            <text:p><text:s/>[ norm 4.1 - 6.1 ]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5784">
            <text:p>2225784</text:p>
          </table:table-cell>
          <table:table-cell office:value-type="float" office:value="88210108">
            <text:p>88210108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97668986583">
            <text:p>976689865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8.02.201218 : 33 : Glükoos 5.2 mmol/L</text:p>
          </table:table-cell>
          <table:table-cell office:value-type="string">
            <text:p>Glükoos 5.2 mmol/L</text:p>
          </table:table-cell>
          <table:table-cell/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42917">
            <text:p>4142917</text:p>
          </table:table-cell>
          <table:table-cell office:value-type="float" office:value="125196577">
            <text:p>125196577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68930585261">
            <text:p>689305852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mol/L ) S , P-CRP 1 ( &lt;5 mg/L ) S , P-Glükoos 5.2 ( mmol/L</text:p>
          </table:table-cell>
          <table:table-cell office:value-type="string">
            <text:p>S , P-Glükoos 5.2 ( mmol/L</text:p>
          </table:table-cell>
          <table:table-cell office:value-type="string">
            <text:p><text:s/>) S , P-Kolesterool 5.0 ( 3.9 .</text:p>
          </table:table-cell>
          <table:table-cell office:value-type="string">
            <text:p>S , P-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46651">
            <text:p>23746651</text:p>
          </table:table-cell>
          <table:table-cell office:value-type="float" office:value="191905909">
            <text:p>191905909</text:p>
          </table:table-cell>
          <table:table-cell office:value-type="string">
            <text:p>2013-08-10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22583478679">
            <text:p>225834786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Suunatud teha GTT 08.05.13 ( veresuhkur 5,2</text:p>
          </table:table-cell>
          <table:table-cell office:value-type="string">
            <text:p>veresuhkur 5,2</text:p>
          </table:table-cell>
          <table:table-cell office:value-type="string">
            <text:p><text:s/>ja kaaluiive ras ajal 15kg )</text:p>
          </table:table-cell>
          <table:table-cell office:value-type="string">
            <text:p>veresuhkur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26872">
            <text:p>16726872</text:p>
          </table:table-cell>
          <table:table-cell office:value-type="float" office:value="177343408">
            <text:p>177343408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2013-05-01</text:p>
          </table:table-cell>
          <table:table-cell office:value-type="float" office:value="24886239324">
            <text:p>248862393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ium 4.3 ( 3.3 . 4.6 mmol/L ) , Glükoos 5.2 ( mmol/L</text:p>
          </table:table-cell>
          <table:table-cell office:value-type="string">
            <text:p>Glükoos 5.2 ( mmol/L</text:p>
          </table:table-cell>
          <table:table-cell office:value-type="string">
            <text:p><text:s/>) , Happe-aluse tasakaal venoos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4667">
            <text:p>16804667</text:p>
          </table:table-cell>
          <table:table-cell office:value-type="float" office:value="200258160">
            <text:p>200258160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27</text:p>
          </table:table-cell>
          <table:table-cell office:value-type="float" office:value="43444666268">
            <text:p>434446662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5 pg/mL ) ; CRP 1 ( &lt;5 mg/L ) ; Glükoos 5.2 ( mmol/L</text:p>
          </table:table-cell>
          <table:table-cell office:value-type="string">
            <text:p>Glükoos 5.2 ( mmol/L</text:p>
          </table:table-cell>
          <table:table-cell office:value-type="string">
            <text:p><text:s/>) ; CK 34 ( &lt;308 U/L ) ; eGFR 3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12025">
            <text:p>16612025</text:p>
          </table:table-cell>
          <table:table-cell office:value-type="float" office:value="196939504">
            <text:p>196939504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office:value-type="string">
            <text:p>2013-09-10</text:p>
          </table:table-cell>
          <table:table-cell office:value-type="float" office:value="55804947570">
            <text:p>558049475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7887">
            <text:p>697887</text:p>
          </table:table-cell>
          <table:table-cell office:value-type="float" office:value="122333473">
            <text:p>122333473</text:p>
          </table:table-cell>
          <table:table-cell office:value-type="string">
            <text:p>2012-05-17</text:p>
          </table:table-cell>
          <table:table-cell office:value-type="string">
            <text:p>S</text:p>
          </table:table-cell>
          <table:table-cell office:value-type="string">
            <text:p>2012-05-08</text:p>
          </table:table-cell>
          <table:table-cell office:value-type="float" office:value="13197129354">
            <text:p>131971293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2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71839">
            <text:p>2971839</text:p>
          </table:table-cell>
          <table:table-cell office:value-type="float" office:value="130591939">
            <text:p>130591939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office:value-type="string">
            <text:p>2012-07-26</text:p>
          </table:table-cell>
          <table:table-cell office:value-type="float" office:value="86362669445">
            <text:p>863626694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([0-9])+(\s?[,.]\s?[0-9]+)?\s*([tThH]|tundi)\s*\.?\s*(peale|pärast|PEALE|PÄRAST)\s*(hommiku|HOMMIKU)?(sööki</text:p>
          </table:table-cell>
          <table:table-cell office:value-type="string">
            <text:p>NULL</text:p>
          </table:table-cell>
          <table:table-cell office:value-type="string">
            <text:p><text:s/>, määratud uus HbA1c - 5,4 % javs 2h peale hommikusööki - 5,2 m</text:p>
          </table:table-cell>
          <table:table-cell office:value-type="string">
            <text:p>vs 2h peale hommikusööki - 5,2 mmol/l</text:p>
          </table:table-cell>
          <table:table-cell office:value-type="string">
            <text:p><text:s/>, korduv visiit 3 kuu pärast</text:p>
          </table:table-cell>
          <table:table-cell office:value-type="string">
            <text:p>v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0304">
            <text:p>7590304</text:p>
          </table:table-cell>
          <table:table-cell office:value-type="float" office:value="90513846">
            <text:p>90513846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4-05</text:p>
          </table:table-cell>
          <table:table-cell office:value-type="float" office:value="71524236391">
            <text:p>7152423639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mol/L ) S , P-CRP 3 ( &lt;5 mg/L ) S , P-Glükoos 5.2 ( mmol/L</text:p>
          </table:table-cell>
          <table:table-cell office:value-type="string">
            <text:p>S , P-Glükoos 5.2 ( mmol/L</text:p>
          </table:table-cell>
          <table:table-cell office:value-type="string">
            <text:p><text:s/>) Glomerulaarfiltratsiooni kiir</text:p>
          </table:table-cell>
          <table:table-cell office:value-type="string">
            <text:p>S , P-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9119">
            <text:p>16399119</text:p>
          </table:table-cell>
          <table:table-cell office:value-type="float" office:value="166726591">
            <text:p>166726591</text:p>
          </table:table-cell>
          <table:table-cell office:value-type="string">
            <text:p>2013-03-13</text:p>
          </table:table-cell>
          <table:table-cell office:value-type="string">
            <text:p>S</text:p>
          </table:table-cell>
          <table:table-cell office:value-type="string">
            <text:p>2013-03-13</text:p>
          </table:table-cell>
          <table:table-cell office:value-type="float" office:value="26071286650">
            <text:p>260712866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24524">
            <text:p>13524524</text:p>
          </table:table-cell>
          <table:table-cell office:value-type="float" office:value="177201682">
            <text:p>177201682</text:p>
          </table:table-cell>
          <table:table-cell office:value-type="string">
            <text:p>2013-04-14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33434947460">
            <text:p>334349474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4938">
            <text:p>22404938</text:p>
          </table:table-cell>
          <table:table-cell office:value-type="float" office:value="218193582">
            <text:p>218193582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1-12-14</text:p>
          </table:table-cell>
          <table:table-cell office:value-type="float" office:value="673030319715">
            <text:p>6730303197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V/suhkur 5,2 mmol/l</text:p>
          </table:table-cell>
          <table:table-cell office:value-type="string">
            <text:p>suhkur 5,2 mmol/l</text:p>
          </table:table-cell>
          <table:table-cell/>
          <table:table-cell office:value-type="string">
            <text:p>suhkur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77104">
            <text:p>19877104</text:p>
          </table:table-cell>
          <table:table-cell office:value-type="float" office:value="207879412">
            <text:p>207879412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9993">
            <text:p>6730303599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: 5,2</text:p>
          </table:table-cell>
          <table:table-cell/>
          <table:table-cell office:value-type="string">
            <text:p>Veresuhkur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3007">
            <text:p>16923007</text:p>
          </table:table-cell>
          <table:table-cell office:value-type="float" office:value="158957379">
            <text:p>158957379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2013-01-20</text:p>
          </table:table-cell>
          <table:table-cell office:value-type="float" office:value="46569435628">
            <text:p>465694356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23719">
            <text:p>17823719</text:p>
          </table:table-cell>
          <table:table-cell office:value-type="float" office:value="178276889">
            <text:p>178276889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673030439752">
            <text:p>673030439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3.05.201313 : 20 : Glükoos 5.2 mmol/L</text:p>
          </table:table-cell>
          <table:table-cell office:value-type="string">
            <text:p>Glükoos 5.2 mmol/L</text:p>
          </table:table-cell>
          <table:table-cell/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137">
            <text:p>530137</text:p>
          </table:table-cell>
          <table:table-cell office:value-type="float" office:value="90513206">
            <text:p>90513206</text:p>
          </table:table-cell>
          <table:table-cell office:value-type="string">
            <text:p>2012-03-30</text:p>
          </table:table-cell>
          <table:table-cell office:value-type="string">
            <text:p>S</text:p>
          </table:table-cell>
          <table:table-cell office:value-type="string">
            <text:p>2012-03-14</text:p>
          </table:table-cell>
          <table:table-cell office:value-type="float" office:value="39890775950">
            <text:p>3989077595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2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97797">
            <text:p>10597797</text:p>
          </table:table-cell>
          <table:table-cell office:value-type="float" office:value="200033656">
            <text:p>200033656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office:value-type="string">
            <text:p>2013-09-26</text:p>
          </table:table-cell>
          <table:table-cell office:value-type="float" office:value="10784767221">
            <text:p>107847672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5751">
            <text:p>19145751</text:p>
          </table:table-cell>
          <table:table-cell office:value-type="float" office:value="184119543">
            <text:p>184119543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08018">
            <text:p>673030508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: 5,2</text:p>
          </table:table-cell>
          <table:table-cell/>
          <table:table-cell office:value-type="string">
            <text:p>Veresuhkur</text:p>
          </table:table-cell>
          <table:table-cell office:value-type="float" office:value="5.2">
            <text:p>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49378">
            <text:p>19349378</text:p>
          </table:table-cell>
          <table:table-cell office:value-type="float" office:value="160154789">
            <text:p>160154789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68386453723">
            <text:p>683864537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2 mmol/L</text:p>
          </table:table-cell>
          <table:table-cell/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87751">
            <text:p>24387751</text:p>
          </table:table-cell>
          <table:table-cell office:value-type="float" office:value="193564607">
            <text:p>193564607</text:p>
          </table:table-cell>
          <table:table-cell office:value-type="string">
            <text:p>2013-08-18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673046968698">
            <text:p>6730469686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7830">
            <text:p>16247830</text:p>
          </table:table-cell>
          <table:table-cell office:value-type="float" office:value="189705312">
            <text:p>189705312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2013-07-23</text:p>
          </table:table-cell>
          <table:table-cell office:value-type="float" office:value="673030872079">
            <text:p>6730308720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2">
            <text:p>5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8992">
            <text:p>2058992</text:p>
          </table:table-cell>
          <table:table-cell office:value-type="float" office:value="82895361">
            <text:p>82895361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651155282">
            <text:p>886511552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side vastused : glükhgb 6,1 % , veresuhkur 5,28</text:p>
          </table:table-cell>
          <table:table-cell office:value-type="string">
            <text:p>veresuhkur 5,28</text:p>
          </table:table-cell>
          <table:table-cell office:value-type="string">
            <text:p><text:s/>, üldkol 6,8 , TG 0,81 , HDL-ko</text:p>
          </table:table-cell>
          <table:table-cell office:value-type="string">
            <text:p>veresuhkur</text:p>
          </table:table-cell>
          <table:table-cell table:style-name="Default" office:value-type="float" office:value="5.28">
            <text:p>5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9548">
            <text:p>2799548</text:p>
          </table:table-cell>
          <table:table-cell office:value-type="float" office:value="140729011">
            <text:p>140729011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801025897">
            <text:p>188010258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MDRD ) 118.76 ml/min/1,73 m2 , Glükoos 5.3 mmol/L</text:p>
          </table:table-cell>
          <table:table-cell office:value-type="string">
            <text:p>Glükoos 5.3 mmol/L</text:p>
          </table:table-cell>
          <table:table-cell office:value-type="string">
            <text:p><text:s/>, Kolesterool 5.2 mmol/L , LDL 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84744">
            <text:p>17284744</text:p>
          </table:table-cell>
          <table:table-cell office:value-type="float" office:value="168253261">
            <text:p>168253261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4558">
            <text:p>6730303645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: 5,3</text:p>
          </table:table-cell>
          <table:table-cell/>
          <table:table-cell office:value-type="string">
            <text:p>Veresuhkur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65438">
            <text:p>11865438</text:p>
          </table:table-cell>
          <table:table-cell office:value-type="float" office:value="188966137">
            <text:p>188966137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210593289">
            <text:p>722105932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7.2013 õe vv võetud analüüsid , veresuhkur5,3mmol/l</text:p>
          </table:table-cell>
          <table:table-cell office:value-type="string">
            <text:p>veresuhkur5,3mmol/l</text:p>
          </table:table-cell>
          <table:table-cell/>
          <table:table-cell office:value-type="string">
            <text:p>veresuhkur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42146">
            <text:p>19342146</text:p>
          </table:table-cell>
          <table:table-cell office:value-type="float" office:value="194204150">
            <text:p>194204150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3090">
            <text:p>6730303930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,3</text:p>
          </table:table-cell>
          <table:table-cell office:value-type="string">
            <text:p><text:s/>.</text:p>
          </table:table-cell>
          <table:table-cell office:value-type="string">
            <text:p>Veresuhkur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3043">
            <text:p>23313043</text:p>
          </table:table-cell>
          <table:table-cell office:value-type="float" office:value="194200929">
            <text:p>194200929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21506090171">
            <text:p>21506090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50278">
            <text:p>19050278</text:p>
          </table:table-cell>
          <table:table-cell office:value-type="float" office:value="199070006">
            <text:p>199070006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082483684">
            <text:p>330824836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9.09.2013 : veri - hemogl 143 ; glükoos 5,3</text:p>
          </table:table-cell>
          <table:table-cell office:value-type="string">
            <text:p>glükoos 5,3</text:p>
          </table:table-cell>
          <table:table-cell office:value-type="string">
            <text:p><text:s/>; kolest 5,2 ; kreat 104 ; LDL 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99751">
            <text:p>22499751</text:p>
          </table:table-cell>
          <table:table-cell office:value-type="float" office:value="182915631">
            <text:p>182915631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47802813799">
            <text:p>478028137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4.5 mmol/L ) CRP 61 ( &lt;5 mg/L ) Glükoos 5.3 ( mmol/L</text:p>
          </table:table-cell>
          <table:table-cell office:value-type="string">
            <text:p>Glükoos 5.3 ( mmol/L</text:p>
          </table:table-cell>
          <table:table-cell office:value-type="string">
            <text:p><text:s/>) eGFR 97 ( &gt; 90 mL/min/1.73m2 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6920">
            <text:p>6606920</text:p>
          </table:table-cell>
          <table:table-cell office:value-type="float" office:value="146302506">
            <text:p>146302506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834265957">
            <text:p>428342659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omaste saatel Väljakirjutamisel veresuhkur 5,3 mmol/l</text:p>
          </table:table-cell>
          <table:table-cell office:value-type="string">
            <text:p>veresuhkur 5,3 mmol/l</text:p>
          </table:table-cell>
          <table:table-cell office:value-type="string">
            <text:p><text:s/>, vererõhk 156/84 mm Hg Vajab v</text:p>
          </table:table-cell>
          <table:table-cell office:value-type="string">
            <text:p>veresuhkur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2880">
            <text:p>16282880</text:p>
          </table:table-cell>
          <table:table-cell office:value-type="float" office:value="207957859">
            <text:p>207957859</text:p>
          </table:table-cell>
          <table:table-cell office:value-type="string">
            <text:p>2013-11-08</text:p>
          </table:table-cell>
          <table:table-cell office:value-type="string">
            <text:p>S</text:p>
          </table:table-cell>
          <table:table-cell office:value-type="string">
            <text:p>2013-11-04</text:p>
          </table:table-cell>
          <table:table-cell office:value-type="float" office:value="673032778167">
            <text:p>6730327781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3718">
            <text:p>16573718</text:p>
          </table:table-cell>
          <table:table-cell office:value-type="float" office:value="185970815">
            <text:p>185970815</text:p>
          </table:table-cell>
          <table:table-cell office:value-type="string">
            <text:p>2013-06-30</text:p>
          </table:table-cell>
          <table:table-cell office:value-type="string">
            <text:p>S</text:p>
          </table:table-cell>
          <table:table-cell office:value-type="string">
            <text:p>2013-06-24</text:p>
          </table:table-cell>
          <table:table-cell office:value-type="float" office:value="20654182859">
            <text:p>206541828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3430">
            <text:p>16223430</text:p>
          </table:table-cell>
          <table:table-cell office:value-type="float" office:value="199436543">
            <text:p>199436543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office:value-type="string">
            <text:p>2013-09-16</text:p>
          </table:table-cell>
          <table:table-cell office:value-type="float" office:value="673033435589">
            <text:p>6730334355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4305">
            <text:p>23784305</text:p>
          </table:table-cell>
          <table:table-cell office:value-type="float" office:value="191627351">
            <text:p>191627351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66669022649">
            <text:p>666690226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4870">
            <text:p>5544870</text:p>
          </table:table-cell>
          <table:table-cell office:value-type="float" office:value="79269535">
            <text:p>79269535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04-25</text:p>
          </table:table-cell>
          <table:table-cell office:value-type="float" office:value="15908417876">
            <text:p>1590841787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5.04.2011 Glükoos 5,3 mmol/l</text:p>
          </table:table-cell>
          <table:table-cell office:value-type="string">
            <text:p>Glükoos 5,3 mmol/l</text:p>
          </table:table-cell>
          <table:table-cell office:value-type="string">
            <text:p><text:s/>( norm 3.80-5.80 )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8419">
            <text:p>798419</text:p>
          </table:table-cell>
          <table:table-cell office:value-type="float" office:value="79921780">
            <text:p>79921780</text:p>
          </table:table-cell>
          <table:table-cell office:value-type="string">
            <text:p>2011-12-29</text:p>
          </table:table-cell>
          <table:table-cell office:value-type="string">
            <text:p>S</text:p>
          </table:table-cell>
          <table:table-cell office:value-type="string">
            <text:p>2011-12-26</text:p>
          </table:table-cell>
          <table:table-cell office:value-type="float" office:value="48732726070">
            <text:p>4873272607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3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8577">
            <text:p>18048577</text:p>
          </table:table-cell>
          <table:table-cell office:value-type="float" office:value="203763549">
            <text:p>203763549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89884472617">
            <text:p>898844726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6.10.201317 : 12 : Glükoos 5.3 mmol/L</text:p>
          </table:table-cell>
          <table:table-cell office:value-type="string">
            <text:p>Glükoos 5.3 mmol/L</text:p>
          </table:table-cell>
          <table:table-cell office:value-type="string">
            <text:p><text:s/>[ norm 4.1 - 6.1 ]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23876">
            <text:p>17023876</text:p>
          </table:table-cell>
          <table:table-cell office:value-type="float" office:value="170861288">
            <text:p>170861288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794678887">
            <text:p>687946788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4.04.2013 : 03.04.201312 : 09 : Glükoos plasmas 5.3 mmol/L</text:p>
          </table:table-cell>
          <table:table-cell office:value-type="string">
            <text:p>Glükoos plasmas 5.3 mmol/L</text:p>
          </table:table-cell>
          <table:table-cell/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0370">
            <text:p>16640370</text:p>
          </table:table-cell>
          <table:table-cell office:value-type="float" office:value="193919632">
            <text:p>193919632</text:p>
          </table:table-cell>
          <table:table-cell office:value-type="string">
            <text:p>2013-08-26</text:p>
          </table:table-cell>
          <table:table-cell office:value-type="string">
            <text:p>S</text:p>
          </table:table-cell>
          <table:table-cell office:value-type="string">
            <text:p>2013-08-06</text:p>
          </table:table-cell>
          <table:table-cell office:value-type="float" office:value="673038752927">
            <text:p>6730387529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92997">
            <text:p>9592997</text:p>
          </table:table-cell>
          <table:table-cell office:value-type="float" office:value="181656785">
            <text:p>181656785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6061385582">
            <text:p>660613855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Viimastel ravipäevadel VS 5,3</text:p>
          </table:table-cell>
          <table:table-cell office:value-type="string">
            <text:p>VS 5,3</text:p>
          </table:table-cell>
          <table:table-cell office:value-type="string">
            <text:p><text:s/>- 18,1 .</text:p>
          </table:table-cell>
          <table:table-cell office:value-type="string">
            <text:p>VS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26807">
            <text:p>2726807</text:p>
          </table:table-cell>
          <table:table-cell office:value-type="float" office:value="142935954">
            <text:p>142935954</text:p>
          </table:table-cell>
          <table:table-cell office:value-type="string">
            <text:p>2011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097930680">
            <text:p>610979306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yc-5,3 mmol/l</text:p>
          </table:table-cell>
          <table:table-cell/>
          <table:table-cell office:value-type="string">
            <text:p>Glyc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68330">
            <text:p>14768330</text:p>
          </table:table-cell>
          <table:table-cell office:value-type="float" office:value="185153621">
            <text:p>185153621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64969913126">
            <text:p>649699131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23186">
            <text:p>4423186</text:p>
          </table:table-cell>
          <table:table-cell office:value-type="float" office:value="86486922">
            <text:p>86486922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52959375816">
            <text:p>529593758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fS , fP-Glükoos 5.3</text:p>
          </table:table-cell>
          <table:table-cell office:value-type="string">
            <text:p><text:s/>( 4.5 . 6.0 mmol/L )</text:p>
          </table:table-cell>
          <table:table-cell office:value-type="string">
            <text:p>fS , fP-Glükoos</text:p>
          </table:table-cell>
          <table:table-cell office:value-type="float" office:value="5.3">
            <text:p>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99526">
            <text:p>7099526</text:p>
          </table:table-cell>
          <table:table-cell office:value-type="float" office:value="96165523">
            <text:p>96165523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11874969759">
            <text:p>1187496975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3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3">
            <text:p>5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1077">
            <text:p>2211077</text:p>
          </table:table-cell>
          <table:table-cell office:value-type="float" office:value="86594585">
            <text:p>86594585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280191526">
            <text:p>852801915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,4</text:p>
          </table:table-cell>
          <table:table-cell office:value-type="string">
            <text:p><text:s/>.</text:p>
          </table:table-cell>
          <table:table-cell office:value-type="string">
            <text:p>Veresuhkur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48869">
            <text:p>4448869</text:p>
          </table:table-cell>
          <table:table-cell office:value-type="float" office:value="84741315">
            <text:p>84741315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22331425810">
            <text:p>223314258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 ) S , P-GGT 30 ( 5 . 36 U/L ) S , P-Glükoos 5.4 ( mmol/L</text:p>
          </table:table-cell>
          <table:table-cell office:value-type="string">
            <text:p>S , P-Glükoos 5.4 ( mmol/L</text:p>
          </table:table-cell>
          <table:table-cell office:value-type="string">
            <text:p><text:s/>) Glomerulaarfiltratsiooni kiir</text:p>
          </table:table-cell>
          <table:table-cell office:value-type="string">
            <text:p>S , P-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47614">
            <text:p>19647614</text:p>
          </table:table-cell>
          <table:table-cell office:value-type="float" office:value="172372605">
            <text:p>172372605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506395503">
            <text:p>345063955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; HGB-139 ; TSH-0,67;chol-5,8 ; vs-5,4</text:p>
          </table:table-cell>
          <table:table-cell office:value-type="string">
            <text:p>vs-5,4</text:p>
          </table:table-cell>
          <table:table-cell office:value-type="string">
            <text:p><text:s/>; LDL-4,1 ; ALP - 44</text:p>
          </table:table-cell>
          <table:table-cell office:value-type="string">
            <text:p>vs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8904">
            <text:p>2228904</text:p>
          </table:table-cell>
          <table:table-cell office:value-type="float" office:value="89807152">
            <text:p>89807152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244356033">
            <text:p>232443560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s 5,4</text:p>
          </table:table-cell>
          <table:table-cell/>
          <table:table-cell office:value-type="string">
            <text:p>vs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87075">
            <text:p>6587075</text:p>
          </table:table-cell>
          <table:table-cell office:value-type="float" office:value="128527318">
            <text:p>128527318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5437152594">
            <text:p>1543715259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Saabudes veresuhkur 5,4</text:p>
          </table:table-cell>
          <table:table-cell office:value-type="string">
            <text:p>s veresuhkur 5,4</text:p>
          </table:table-cell>
          <table:table-cell office:value-type="string">
            <text:p><text:s/>- &gt; 7,6 - &gt; 6,6 -&gt; 7,2 , pt pan</text:p>
          </table:table-cell>
          <table:table-cell office:value-type="string">
            <text:p>s veresuhkur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72889">
            <text:p>11872889</text:p>
          </table:table-cell>
          <table:table-cell office:value-type="float" office:value="178568919">
            <text:p>178568919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31272884915">
            <text:p>312728849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1428">
            <text:p>5541428</text:p>
          </table:table-cell>
          <table:table-cell office:value-type="float" office:value="90992752">
            <text:p>90992752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11932557915">
            <text:p>119325579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,4 mmol/l</text:p>
          </table:table-cell>
          <table:table-cell/>
          <table:table-cell office:value-type="string">
            <text:p>veresuhkur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54627">
            <text:p>13954627</text:p>
          </table:table-cell>
          <table:table-cell office:value-type="float" office:value="157708657">
            <text:p>157708657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27415177308">
            <text:p>274151773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II t diabeet ) kodus ise teinud veresuhkur-5,4</text:p>
          </table:table-cell>
          <table:table-cell office:value-type="string">
            <text:p>veresuhkur-5,4</text:p>
          </table:table-cell>
          <table:table-cell office:value-type="string">
            <text:p><text:s/>söömata</text:p>
          </table:table-cell>
          <table:table-cell office:value-type="string">
            <text:p>veresuhkur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5880">
            <text:p>445880</text:p>
          </table:table-cell>
          <table:table-cell office:value-type="float" office:value="84621893">
            <text:p>84621893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office:value-type="string">
            <text:p>2012-02-02</text:p>
          </table:table-cell>
          <table:table-cell office:value-type="float" office:value="74631469279">
            <text:p>746314692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01035">
            <text:p>13201035</text:p>
          </table:table-cell>
          <table:table-cell office:value-type="float" office:value="179251178">
            <text:p>179251178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6066">
            <text:p>6730304160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uc-5,4mmol/l</text:p>
          </table:table-cell>
          <table:table-cell office:value-type="string">
            <text:p><text:s/>Chol-6,63mmol/l Rr120/80 inj , </text:p>
          </table:table-cell>
          <table:table-cell office:value-type="string">
            <text:p>gluc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58223">
            <text:p>16958223</text:p>
          </table:table-cell>
          <table:table-cell office:value-type="float" office:value="180095807">
            <text:p>18009580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78235065827">
            <text:p>782350658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8.04.2013 : Veresuhkur 5,4</text:p>
          </table:table-cell>
          <table:table-cell office:value-type="string">
            <text:p>Veresuhkur 5,4</text:p>
          </table:table-cell>
          <table:table-cell/>
          <table:table-cell office:value-type="string">
            <text:p>Veresuhkur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2155">
            <text:p>692155</text:p>
          </table:table-cell>
          <table:table-cell office:value-type="float" office:value="140843134">
            <text:p>140843134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office:value-type="string">
            <text:p>2012-09-24</text:p>
          </table:table-cell>
          <table:table-cell office:value-type="float" office:value="13812110571">
            <text:p>1381211057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3741">
            <text:p>693741</text:p>
          </table:table-cell>
          <table:table-cell office:value-type="float" office:value="83040005">
            <text:p>83040005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office:value-type="string">
            <text:p>2012-01-26</text:p>
          </table:table-cell>
          <table:table-cell office:value-type="float" office:value="71422416225">
            <text:p>714224162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ol/L ) S , P-CRP &lt;1 ( &lt;5 mg/L ) S , P-Glükoos 5.4 ( mmol/L</text:p>
          </table:table-cell>
          <table:table-cell office:value-type="string">
            <text:p>S , P-Glükoos 5.4 ( mmol/L</text:p>
          </table:table-cell>
          <table:table-cell office:value-type="string">
            <text:p><text:s/>) Glomerulaarfiltratsiooni kiir</text:p>
          </table:table-cell>
          <table:table-cell office:value-type="string">
            <text:p>S , P-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09039">
            <text:p>17509039</text:p>
          </table:table-cell>
          <table:table-cell office:value-type="float" office:value="213147247">
            <text:p>213147247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85392">
            <text:p>6730305853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: 5,4</text:p>
          </table:table-cell>
          <table:table-cell/>
          <table:table-cell office:value-type="string">
            <text:p>Veresuhkur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66522">
            <text:p>17166522</text:p>
          </table:table-cell>
          <table:table-cell office:value-type="float" office:value="200441190">
            <text:p>200441190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60875451129">
            <text:p>608754511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5.09.201312 : 53 : Glükoos 5.4 mmol/L</text:p>
          </table:table-cell>
          <table:table-cell office:value-type="string">
            <text:p>Glükoos 5.4 mmol/L</text:p>
          </table:table-cell>
          <table:table-cell office:value-type="string">
            <text:p><text:s/>[ norm 4.1 - 6.1 ]</text:p>
          </table:table-cell>
          <table:table-cell office:value-type="string">
            <text:p>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0085">
            <text:p>16660085</text:p>
          </table:table-cell>
          <table:table-cell office:value-type="float" office:value="175346153">
            <text:p>175346153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2013-05-02</text:p>
          </table:table-cell>
          <table:table-cell office:value-type="float" office:value="97374173980">
            <text:p>973741739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97854">
            <text:p>17497854</text:p>
          </table:table-cell>
          <table:table-cell office:value-type="float" office:value="204703978">
            <text:p>204703978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6278">
            <text:p>6730303862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ehtud anal kl veri n ; vs 5,4mmol/l</text:p>
          </table:table-cell>
          <table:table-cell office:value-type="string">
            <text:p>vs 5,4mmol/l</text:p>
          </table:table-cell>
          <table:table-cell office:value-type="string">
            <text:p><text:s/>; uriin n ; võetud biokeemia ko</text:p>
          </table:table-cell>
          <table:table-cell office:value-type="string">
            <text:p>v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88268">
            <text:p>23088268</text:p>
          </table:table-cell>
          <table:table-cell office:value-type="float" office:value="163324137">
            <text:p>163324137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673036912306">
            <text:p>6730369123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52">
            <text:p>211352</text:p>
          </table:table-cell>
          <table:table-cell office:value-type="float" office:value="85810490">
            <text:p>85810490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26</text:p>
          </table:table-cell>
          <table:table-cell office:value-type="float" office:value="22254529861">
            <text:p>222545298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S , P-Gluc 120 min ( 75g Gluc PO ) 5.4</text:p>
          </table:table-cell>
          <table:table-cell office:value-type="string">
            <text:p><text:s/>( &lt;7.8 mmol/L )</text:p>
          </table:table-cell>
          <table:table-cell office:value-type="string">
            <text:p>S , P-Gluc</text:p>
          </table:table-cell>
          <table:table-cell office:value-type="float" office:value="5.4">
            <text:p>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63279">
            <text:p>16863279</text:p>
          </table:table-cell>
          <table:table-cell office:value-type="float" office:value="205590124">
            <text:p>205590124</text:p>
          </table:table-cell>
          <table:table-cell office:value-type="string">
            <text:p>2013-10-28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673040487749">
            <text:p>6730404877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4">
            <text:p>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21692">
            <text:p>19321692</text:p>
          </table:table-cell>
          <table:table-cell office:value-type="float" office:value="179424942">
            <text:p>179424942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496646240">
            <text:p>89496646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* 24.05.2013 <text:s text:c="2"/>: chol-6,18 ; vs-5,41</text:p>
          </table:table-cell>
          <table:table-cell office:value-type="string">
            <text:p>vs-5,41</text:p>
          </table:table-cell>
          <table:table-cell office:value-type="string">
            <text:p><text:s/>; CRV-10,0 ! ; TSH-0,68</text:p>
          </table:table-cell>
          <table:table-cell office:value-type="string">
            <text:p>vs</text:p>
          </table:table-cell>
          <table:table-cell table:style-name="Default" office:value-type="float" office:value="5.41">
            <text:p>5,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07739">
            <text:p>17007739</text:p>
          </table:table-cell>
          <table:table-cell office:value-type="float" office:value="175448079">
            <text:p>175448079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99914815824">
            <text:p>999148158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30.04.201313 : 20 : glükoos paastuveres 5.46</text:p>
          </table:table-cell>
          <table:table-cell office:value-type="string">
            <text:p>glükoos paastuveres 5.46</text:p>
          </table:table-cell>
          <table:table-cell/>
          <table:table-cell office:value-type="string">
            <text:p>glükoos</text:p>
          </table:table-cell>
          <table:table-cell table:style-name="Default" office:value-type="float" office:value="5.46">
            <text:p>5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4609">
            <text:p>23814609</text:p>
          </table:table-cell>
          <table:table-cell office:value-type="float" office:value="194725648">
            <text:p>194725648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31208060755">
            <text:p>31208060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lüüsid normis , v a tühja kõhu veresuhkur 5,5 mmol/l</text:p>
          </table:table-cell>
          <table:table-cell office:value-type="string">
            <text:p>veresuhkur 5,5 mmol/l</text:p>
          </table:table-cell>
          <table:table-cell office:value-type="string">
            <text:p><text:s/>--&gt; GTT-le</text:p>
          </table:table-cell>
          <table:table-cell office:value-type="string">
            <text:p>veresuhkur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23923">
            <text:p>22123923</text:p>
          </table:table-cell>
          <table:table-cell office:value-type="float" office:value="159029645">
            <text:p>159029645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2-12-31</text:p>
          </table:table-cell>
          <table:table-cell office:value-type="float" office:value="673043658786">
            <text:p>6730436587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0964">
            <text:p>19110964</text:p>
          </table:table-cell>
          <table:table-cell office:value-type="float" office:value="200689912">
            <text:p>200689912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2744245">
            <text:p>6730327442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mm patoloogiata ; ESR 42 mm/h ; Glükoos 5.5 mmol/L</text:p>
          </table:table-cell>
          <table:table-cell office:value-type="string">
            <text:p>Glükoos 5.5 mmol/L</text:p>
          </table:table-cell>
          <table:table-cell office:value-type="string">
            <text:p><text:s/>; Kolesterool 4.2 mmol/L</text:p>
          </table:table-cell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292">
            <text:p>421292</text:p>
          </table:table-cell>
          <table:table-cell office:value-type="float" office:value="87165520">
            <text:p>87165520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office:value-type="string">
            <text:p>2012-03-04</text:p>
          </table:table-cell>
          <table:table-cell office:value-type="float" office:value="20642449905">
            <text:p>206424499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mol/L ) S , P-CRP 3 ( &lt;5 mg/L ) S , P-Glükoos 5.5 ( mmol/L</text:p>
          </table:table-cell>
          <table:table-cell office:value-type="string">
            <text:p>S , P-Glükoos 5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1360">
            <text:p>501360</text:p>
          </table:table-cell>
          <table:table-cell office:value-type="float" office:value="81622402">
            <text:p>81622402</text:p>
          </table:table-cell>
          <table:table-cell office:value-type="string">
            <text:p>2012-01-17</text:p>
          </table:table-cell>
          <table:table-cell office:value-type="string">
            <text:p>S</text:p>
          </table:table-cell>
          <table:table-cell office:value-type="string">
            <text:p>2012-01-12</text:p>
          </table:table-cell>
          <table:table-cell office:value-type="float" office:value="54163346422">
            <text:p>541633464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80346">
            <text:p>13680346</text:p>
          </table:table-cell>
          <table:table-cell office:value-type="float" office:value="176489257">
            <text:p>176489257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861277045">
            <text:p>878612770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,5 mmol/l</text:p>
          </table:table-cell>
          <table:table-cell/>
          <table:table-cell office:value-type="string">
            <text:p>Veresuhkur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0534">
            <text:p>2350534</text:p>
          </table:table-cell>
          <table:table-cell office:value-type="float" office:value="84825759">
            <text:p>84825759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78003841616">
            <text:p>780038416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9.02.2012 : Veresuhkur 5.5</text:p>
          </table:table-cell>
          <table:table-cell office:value-type="string">
            <text:p>Veresuhkur 5.5</text:p>
          </table:table-cell>
          <table:table-cell/>
          <table:table-cell office:value-type="string">
            <text:p>Veresuhkur</text:p>
          </table:table-cell>
          <table:table-cell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040">
            <text:p>409040</text:p>
          </table:table-cell>
          <table:table-cell office:value-type="float" office:value="127414781">
            <text:p>127414781</text:p>
          </table:table-cell>
          <table:table-cell office:value-type="string">
            <text:p>2012-06-26</text:p>
          </table:table-cell>
          <table:table-cell office:value-type="string">
            <text:p>S</text:p>
          </table:table-cell>
          <table:table-cell office:value-type="string">
            <text:p>2012-06-19</text:p>
          </table:table-cell>
          <table:table-cell office:value-type="float" office:value="99131713908">
            <text:p>991317139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567">
            <text:p>551567</text:p>
          </table:table-cell>
          <table:table-cell office:value-type="float" office:value="79913395">
            <text:p>79913395</text:p>
          </table:table-cell>
          <table:table-cell office:value-type="string">
            <text:p>2011-12-27</text:p>
          </table:table-cell>
          <table:table-cell office:value-type="string">
            <text:p>S</text:p>
          </table:table-cell>
          <table:table-cell office:value-type="string">
            <text:p>2011-12-22</text:p>
          </table:table-cell>
          <table:table-cell office:value-type="float" office:value="99706940829">
            <text:p>997069408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 1.23 ( 1.16 . 1.32 mmol/L ) , Glükoos 5.5 ( mmol/L</text:p>
          </table:table-cell>
          <table:table-cell office:value-type="string">
            <text:p>Glükoos 5.5 ( mmol/L</text:p>
          </table:table-cell>
          <table:table-cell office:value-type="string">
            <text:p><text:s/>) , Kreatiniin 52 ( 44 . 80 µmo</text:p>
          </table:table-cell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41973">
            <text:p>20341973</text:p>
          </table:table-cell>
          <table:table-cell office:value-type="float" office:value="212762155">
            <text:p>212762155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424427884">
            <text:p>654244278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9176">
            <text:p>16859176</text:p>
          </table:table-cell>
          <table:table-cell office:value-type="float" office:value="206796889">
            <text:p>206796889</text:p>
          </table:table-cell>
          <table:table-cell office:value-type="string">
            <text:p>2013-10-22</text:p>
          </table:table-cell>
          <table:table-cell office:value-type="string">
            <text:p>S</text:p>
          </table:table-cell>
          <table:table-cell office:value-type="string">
            <text:p>2013-10-18</text:p>
          </table:table-cell>
          <table:table-cell office:value-type="float" office:value="30016642673">
            <text:p>300166426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8804">
            <text:p>16798804</text:p>
          </table:table-cell>
          <table:table-cell office:value-type="float" office:value="168239804">
            <text:p>168239804</text:p>
          </table:table-cell>
          <table:table-cell office:value-type="string">
            <text:p>2013-03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9559214669">
            <text:p>795592146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4.5 mmol/L ) CRP 5 ( &lt;5 mg/L ) Glükoos 5.5 ( mmol/L</text:p>
          </table:table-cell>
          <table:table-cell office:value-type="string">
            <text:p>Glükoos 5.5 ( mmol/L</text:p>
          </table:table-cell>
          <table:table-cell office:value-type="string">
            <text:p><text:s/>) eGFR 110 ( &gt; 90 mL/min/1.73m2</text:p>
          </table:table-cell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09044">
            <text:p>10809044</text:p>
          </table:table-cell>
          <table:table-cell office:value-type="float" office:value="156289189">
            <text:p>156289189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23136278255">
            <text:p>231362782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at 1.61 ( 1.00 . 1.95 mmol/L ) S , P-Glükoos 5.5 ( mmol/L</text:p>
          </table:table-cell>
          <table:table-cell office:value-type="string">
            <text:p>S , P-Glükoos 5.5 ( mmol/L</text:p>
          </table:table-cell>
          <table:table-cell office:value-type="string">
            <text:p><text:s/>) S , P-Homotsüsteiin 6.2 ( µmo</text:p>
          </table:table-cell>
          <table:table-cell office:value-type="string">
            <text:p>S , P-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96822">
            <text:p>18096822</text:p>
          </table:table-cell>
          <table:table-cell office:value-type="float" office:value="195618598">
            <text:p>195618598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673030384106">
            <text:p>673030384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31.07.201315 : 42 : Glükoos 5.5 mmol/L</text:p>
          </table:table-cell>
          <table:table-cell office:value-type="string">
            <text:p>Glükoos 5.5 mmol/L</text:p>
          </table:table-cell>
          <table:table-cell/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83719">
            <text:p>17783719</text:p>
          </table:table-cell>
          <table:table-cell office:value-type="float" office:value="178307778">
            <text:p>178307778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86441059687">
            <text:p>864410596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isse , tehtud kl vere analüüs , veresuhkur 5,5 mmol/l</text:p>
          </table:table-cell>
          <table:table-cell office:value-type="string">
            <text:p>veresuhkur 5,5 mmol/l</text:p>
          </table:table-cell>
          <table:table-cell office:value-type="string">
            <text:p><text:s/>, INR 1,0</text:p>
          </table:table-cell>
          <table:table-cell office:value-type="string">
            <text:p>veresuhkur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67138">
            <text:p>11867138</text:p>
          </table:table-cell>
          <table:table-cell office:value-type="float" office:value="197197809">
            <text:p>197197809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29951239272">
            <text:p>299512392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4643">
            <text:p>16274643</text:p>
          </table:table-cell>
          <table:table-cell office:value-type="float" office:value="211960935">
            <text:p>211960935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18</text:p>
          </table:table-cell>
          <table:table-cell office:value-type="float" office:value="673036685749">
            <text:p>6730366857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5">
            <text:p>5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93793">
            <text:p>3093793</text:p>
          </table:table-cell>
          <table:table-cell office:value-type="float" office:value="126477428">
            <text:p>126477428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78805115088">
            <text:p>788051150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c 5,54</text:p>
          </table:table-cell>
          <table:table-cell office:value-type="string">
            <text:p><text:s/>.</text:p>
          </table:table-cell>
          <table:table-cell office:value-type="string">
            <text:p>Glüc</text:p>
          </table:table-cell>
          <table:table-cell table:style-name="Default" office:value-type="float" office:value="5.54">
            <text:p>5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23983">
            <text:p>19423983</text:p>
          </table:table-cell>
          <table:table-cell office:value-type="float" office:value="215813317">
            <text:p>215813317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764358922">
            <text:p>827643589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: 09.12.2013 : Veresuhkur 5,6</text:p>
          </table:table-cell>
          <table:table-cell office:value-type="string">
            <text:p>Veresuhkur 5,6</text:p>
          </table:table-cell>
          <table:table-cell/>
          <table:table-cell office:value-type="string">
            <text:p>Veresuhkur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7288">
            <text:p>2117288</text:p>
          </table:table-cell>
          <table:table-cell office:value-type="float" office:value="83036533">
            <text:p>83036533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1-02-04</text:p>
          </table:table-cell>
          <table:table-cell office:value-type="float" office:value="90178926786">
            <text:p>901789267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4.02.201111 : 47 : Glükoos : 5.6</text:p>
          </table:table-cell>
          <table:table-cell office:value-type="string">
            <text:p>Glükoos : 5.6</text:p>
          </table:table-cell>
          <table:table-cell/>
          <table:table-cell office:value-type="string">
            <text:p>Glükoos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4194">
            <text:p>16364194</text:p>
          </table:table-cell>
          <table:table-cell office:value-type="float" office:value="171594740">
            <text:p>171594740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2013-04-03</text:p>
          </table:table-cell>
          <table:table-cell office:value-type="float" office:value="62449316420">
            <text:p>624493164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98349">
            <text:p>11498349</text:p>
          </table:table-cell>
          <table:table-cell office:value-type="float" office:value="158240292">
            <text:p>158240292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office:value-type="string">
            <text:p>2012-08-06</text:p>
          </table:table-cell>
          <table:table-cell office:value-type="float" office:value="88452346225">
            <text:p>884523462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6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3508">
            <text:p>1973508</text:p>
          </table:table-cell>
          <table:table-cell office:value-type="float" office:value="120690899">
            <text:p>120690899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19654861404">
            <text:p>196548614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4.05.201213 : 36 : Glükoos 5.6 mmol/L</text:p>
          </table:table-cell>
          <table:table-cell office:value-type="string">
            <text:p>Glükoos 5.6 mmol/L</text:p>
          </table:table-cell>
          <table:table-cell/>
          <table:table-cell office:value-type="string">
            <text:p>Glükoos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19802">
            <text:p>12719802</text:p>
          </table:table-cell>
          <table:table-cell office:value-type="float" office:value="174069164">
            <text:p>174069164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51200993227">
            <text:p>512009932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ablettravil keskmine suhkur 5,6</text:p>
          </table:table-cell>
          <table:table-cell office:value-type="string">
            <text:p>suhkur 5,6</text:p>
          </table:table-cell>
          <table:table-cell office:value-type="string">
            <text:p>-6 mmol/l</text:p>
          </table:table-cell>
          <table:table-cell office:value-type="string">
            <text:p>suhkur</text:p>
          </table:table-cell>
          <table:table-cell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1417">
            <text:p>16841417</text:p>
          </table:table-cell>
          <table:table-cell office:value-type="float" office:value="211121216">
            <text:p>211121216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20</text:p>
          </table:table-cell>
          <table:table-cell office:value-type="float" office:value="62443573991">
            <text:p>624435739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&lt;5 mg/L ) GGT 69 ↑ ( &lt;40 U/L ) Glükoos 5.6 ( mmol/L</text:p>
          </table:table-cell>
          <table:table-cell office:value-type="string">
            <text:p>Glükoos 5.6 ( mmol/L</text:p>
          </table:table-cell>
          <table:table-cell office:value-type="string">
            <text:p><text:s/>) eGFR 110 ( &gt; 90 mL/min/1.73m2</text:p>
          </table:table-cell>
          <table:table-cell office:value-type="string">
            <text:p>Glükoos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65514">
            <text:p>19265514</text:p>
          </table:table-cell>
          <table:table-cell office:value-type="float" office:value="184108564">
            <text:p>184108564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6771684701">
            <text:p>667716847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7.06.201312 : 32 : Glükoos 5.6 mmol/L</text:p>
          </table:table-cell>
          <table:table-cell office:value-type="string">
            <text:p>Glükoos 5.6 mmol/L</text:p>
          </table:table-cell>
          <table:table-cell/>
          <table:table-cell office:value-type="string">
            <text:p>Glükoos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91867">
            <text:p>21691867</text:p>
          </table:table-cell>
          <table:table-cell office:value-type="float" office:value="196828004">
            <text:p>196828004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0513742">
            <text:p>6730305137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32594">
            <text:p>18232594</text:p>
          </table:table-cell>
          <table:table-cell office:value-type="float" office:value="157561006">
            <text:p>157561006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12150071579">
            <text:p>121500715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1.01.201314 : 46 : glükoos paastuveres 5.63</text:p>
          </table:table-cell>
          <table:table-cell office:value-type="string">
            <text:p>glükoos paastuveres 5.63</text:p>
          </table:table-cell>
          <table:table-cell/>
          <table:table-cell office:value-type="string">
            <text:p>glükoos</text:p>
          </table:table-cell>
          <table:table-cell table:style-name="Default" office:value-type="float" office:value="5.63">
            <text:p>5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11907">
            <text:p>11311907</text:p>
          </table:table-cell>
          <table:table-cell office:value-type="float" office:value="172400159">
            <text:p>172400159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77922665568">
            <text:p>779226655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21792">
            <text:p>15921792</text:p>
          </table:table-cell>
          <table:table-cell office:value-type="float" office:value="156247436">
            <text:p>156247436</text:p>
          </table:table-cell>
          <table:table-cell office:value-type="string">
            <text:p>2013-01-03</text:p>
          </table:table-cell>
          <table:table-cell office:value-type="string">
            <text:p>S</text:p>
          </table:table-cell>
          <table:table-cell office:value-type="string">
            <text:p>2012-12-25</text:p>
          </table:table-cell>
          <table:table-cell office:value-type="float" office:value="62765466886">
            <text:p>627654668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08345">
            <text:p>14708345</text:p>
          </table:table-cell>
          <table:table-cell office:value-type="float" office:value="212754093">
            <text:p>212754093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734378224">
            <text:p>337343782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* 02.12.2013 <text:s text:c="2"/>: veresuhkur 5,7 mmol/L</text:p>
          </table:table-cell>
          <table:table-cell office:value-type="string">
            <text:p>veresuhkur 5,7 mmol/L</text:p>
          </table:table-cell>
          <table:table-cell office:value-type="string">
            <text:p><text:s/>, kolesterool 4,2 mmol/L</text:p>
          </table:table-cell>
          <table:table-cell office:value-type="string">
            <text:p>veresuhkur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9204">
            <text:p>18839204</text:p>
          </table:table-cell>
          <table:table-cell office:value-type="float" office:value="192612198">
            <text:p>192612198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867370502">
            <text:p>198673705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rool tõusnud05.08.201313 : 27 : Glükoos 5.7 mmol/L</text:p>
          </table:table-cell>
          <table:table-cell office:value-type="string">
            <text:p>Glükoos 5.7 mmol/L</text:p>
          </table:table-cell>
          <table:table-cell/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7247">
            <text:p>487247</text:p>
          </table:table-cell>
          <table:table-cell office:value-type="float" office:value="95704071">
            <text:p>95704071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office:value-type="string">
            <text:p>2012-04-25</text:p>
          </table:table-cell>
          <table:table-cell office:value-type="float" office:value="54770228126">
            <text:p>5477022812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9526">
            <text:p>16249526</text:p>
          </table:table-cell>
          <table:table-cell office:value-type="float" office:value="203884147">
            <text:p>203884147</text:p>
          </table:table-cell>
          <table:table-cell office:value-type="string">
            <text:p>2013-10-18</text:p>
          </table:table-cell>
          <table:table-cell office:value-type="string">
            <text:p>S</text:p>
          </table:table-cell>
          <table:table-cell office:value-type="string">
            <text:p>2013-10-10</text:p>
          </table:table-cell>
          <table:table-cell office:value-type="float" office:value="673033663960">
            <text:p>6730336639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( &lt;89 U/L ) , CRP 90 ( mg/L ) , Glükoos 5.7 ( mmol/L</text:p>
          </table:table-cell>
          <table:table-cell office:value-type="string">
            <text:p>Glükoos 5.7 ( mmol/L</text:p>
          </table:table-cell>
          <table:table-cell office:value-type="string">
            <text:p><text:s/>) , Kreatiniin 20 ( &lt;18 . 37 µm</text:p>
          </table:table-cell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9806">
            <text:p>769806</text:p>
          </table:table-cell>
          <table:table-cell office:value-type="float" office:value="83033490">
            <text:p>83033490</text:p>
          </table:table-cell>
          <table:table-cell office:value-type="string">
            <text:p>2012-02-04</text:p>
          </table:table-cell>
          <table:table-cell office:value-type="string">
            <text:p>S</text:p>
          </table:table-cell>
          <table:table-cell office:value-type="string">
            <text:p>2012-01-30</text:p>
          </table:table-cell>
          <table:table-cell office:value-type="float" office:value="50093725341">
            <text:p>500937253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671">
            <text:p>1910671</text:p>
          </table:table-cell>
          <table:table-cell office:value-type="float" office:value="122757050">
            <text:p>122757050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85831863899">
            <text:p>858318638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9.05.201217 : 47 : Glükoos 5.7 mmol/L</text:p>
          </table:table-cell>
          <table:table-cell office:value-type="string">
            <text:p>Glükoos 5.7 mmol/L</text:p>
          </table:table-cell>
          <table:table-cell/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17980">
            <text:p>16917980</text:p>
          </table:table-cell>
          <table:table-cell office:value-type="float" office:value="173571284">
            <text:p>173571284</text:p>
          </table:table-cell>
          <table:table-cell office:value-type="string">
            <text:p>2013-04-24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47892992922">
            <text:p>478929929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6823">
            <text:p>16586823</text:p>
          </table:table-cell>
          <table:table-cell office:value-type="float" office:value="210083563">
            <text:p>210083563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06</text:p>
          </table:table-cell>
          <table:table-cell office:value-type="float" office:value="12093866345">
            <text:p>120938663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36497">
            <text:p>19736497</text:p>
          </table:table-cell>
          <table:table-cell office:value-type="float" office:value="161947399">
            <text:p>161947399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337260472">
            <text:p>823372604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MDRD ) 110.25 ml/min/1,73 m2 , Glükoos 5.7 mmol/L</text:p>
          </table:table-cell>
          <table:table-cell office:value-type="string">
            <text:p>Glükoos 5.7 mmol/L</text:p>
          </table:table-cell>
          <table:table-cell office:value-type="string">
            <text:p><text:s/>, Kolesterool 5.6 mmol/L , LDL </text:p>
          </table:table-cell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54609">
            <text:p>18054609</text:p>
          </table:table-cell>
          <table:table-cell office:value-type="float" office:value="165212579">
            <text:p>165212579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895341132">
            <text:p>828953411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* 04.03.2013 : 21.08.2012 : Veresuhkur 5,7</text:p>
          </table:table-cell>
          <table:table-cell office:value-type="string">
            <text:p>Veresuhkur 5,7</text:p>
          </table:table-cell>
          <table:table-cell/>
          <table:table-cell office:value-type="string">
            <text:p>Veresuhkur</text:p>
          </table:table-cell>
          <table:table-cell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78820">
            <text:p>19178820</text:p>
          </table:table-cell>
          <table:table-cell office:value-type="float" office:value="187885485">
            <text:p>187885485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3-07-08</text:p>
          </table:table-cell>
          <table:table-cell office:value-type="float" office:value="673030512634">
            <text:p>6730305126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8.07.201313 : 34 : Glükoos 5.7 mmol/L</text:p>
          </table:table-cell>
          <table:table-cell office:value-type="string">
            <text:p>Glükoos 5.7 mmol/L</text:p>
          </table:table-cell>
          <table:table-cell/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6679">
            <text:p>18046679</text:p>
          </table:table-cell>
          <table:table-cell office:value-type="float" office:value="205503082">
            <text:p>205503082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73030389447">
            <text:p>673030389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6.09.2013 Glükoos 5.7 mmol/L</text:p>
          </table:table-cell>
          <table:table-cell office:value-type="string">
            <text:p>Glükoos 5.7 mmol/L</text:p>
          </table:table-cell>
          <table:table-cell/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22708">
            <text:p>13622708</text:p>
          </table:table-cell>
          <table:table-cell office:value-type="float" office:value="176762022">
            <text:p>176762022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68189774438">
            <text:p>681897744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at 1.42 ( 1.05 . 1.85 mmol/L ) Glükoos 5.7 ( mmol/L</text:p>
          </table:table-cell>
          <table:table-cell office:value-type="string">
            <text:p>Glükoos 5.7 ( mmol/L</text:p>
          </table:table-cell>
          <table:table-cell office:value-type="string">
            <text:p><text:s/>) Kreatiniin 45 ( 46 . 70 µmol/</text:p>
          </table:table-cell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49300">
            <text:p>18749300</text:p>
          </table:table-cell>
          <table:table-cell office:value-type="float" office:value="174374154">
            <text:p>174374154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18867874997">
            <text:p>18867874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8.04.201317 : 04 : Glükoos 5.7 mmol/L</text:p>
          </table:table-cell>
          <table:table-cell office:value-type="string">
            <text:p>Glükoos 5.7 mmol/L</text:p>
          </table:table-cell>
          <table:table-cell/>
          <table:table-cell office:value-type="string">
            <text:p>Glükoos</text:p>
          </table:table-cell>
          <table:table-cell office:value-type="float" office:value="5.7">
            <text:p>5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7432">
            <text:p>18307432</text:p>
          </table:table-cell>
          <table:table-cell office:value-type="float" office:value="208542235">
            <text:p>208542235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6776">
            <text:p>6730304667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5.11 . veresuhkur 5,8 mmol/l</text:p>
          </table:table-cell>
          <table:table-cell office:value-type="string">
            <text:p>veresuhkur 5,8 mmol/l</text:p>
          </table:table-cell>
          <table:table-cell/>
          <table:table-cell office:value-type="string">
            <text:p>veresuhkur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39177">
            <text:p>16339177</text:p>
          </table:table-cell>
          <table:table-cell office:value-type="float" office:value="219186065">
            <text:p>219186065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2013-12-23</text:p>
          </table:table-cell>
          <table:table-cell office:value-type="float" office:value="673036364784">
            <text:p>6730363647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8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72700">
            <text:p>16972700</text:p>
          </table:table-cell>
          <table:table-cell office:value-type="float" office:value="196067831">
            <text:p>196067831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56864">
            <text:p>6730305568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,8 mmol/l</text:p>
          </table:table-cell>
          <table:table-cell/>
          <table:table-cell office:value-type="string">
            <text:p>Veresuhkur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8946">
            <text:p>17468946</text:p>
          </table:table-cell>
          <table:table-cell office:value-type="float" office:value="181506119">
            <text:p>181506119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78399019722">
            <text:p>78399019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9.05.20139 : 49 : 29 : Glükoos 5.8 mmol/L</text:p>
          </table:table-cell>
          <table:table-cell office:value-type="string">
            <text:p>Glükoos 5.8 mmol/L</text:p>
          </table:table-cell>
          <table:table-cell/>
          <table:table-cell office:value-type="string">
            <text:p>Glükoos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93072">
            <text:p>13393072</text:p>
          </table:table-cell>
          <table:table-cell office:value-type="float" office:value="157094659">
            <text:p>157094659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1</text:p>
          </table:table-cell>
          <table:table-cell office:value-type="float" office:value="92172419584">
            <text:p>921724195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S , P-Gluc 120 min ( 75g Gluc PO ) 5.8</text:p>
          </table:table-cell>
          <table:table-cell office:value-type="string">
            <text:p><text:s/>( &lt;7.8 mmol/L )</text:p>
          </table:table-cell>
          <table:table-cell office:value-type="string">
            <text:p>S , P-Gluc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0477">
            <text:p>6600477</text:p>
          </table:table-cell>
          <table:table-cell office:value-type="float" office:value="123865508">
            <text:p>123865508</text:p>
          </table:table-cell>
          <table:table-cell office:value-type="string">
            <text:p>2012-05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442129614">
            <text:p>6744212961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ühja kõhu veresuhkur 5,8</text:p>
          </table:table-cell>
          <table:table-cell office:value-type="string">
            <text:p>veresuhkur 5,8</text:p>
          </table:table-cell>
          <table:table-cell office:value-type="string">
            <text:p><text:s/>, 2 tundi peale sööki 8,8 .</text:p>
          </table:table-cell>
          <table:table-cell office:value-type="string">
            <text:p>veresuhkur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82081">
            <text:p>18082081</text:p>
          </table:table-cell>
          <table:table-cell office:value-type="float" office:value="178658806">
            <text:p>178658806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805261">
            <text:p>6730448052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 Emo-s 23.04 hemoglobiin 141 , suhkur 5,8</text:p>
          </table:table-cell>
          <table:table-cell office:value-type="string">
            <text:p>suhkur 5,8</text:p>
          </table:table-cell>
          <table:table-cell office:value-type="string">
            <text:p><text:s/>, uriin korras Vaja võtta &lt;m va</text:p>
          </table:table-cell>
          <table:table-cell office:value-type="string">
            <text:p>suhkur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1624">
            <text:p>16421624</text:p>
          </table:table-cell>
          <table:table-cell office:value-type="float" office:value="183946808">
            <text:p>183946808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office:value-type="string">
            <text:p>2013-06-09</text:p>
          </table:table-cell>
          <table:table-cell office:value-type="float" office:value="43284499881">
            <text:p>4328449988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8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51544">
            <text:p>7951544</text:p>
          </table:table-cell>
          <table:table-cell office:value-type="float" office:value="133369431">
            <text:p>133369431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87016681441">
            <text:p>8701668144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tehtud TSH 0,88 , antiTPO &lt;5 , vs 5,8 mmol/l</text:p>
          </table:table-cell>
          <table:table-cell office:value-type="string">
            <text:p>vs 5,8 mmol/l</text:p>
          </table:table-cell>
          <table:table-cell/>
          <table:table-cell office:value-type="string">
            <text:p>vs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3747">
            <text:p>2703747</text:p>
          </table:table-cell>
          <table:table-cell office:value-type="float" office:value="148382374">
            <text:p>148382374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73005837740">
            <text:p>730058377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5,8</text:p>
          </table:table-cell>
          <table:table-cell/>
          <table:table-cell office:value-type="string">
            <text:p>Veresuhkur</text:p>
          </table:table-cell>
          <table:table-cell office:value-type="float" office:value="5.8">
            <text:p>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4901">
            <text:p>784901</text:p>
          </table:table-cell>
          <table:table-cell office:value-type="float" office:value="120823500">
            <text:p>120823500</text:p>
          </table:table-cell>
          <table:table-cell office:value-type="string">
            <text:p>2012-05-11</text:p>
          </table:table-cell>
          <table:table-cell office:value-type="string">
            <text:p>S</text:p>
          </table:table-cell>
          <table:table-cell office:value-type="string">
            <text:p>2012-05-06</text:p>
          </table:table-cell>
          <table:table-cell office:value-type="float" office:value="46671555145">
            <text:p>466715551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8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12129">
            <text:p>14312129</text:p>
          </table:table-cell>
          <table:table-cell office:value-type="float" office:value="174070643">
            <text:p>174070643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18014398930">
            <text:p>180143989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Dm II u 1 a - keskmine suhkur -5,8 mmol/l</text:p>
          </table:table-cell>
          <table:table-cell office:value-type="string">
            <text:p>suhkur -5,8 mmol/l</text:p>
          </table:table-cell>
          <table:table-cell/>
          <table:table-cell office:value-type="string">
            <text:p>suhkur</text:p>
          </table:table-cell>
          <table:table-cell office:value-type="float" office:value="5.8">
            <text:p>5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3760">
            <text:p>19973760</text:p>
          </table:table-cell>
          <table:table-cell office:value-type="float" office:value="203432602">
            <text:p>203432602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16113944615">
            <text:p>161139446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4.10.201313 : 37 : 26 : Glükoos 5.9 mmol/L</text:p>
          </table:table-cell>
          <table:table-cell office:value-type="string">
            <text:p>Glükoos 5.9 mmol/L</text:p>
          </table:table-cell>
          <table:table-cell/>
          <table:table-cell office:value-type="string">
            <text:p>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60357">
            <text:p>13860357</text:p>
          </table:table-cell>
          <table:table-cell office:value-type="float" office:value="175872431">
            <text:p>175872431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673046209269">
            <text:p>6730462092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13456">
            <text:p>19913456</text:p>
          </table:table-cell>
          <table:table-cell office:value-type="float" office:value="186556649">
            <text:p>186556649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0201">
            <text:p>673030460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3.07.2013 : 29.05.201316 : 41 : Glükoos 5.9 mmol/L</text:p>
          </table:table-cell>
          <table:table-cell office:value-type="string">
            <text:p>Glükoos 5.9 mmol/L</text:p>
          </table:table-cell>
          <table:table-cell/>
          <table:table-cell office:value-type="string">
            <text:p>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20445">
            <text:p>23020445</text:p>
          </table:table-cell>
          <table:table-cell office:value-type="float" office:value="195266334">
            <text:p>195266334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87091310655">
            <text:p>870913106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72986">
            <text:p>2572986</text:p>
          </table:table-cell>
          <table:table-cell office:value-type="float" office:value="150502353">
            <text:p>150502353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13837530000">
            <text:p>138375300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4.09.2012 : Veresuhkur 5,9</text:p>
          </table:table-cell>
          <table:table-cell office:value-type="string">
            <text:p>Veresuhkur 5,9</text:p>
          </table:table-cell>
          <table:table-cell office:value-type="string">
            <text:p>p s</text:p>
          </table:table-cell>
          <table:table-cell office:value-type="string">
            <text:p>Veresuhkur</text:p>
          </table:table-cell>
          <table:table-cell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41919">
            <text:p>16741919</text:p>
          </table:table-cell>
          <table:table-cell office:value-type="float" office:value="186307250">
            <text:p>186307250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668235850">
            <text:p>806682358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91048">
            <text:p>2491048</text:p>
          </table:table-cell>
          <table:table-cell office:value-type="float" office:value="137015930">
            <text:p>137015930</text:p>
          </table:table-cell>
          <table:table-cell office:value-type="string">
            <text:p>2011-10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884228592">
            <text:p>398842285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4.10 <text:s text:c="2"/>: vs 5,9mmol/l</text:p>
          </table:table-cell>
          <table:table-cell office:value-type="string">
            <text:p>vs 5,9mmol/l</text:p>
          </table:table-cell>
          <table:table-cell/>
          <table:table-cell office:value-type="string">
            <text:p>v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8105">
            <text:p>538105</text:p>
          </table:table-cell>
          <table:table-cell office:value-type="float" office:value="149879139">
            <text:p>149879139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19</text:p>
          </table:table-cell>
          <table:table-cell office:value-type="float" office:value="80987675014">
            <text:p>8098767501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20534">
            <text:p>18820534</text:p>
          </table:table-cell>
          <table:table-cell office:value-type="float" office:value="161725398">
            <text:p>161725398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825813558">
            <text:p>508258135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/l , kreatiniin - 66 urmol/l , veresuhkur - 5,9 mmol/l</text:p>
          </table:table-cell>
          <table:table-cell office:value-type="string">
            <text:p>veresuhkur - 5,9 mmol/l</text:p>
          </table:table-cell>
          <table:table-cell office:value-type="string">
            <text:p><text:s/>, glükoHgb - 6,0 mmol/l , AST -</text:p>
          </table:table-cell>
          <table:table-cell office:value-type="string">
            <text:p>veresuhkur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9073">
            <text:p>16909073</text:p>
          </table:table-cell>
          <table:table-cell office:value-type="float" office:value="155237405">
            <text:p>155237405</text:p>
          </table:table-cell>
          <table:table-cell office:value-type="string">
            <text:p>2012-12-23</text:p>
          </table:table-cell>
          <table:table-cell office:value-type="string">
            <text:p>S</text:p>
          </table:table-cell>
          <table:table-cell office:value-type="string">
            <text:p>2012-12-21</text:p>
          </table:table-cell>
          <table:table-cell office:value-type="float" office:value="39176461605">
            <text:p>391764616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6791">
            <text:p>566791</text:p>
          </table:table-cell>
          <table:table-cell office:value-type="float" office:value="145814295">
            <text:p>145814295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0-25</text:p>
          </table:table-cell>
          <table:table-cell office:value-type="float" office:value="80830598247">
            <text:p>8083059824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69699">
            <text:p>7269699</text:p>
          </table:table-cell>
          <table:table-cell office:value-type="float" office:value="125193571">
            <text:p>125193571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92678945097">
            <text:p>926789450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5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5.9">
            <text:p>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83404">
            <text:p>13383404</text:p>
          </table:table-cell>
          <table:table-cell office:value-type="float" office:value="208342191">
            <text:p>208342191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572066611">
            <text:p>325720666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68039">
            <text:p>10268039</text:p>
          </table:table-cell>
          <table:table-cell office:value-type="float" office:value="217146462">
            <text:p>217146462</text:p>
          </table:table-cell>
          <table:table-cell office:value-type="string">
            <text:p>2013-12-20</text:p>
          </table:table-cell>
          <table:table-cell office:value-type="string">
            <text:p>S</text:p>
          </table:table-cell>
          <table:table-cell office:value-type="string">
            <text:p>2013-12-18</text:p>
          </table:table-cell>
          <table:table-cell office:value-type="float" office:value="56494229218">
            <text:p>5649422921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 mmol/L</text:p>
          </table:table-cell>
          <table:table-cell office:value-type="string">
            <text:p><text:s/>! ( NEG )</text:p>
          </table:table-cell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77506">
            <text:p>3377506</text:p>
          </table:table-cell>
          <table:table-cell office:value-type="float" office:value="138160437">
            <text:p>138160437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49040974182">
            <text:p>490409741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H VS 6</text:p>
          </table:table-cell>
          <table:table-cell office:value-type="string">
            <text:p>VS 6</text:p>
          </table:table-cell>
          <table:table-cell office:value-type="string">
            <text:p><text:s/>- 8 .</text:p>
          </table:table-cell>
          <table:table-cell office:value-type="string">
            <text:p>VS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91600">
            <text:p>5191600</text:p>
          </table:table-cell>
          <table:table-cell office:value-type="float" office:value="132051053">
            <text:p>132051053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6-07</text:p>
          </table:table-cell>
          <table:table-cell office:value-type="float" office:value="90674689835">
            <text:p>906746898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ise edasi , soovitav hommikune glükoos 6</text:p>
          </table:table-cell>
          <table:table-cell office:value-type="string">
            <text:p>glükoos 6</text:p>
          </table:table-cell>
          <table:table-cell office:value-type="string">
            <text:p>-8 mmol/L</text:p>
          </table:table-cell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16051">
            <text:p>23916051</text:p>
          </table:table-cell>
          <table:table-cell office:value-type="float" office:value="160450141">
            <text:p>160450141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73030354383">
            <text:p>6730303543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5950">
            <text:p>1875950</text:p>
          </table:table-cell>
          <table:table-cell office:value-type="float" office:value="122863991">
            <text:p>122863991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671392556">
            <text:p>826713925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: RR 140-80 p 80 KVA võetud iNR vs oli 6</text:p>
          </table:table-cell>
          <table:table-cell office:value-type="string">
            <text:p>vs oli 6</text:p>
          </table:table-cell>
          <table:table-cell office:value-type="string">
            <text:p><text:s/>l ajal</text:p>
          </table:table-cell>
          <table:table-cell office:value-type="string">
            <text:p>vs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624">
            <text:p>571624</text:p>
          </table:table-cell>
          <table:table-cell office:value-type="float" office:value="147379791">
            <text:p>147379791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2012-10-24</text:p>
          </table:table-cell>
          <table:table-cell office:value-type="float" office:value="46509035378">
            <text:p>4650903537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0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6408">
            <text:p>2206408</text:p>
          </table:table-cell>
          <table:table-cell office:value-type="float" office:value="86071039">
            <text:p>86071039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710586859">
            <text:p>177105868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* 13.03.2012 : veresuhkur 6,0</text:p>
          </table:table-cell>
          <table:table-cell office:value-type="string">
            <text:p>veresuhkur 6,0</text:p>
          </table:table-cell>
          <table:table-cell office:value-type="string">
            <text:p><text:s/>RR 140/8003.09 planeeritud vas </text:p>
          </table:table-cell>
          <table:table-cell office:value-type="string">
            <text:p>veresuhkur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4272">
            <text:p>814272</text:p>
          </table:table-cell>
          <table:table-cell office:value-type="float" office:value="90032664">
            <text:p>90032664</text:p>
          </table:table-cell>
          <table:table-cell office:value-type="string">
            <text:p>2012-03-19</text:p>
          </table:table-cell>
          <table:table-cell office:value-type="string">
            <text:p>S</text:p>
          </table:table-cell>
          <table:table-cell office:value-type="string">
            <text:p>2012-03-19</text:p>
          </table:table-cell>
          <table:table-cell office:value-type="float" office:value="34312297746">
            <text:p>343122977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 mmol/L</text:p>
          </table:table-cell>
          <table:table-cell office:value-type="string">
            <text:p><text:s/>( NEG )</text:p>
          </table:table-cell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22438">
            <text:p>3322438</text:p>
          </table:table-cell>
          <table:table-cell office:value-type="float" office:value="81986337">
            <text:p>81986337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1-08-18</text:p>
          </table:table-cell>
          <table:table-cell office:value-type="float" office:value="78627271308">
            <text:p>786272713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ühja kõhu veresuhkur 6.0</text:p>
          </table:table-cell>
          <table:table-cell office:value-type="string">
            <text:p>veresuhkur 6.0</text:p>
          </table:table-cell>
          <table:table-cell office:value-type="string">
            <text:p>-7.0 . , 2 t peale sööki 10.0 HG</text:p>
          </table:table-cell>
          <table:table-cell office:value-type="string">
            <text:p>veresuhkur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90268">
            <text:p>18290268</text:p>
          </table:table-cell>
          <table:table-cell office:value-type="float" office:value="186705139">
            <text:p>186705139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79407221751">
            <text:p>794072217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2.07.201313 : 14 : Glükoos 6</text:p>
          </table:table-cell>
          <table:table-cell office:value-type="string">
            <text:p>Glükoos 6</text:p>
          </table:table-cell>
          <table:table-cell/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7077">
            <text:p>16637077</text:p>
          </table:table-cell>
          <table:table-cell office:value-type="float" office:value="193719721">
            <text:p>193719721</text:p>
          </table:table-cell>
          <table:table-cell office:value-type="string">
            <text:p>2013-08-23</text:p>
          </table:table-cell>
          <table:table-cell office:value-type="string">
            <text:p>S</text:p>
          </table:table-cell>
          <table:table-cell office:value-type="string">
            <text:p>2013-08-22</text:p>
          </table:table-cell>
          <table:table-cell office:value-type="float" office:value="38037974756">
            <text:p>380379747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36961">
            <text:p>3936961</text:p>
          </table:table-cell>
          <table:table-cell office:value-type="float" office:value="138114076">
            <text:p>138114076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1-05-12</text:p>
          </table:table-cell>
          <table:table-cell office:value-type="float" office:value="78200339966">
            <text:p>782003399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ühja kõhu veresuhkur 6.0 mmol-l</text:p>
          </table:table-cell>
          <table:table-cell office:value-type="string">
            <text:p>veresuhkur 6.0 mmol-l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-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1982">
            <text:p>16841982</text:p>
          </table:table-cell>
          <table:table-cell office:value-type="float" office:value="190235584">
            <text:p>190235584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office:value-type="string">
            <text:p>2013-07-07</text:p>
          </table:table-cell>
          <table:table-cell office:value-type="float" office:value="673045159341">
            <text:p>6730451593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6974">
            <text:p>436974</text:p>
          </table:table-cell>
          <table:table-cell office:value-type="float" office:value="95616929">
            <text:p>95616929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office:value-type="string">
            <text:p>2012-04-17</text:p>
          </table:table-cell>
          <table:table-cell office:value-type="float" office:value="50238436772">
            <text:p>502384367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0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15645">
            <text:p>8415645</text:p>
          </table:table-cell>
          <table:table-cell office:value-type="float" office:value="150269618">
            <text:p>150269618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96594151627">
            <text:p>9659415162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ESMÄRGIKS ON HOMMIKU ( PAASTU ) VERESUHKUR 6</text:p>
          </table:table-cell>
          <table:table-cell office:value-type="string">
            <text:p>VERESUHKUR 6</text:p>
          </table:table-cell>
          <table:table-cell office:value-type="string">
            <text:p><text:s/>- 7 MMOL/L</text:p>
          </table:table-cell>
          <table:table-cell office:value-type="string">
            <text:p>VERESUHKUR</text:p>
          </table:table-cell>
          <table:table-cell table:style-name="Default"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1393">
            <text:p>16691393</text:p>
          </table:table-cell>
          <table:table-cell office:value-type="float" office:value="158940037">
            <text:p>158940037</text:p>
          </table:table-cell>
          <table:table-cell office:value-type="string">
            <text:p>2013-01-17</text:p>
          </table:table-cell>
          <table:table-cell office:value-type="string">
            <text:p>S</text:p>
          </table:table-cell>
          <table:table-cell office:value-type="string">
            <text:p>2013-01-16</text:p>
          </table:table-cell>
          <table:table-cell office:value-type="float" office:value="99878243582">
            <text:p>998782435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28601">
            <text:p>17328601</text:p>
          </table:table-cell>
          <table:table-cell office:value-type="float" office:value="170094405">
            <text:p>170094405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606777">
            <text:p>6730436067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O 0.6 x 109/L ; GR 5.010x 9/L ; veresuhkur 6,0 mmol/l</text:p>
          </table:table-cell>
          <table:table-cell office:value-type="string">
            <text:p>veresuhkur 6,0 mmol/l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30243">
            <text:p>2530243</text:p>
          </table:table-cell>
          <table:table-cell office:value-type="float" office:value="143631448">
            <text:p>143631448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53189774572">
            <text:p>531897745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8.10.201216 : 27 : 57 : Glükoos 6.0 mmol/L</text:p>
          </table:table-cell>
          <table:table-cell office:value-type="string">
            <text:p>Glükoos 6.0 mmol/L</text:p>
          </table:table-cell>
          <table:table-cell/>
          <table:table-cell office:value-type="string">
            <text:p>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9875">
            <text:p>559875</text:p>
          </table:table-cell>
          <table:table-cell office:value-type="float" office:value="90030815">
            <text:p>90030815</text:p>
          </table:table-cell>
          <table:table-cell office:value-type="string">
            <text:p>2012-03-19</text:p>
          </table:table-cell>
          <table:table-cell office:value-type="string">
            <text:p>S</text:p>
          </table:table-cell>
          <table:table-cell office:value-type="string">
            <text:p>2012-03-13</text:p>
          </table:table-cell>
          <table:table-cell office:value-type="float" office:value="56544445856">
            <text:p>565444458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ol/L ) S , P-CRP 12 ( &lt;5 mg/L ) S , P-Glükoos 6.0 ( mmol/L</text:p>
          </table:table-cell>
          <table:table-cell office:value-type="string">
            <text:p>S , P-Glükoos 6.0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52062">
            <text:p>2652062</text:p>
          </table:table-cell>
          <table:table-cell office:value-type="float" office:value="133215297">
            <text:p>133215297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917874009">
            <text:p>369178740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s - 6,1</text:p>
          </table:table-cell>
          <table:table-cell office:value-type="string">
            <text:p><text:s/>. pikkvs - 6,3 %</text:p>
          </table:table-cell>
          <table:table-cell office:value-type="string">
            <text:p>vs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538">
            <text:p>543538</text:p>
          </table:table-cell>
          <table:table-cell office:value-type="float" office:value="87154128">
            <text:p>87154128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office:value-type="string">
            <text:p>2012-03-05</text:p>
          </table:table-cell>
          <table:table-cell office:value-type="float" office:value="14332749022">
            <text:p>143327490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mol/L ) S , P-CRP 1 ( &lt;5 mg/L ) S , P-Glükoos 6.1 ( mmol/L</text:p>
          </table:table-cell>
          <table:table-cell office:value-type="string">
            <text:p>S , P-Glükoos 6.1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4514">
            <text:p>16224514</text:p>
          </table:table-cell>
          <table:table-cell office:value-type="float" office:value="178916244">
            <text:p>178916244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48192180355">
            <text:p>481921803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CRP 279 ( mg/L ) Glükoos 6.1 ( mmol/L</text:p>
          </table:table-cell>
          <table:table-cell office:value-type="string">
            <text:p>Glükoos 6.1 ( mmol/L</text:p>
          </table:table-cell>
          <table:table-cell office:value-type="string">
            <text:p><text:s/>) Haptoglobiin 4.06 ( 0.20 . 1.</text:p>
          </table:table-cell>
          <table:table-cell office:value-type="string">
            <text:p>Glükoo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68433">
            <text:p>17768433</text:p>
          </table:table-cell>
          <table:table-cell office:value-type="float" office:value="184420384">
            <text:p>184420384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673030439571">
            <text:p>6730304395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2.06.201319 : 00 : 53 : Glükoos 6.1 mmol/L</text:p>
          </table:table-cell>
          <table:table-cell office:value-type="string">
            <text:p>Glükoos 6.1 mmol/L</text:p>
          </table:table-cell>
          <table:table-cell/>
          <table:table-cell office:value-type="string">
            <text:p>Glükoo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75976">
            <text:p>12875976</text:p>
          </table:table-cell>
          <table:table-cell office:value-type="float" office:value="204761638">
            <text:p>204761638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615013576">
            <text:p>426150135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S 6,1 mmol/l</text:p>
          </table:table-cell>
          <table:table-cell/>
          <table:table-cell office:value-type="string">
            <text:p>V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82059">
            <text:p>19582059</text:p>
          </table:table-cell>
          <table:table-cell office:value-type="float" office:value="158002702">
            <text:p>158002702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949686924">
            <text:p>89949686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Suhkruhaigus komp vs 6,1</text:p>
          </table:table-cell>
          <table:table-cell office:value-type="string">
            <text:p>vs 6,1</text:p>
          </table:table-cell>
          <table:table-cell office:value-type="string">
            <text:p><text:s/>kombineeritud raviga</text:p>
          </table:table-cell>
          <table:table-cell office:value-type="string">
            <text:p>vs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6763">
            <text:p>2706763</text:p>
          </table:table-cell>
          <table:table-cell office:value-type="float" office:value="140338040">
            <text:p>140338040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416867540">
            <text:p>954168675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4.09.2012 : 21.09.201215 : 26 : Glükoos 6.1 mmol/L</text:p>
          </table:table-cell>
          <table:table-cell office:value-type="string">
            <text:p>Glükoos 6.1 mmol/L</text:p>
          </table:table-cell>
          <table:table-cell/>
          <table:table-cell office:value-type="string">
            <text:p>Glükoo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76830">
            <text:p>5076830</text:p>
          </table:table-cell>
          <table:table-cell office:value-type="float" office:value="133270619">
            <text:p>133270619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office:value-type="string">
            <text:p>2012-07-31</text:p>
          </table:table-cell>
          <table:table-cell office:value-type="float" office:value="78101299105">
            <text:p>781012991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1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50273">
            <text:p>16650273</text:p>
          </table:table-cell>
          <table:table-cell office:value-type="float" office:value="178173485">
            <text:p>178173485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office:value-type="string">
            <text:p>2013-05-03</text:p>
          </table:table-cell>
          <table:table-cell office:value-type="float" office:value="673039734554">
            <text:p>6730397345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3898">
            <text:p>17193898</text:p>
          </table:table-cell>
          <table:table-cell office:value-type="float" office:value="158878578">
            <text:p>158878578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0241966">
            <text:p>6730402419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us mõõtmisel RR kuni 153 mmHg , glükoos 6,1 mmol/l</text:p>
          </table:table-cell>
          <table:table-cell office:value-type="string">
            <text:p>glükoos 6,1 mmol/l</text:p>
          </table:table-cell>
          <table:table-cell/>
          <table:table-cell office:value-type="string">
            <text:p>glükoo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3190">
            <text:p>5863190</text:p>
          </table:table-cell>
          <table:table-cell office:value-type="float" office:value="144229215">
            <text:p>144229215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45784463504">
            <text:p>457844635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5.10.2012 - vs 6,1</text:p>
          </table:table-cell>
          <table:table-cell office:value-type="string">
            <text:p>vs 6,1</text:p>
          </table:table-cell>
          <table:table-cell office:value-type="string">
            <text:p><text:s/>RR 145/90mmHg kaal 125,8kg</text:p>
          </table:table-cell>
          <table:table-cell office:value-type="string">
            <text:p>vs</text:p>
          </table:table-cell>
          <table:table-cell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9211">
            <text:p>16359211</text:p>
          </table:table-cell>
          <table:table-cell office:value-type="float" office:value="160196679">
            <text:p>160196679</text:p>
          </table:table-cell>
          <table:table-cell office:value-type="string">
            <text:p>2013-01-24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673041119518">
            <text:p>6730411195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1">
            <text:p>6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3869">
            <text:p>9753869</text:p>
          </table:table-cell>
          <table:table-cell office:value-type="float" office:value="167698050">
            <text:p>167698050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office:value-type="string">
            <text:p>2013-02-28</text:p>
          </table:table-cell>
          <table:table-cell office:value-type="float" office:value="10829475182">
            <text:p>108294751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6,2</text:p>
          </table:table-cell>
          <table:table-cell office:value-type="string">
            <text:p><text:s/>valvetoas</text:p>
          </table:table-cell>
          <table:table-cell office:value-type="string">
            <text:p>Veresuhkur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60587">
            <text:p>18460587</text:p>
          </table:table-cell>
          <table:table-cell office:value-type="float" office:value="163781152">
            <text:p>163781152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936882565">
            <text:p>759368825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S 6,2</text:p>
          </table:table-cell>
          <table:table-cell office:value-type="string">
            <text:p><text:s/>, düslipiodeemia</text:p>
          </table:table-cell>
          <table:table-cell office:value-type="string">
            <text:p>VS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227">
            <text:p>2432227</text:p>
          </table:table-cell>
          <table:table-cell office:value-type="float" office:value="135498024">
            <text:p>135498024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681086415">
            <text:p>876810864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6.2</text:p>
          </table:table-cell>
          <table:table-cell office:value-type="string">
            <text:p><text:s/>; Kolesterool 5.8 mmol/L ; LDL </text:p>
          </table:table-cell>
          <table:table-cell office:value-type="string">
            <text:p>Veresuhkur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1449">
            <text:p>2071449</text:p>
          </table:table-cell>
          <table:table-cell office:value-type="float" office:value="82795189">
            <text:p>82795189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786096361">
            <text:p>967860963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1.02 - Gluc - 6,2 mmol/l</text:p>
          </table:table-cell>
          <table:table-cell office:value-type="string">
            <text:p>Gluc - 6,2 mmol/l</text:p>
          </table:table-cell>
          <table:table-cell office:value-type="string">
            <text:p><text:s/>( õhtul hilja maistanud ) Kaal-</text:p>
          </table:table-cell>
          <table:table-cell office:value-type="string">
            <text:p>Gluc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9551">
            <text:p>16739551</text:p>
          </table:table-cell>
          <table:table-cell office:value-type="float" office:value="167826011">
            <text:p>167826011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office:value-type="string">
            <text:p>2013-03-15</text:p>
          </table:table-cell>
          <table:table-cell office:value-type="float" office:value="97432326853">
            <text:p>974323268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0 min ( 50 g ) 6.2</text:p>
          </table:table-cell>
          <table:table-cell office:value-type="string">
            <text:p><text:s/>( mmol/L )</text:p>
          </table:table-cell>
          <table:table-cell office:value-type="string">
            <text:p>Glükoos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691">
            <text:p>575691</text:p>
          </table:table-cell>
          <table:table-cell office:value-type="float" office:value="131552119">
            <text:p>131552119</text:p>
          </table:table-cell>
          <table:table-cell office:value-type="string">
            <text:p>2012-07-15</text:p>
          </table:table-cell>
          <table:table-cell office:value-type="string">
            <text:p>S</text:p>
          </table:table-cell>
          <table:table-cell office:value-type="string">
            <text:p>2012-07-05</text:p>
          </table:table-cell>
          <table:table-cell office:value-type="float" office:value="76753730444">
            <text:p>767537304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2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89731">
            <text:p>10389731</text:p>
          </table:table-cell>
          <table:table-cell office:value-type="float" office:value="166441574">
            <text:p>166441574</text:p>
          </table:table-cell>
          <table:table-cell office:value-type="string">
            <text:p>2013-03-12</text:p>
          </table:table-cell>
          <table:table-cell office:value-type="string">
            <text:p>S</text:p>
          </table:table-cell>
          <table:table-cell office:value-type="string">
            <text:p>2013-03-08</text:p>
          </table:table-cell>
          <table:table-cell office:value-type="float" office:value="57541569954">
            <text:p>5754156995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8002">
            <text:p>698002</text:p>
          </table:table-cell>
          <table:table-cell office:value-type="float" office:value="123373619">
            <text:p>123373619</text:p>
          </table:table-cell>
          <table:table-cell office:value-type="string">
            <text:p>2012-05-24</text:p>
          </table:table-cell>
          <table:table-cell office:value-type="string">
            <text:p>S</text:p>
          </table:table-cell>
          <table:table-cell office:value-type="string">
            <text:p>2012-05-19</text:p>
          </table:table-cell>
          <table:table-cell office:value-type="float" office:value="83750610940">
            <text:p>837506109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; S , P-CRP-hs 12.07 ( mg/L ) ; S , P-Glükoos 6.2 ( mmol/L</text:p>
          </table:table-cell>
          <table:table-cell office:value-type="string">
            <text:p>S , P-Glükoos 6.2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38028">
            <text:p>10938028</text:p>
          </table:table-cell>
          <table:table-cell office:value-type="float" office:value="188258363">
            <text:p>188258363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739992214">
            <text:p>917399922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ine , kol , HDL , kreatiniin , veresuhkur-6,2mmol/l</text:p>
          </table:table-cell>
          <table:table-cell office:value-type="string">
            <text:p>veresuhkur-6,2mmol/l</text:p>
          </table:table-cell>
          <table:table-cell/>
          <table:table-cell office:value-type="string">
            <text:p>veresuhkur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20304">
            <text:p>17920304</text:p>
          </table:table-cell>
          <table:table-cell office:value-type="float" office:value="183441715">
            <text:p>183441715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3030343385">
            <text:p>6730303433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* 28.05.2013 : VS = 6,2 mmol/L</text:p>
          </table:table-cell>
          <table:table-cell office:value-type="string">
            <text:p>VS = 6,2 mmol/L</text:p>
          </table:table-cell>
          <table:table-cell office:value-type="string">
            <text:p><text:s/>RR 125/80 , tulla 04.06.13</text:p>
          </table:table-cell>
          <table:table-cell office:value-type="string">
            <text:p>VS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42189">
            <text:p>14242189</text:p>
          </table:table-cell>
          <table:table-cell office:value-type="float" office:value="176160031">
            <text:p>176160031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0488768">
            <text:p>6730304887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18.04.201300 : 00 ) VASTUSED : Glükoos 6.2 ( mmol/L</text:p>
          </table:table-cell>
          <table:table-cell office:value-type="string">
            <text:p>Glükoos 6.2 ( mmol/L</text:p>
          </table:table-cell>
          <table:table-cell office:value-type="string">
            <text:p><text:s/>) Kolesterool 4.6 ( 3.9 . 7.8 m</text:p>
          </table:table-cell>
          <table:table-cell office:value-type="string">
            <text:p>Glükoos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55590">
            <text:p>2755590</text:p>
          </table:table-cell>
          <table:table-cell office:value-type="float" office:value="140147154">
            <text:p>140147154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292531046">
            <text:p>162925310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, LDL-3,3 ; HDL-1,0;trigl -1,93 Glükoos-6,2</text:p>
          </table:table-cell>
          <table:table-cell office:value-type="string">
            <text:p>Glükoos-6,2</text:p>
          </table:table-cell>
          <table:table-cell office:value-type="string">
            <text:p><text:s/>Vajalik glükoos korrata ja teha</text:p>
          </table:table-cell>
          <table:table-cell office:value-type="string">
            <text:p>Glükoos</text:p>
          </table:table-cell>
          <table:table-cell office:value-type="float" office:value="6.2">
            <text:p>6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21314">
            <text:p>11921314</text:p>
          </table:table-cell>
          <table:table-cell office:value-type="float" office:value="182373567">
            <text:p>182373567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563924942">
            <text:p>415639249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6,2 mmol/l</text:p>
          </table:table-cell>
          <table:table-cell/>
          <table:table-cell office:value-type="string">
            <text:p>Veresuhkur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6889">
            <text:p>536889</text:p>
          </table:table-cell>
          <table:table-cell office:value-type="float" office:value="83030698">
            <text:p>83030698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office:value-type="string">
            <text:p>2012-01-14</text:p>
          </table:table-cell>
          <table:table-cell office:value-type="float" office:value="57417641438">
            <text:p>574176414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2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9699">
            <text:p>529699</text:p>
          </table:table-cell>
          <table:table-cell office:value-type="float" office:value="120815640">
            <text:p>120815640</text:p>
          </table:table-cell>
          <table:table-cell office:value-type="string">
            <text:p>2012-05-11</text:p>
          </table:table-cell>
          <table:table-cell office:value-type="string">
            <text:p>S</text:p>
          </table:table-cell>
          <table:table-cell office:value-type="string">
            <text:p>2012-05-07</text:p>
          </table:table-cell>
          <table:table-cell office:value-type="float" office:value="38731068764">
            <text:p>387310687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2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96822">
            <text:p>17596822</text:p>
          </table:table-cell>
          <table:table-cell office:value-type="float" office:value="175245441">
            <text:p>175245441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672112655">
            <text:p>846721126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Uus kontroll 06.06 . veresuhkur 6,2 mmol/l</text:p>
          </table:table-cell>
          <table:table-cell office:value-type="string">
            <text:p>veresuhkur 6,2 mmol/l</text:p>
          </table:table-cell>
          <table:table-cell/>
          <table:table-cell office:value-type="string">
            <text:p>veresuhkur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14164">
            <text:p>18614164</text:p>
          </table:table-cell>
          <table:table-cell office:value-type="float" office:value="219637058">
            <text:p>219637058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926459169">
            <text:p>859264591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6,2mmol/l</text:p>
          </table:table-cell>
          <table:table-cell/>
          <table:table-cell office:value-type="string">
            <text:p>veresuhkur</text:p>
          </table:table-cell>
          <table:table-cell office:value-type="float" office:value="6.2">
            <text:p>6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5548">
            <text:p>18835548</text:p>
          </table:table-cell>
          <table:table-cell office:value-type="float" office:value="190917551">
            <text:p>190917551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73030344519">
            <text:p>6730303445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6.02.201313 : 12 : glükoos paastuveres 6.28</text:p>
          </table:table-cell>
          <table:table-cell office:value-type="string">
            <text:p>glükoos paastuveres 6.28</text:p>
          </table:table-cell>
          <table:table-cell/>
          <table:table-cell office:value-type="string">
            <text:p>glükoos</text:p>
          </table:table-cell>
          <table:table-cell table:style-name="Default" office:value-type="float" office:value="6.28">
            <text:p>6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7322">
            <text:p>16317322</text:p>
          </table:table-cell>
          <table:table-cell office:value-type="float" office:value="218682892">
            <text:p>218682892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972283">
            <text:p>67304097228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49694">
            <text:p>10149694</text:p>
          </table:table-cell>
          <table:table-cell office:value-type="float" office:value="182892112">
            <text:p>182892112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402332">
            <text:p>67303740233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73x ’ , RR 158/86&gt; 110/72 mm Hg Veresuhkur 6,3 mmol/l</text:p>
          </table:table-cell>
          <table:table-cell office:value-type="string">
            <text:p>Veresuhkur 6,3 mmol/l</text:p>
          </table:table-cell>
          <table:table-cell office:value-type="string">
            <text:p><text:s/>Sääred-labajalad pastoossed</text:p>
          </table:table-cell>
          <table:table-cell office:value-type="string">
            <text:p>Veresuhkur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3611">
            <text:p>16633611</text:p>
          </table:table-cell>
          <table:table-cell office:value-type="float" office:value="176248540">
            <text:p>176248540</text:p>
          </table:table-cell>
          <table:table-cell office:value-type="string">
            <text:p>2013-05-08</text:p>
          </table:table-cell>
          <table:table-cell office:value-type="string">
            <text:p>S</text:p>
          </table:table-cell>
          <table:table-cell office:value-type="string">
            <text:p>2013-05-02</text:p>
          </table:table-cell>
          <table:table-cell office:value-type="float" office:value="673031973303">
            <text:p>6730319733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23118">
            <text:p>18123118</text:p>
          </table:table-cell>
          <table:table-cell office:value-type="float" office:value="180784069">
            <text:p>180784069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04060">
            <text:p>6730303040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: 6,3mmol/l</text:p>
          </table:table-cell>
          <table:table-cell/>
          <table:table-cell office:value-type="string">
            <text:p>Veresuhkur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94852">
            <text:p>2594852</text:p>
          </table:table-cell>
          <table:table-cell office:value-type="float" office:value="135444470">
            <text:p>135444470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64814412936">
            <text:p>648144129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7.08.201217 : 48 : Glükoos 6.3 mmol/L</text:p>
          </table:table-cell>
          <table:table-cell office:value-type="string">
            <text:p>Glükoos 6.3 mmol/L</text:p>
          </table:table-cell>
          <table:table-cell/>
          <table:table-cell office:value-type="string">
            <text:p>Glükoos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0389">
            <text:p>770389</text:p>
          </table:table-cell>
          <table:table-cell office:value-type="float" office:value="95639990">
            <text:p>95639990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office:value-type="string">
            <text:p>2012-03-31</text:p>
          </table:table-cell>
          <table:table-cell office:value-type="float" office:value="68594918278">
            <text:p>6859491827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3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3">
            <text:p>6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06504">
            <text:p>14506504</text:p>
          </table:table-cell>
          <table:table-cell office:value-type="float" office:value="214811655">
            <text:p>214811655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673030576457">
            <text:p>6730305764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5720">
            <text:p>22875720</text:p>
          </table:table-cell>
          <table:table-cell office:value-type="float" office:value="179636318">
            <text:p>179636318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0395405">
            <text:p>6730303954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Glükoos 40 min ( 50 g ) 6.4</text:p>
          </table:table-cell>
          <table:table-cell office:value-type="string">
            <text:p><text:s/>( mmol/L )</text:p>
          </table:table-cell>
          <table:table-cell office:value-type="string">
            <text:p>Glükoos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2032">
            <text:p>4212032</text:p>
          </table:table-cell>
          <table:table-cell office:value-type="float" office:value="122641857">
            <text:p>122641857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81049883416">
            <text:p>810498834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uhkru kontroll 1t peale sööki , veresuhkur6,4mmol/l</text:p>
          </table:table-cell>
          <table:table-cell office:value-type="string">
            <text:p>veresuhkur6,4mmol/l</text:p>
          </table:table-cell>
          <table:table-cell/>
          <table:table-cell office:value-type="string">
            <text:p>veresuhkur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7828">
            <text:p>2457828</text:p>
          </table:table-cell>
          <table:table-cell office:value-type="float" office:value="134811422">
            <text:p>134811422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24993477614">
            <text:p>249934776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8.08.201213 : 38 : 27 : Glükoos 6.4 mmol/L</text:p>
          </table:table-cell>
          <table:table-cell office:value-type="string">
            <text:p>Glükoos 6.4 mmol/L</text:p>
          </table:table-cell>
          <table:table-cell/>
          <table:table-cell office:value-type="string">
            <text:p>Glükoos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8156">
            <text:p>16878156</text:p>
          </table:table-cell>
          <table:table-cell office:value-type="float" office:value="179445831">
            <text:p>179445831</text:p>
          </table:table-cell>
          <table:table-cell office:value-type="string">
            <text:p>2013-05-24</text:p>
          </table:table-cell>
          <table:table-cell office:value-type="string">
            <text:p>S</text:p>
          </table:table-cell>
          <table:table-cell office:value-type="string">
            <text:p>2013-05-17</text:p>
          </table:table-cell>
          <table:table-cell office:value-type="float" office:value="28182174419">
            <text:p>281821744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8461">
            <text:p>728461</text:p>
          </table:table-cell>
          <table:table-cell office:value-type="float" office:value="123389343">
            <text:p>123389343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2012-05-23</text:p>
          </table:table-cell>
          <table:table-cell office:value-type="float" office:value="95124933040">
            <text:p>951249330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4600">
            <text:p>24144600</text:p>
          </table:table-cell>
          <table:table-cell office:value-type="float" office:value="164735047">
            <text:p>164735047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30329340">
            <text:p>6730303293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Glükoos 0 min ( 75 g ) 6.4</text:p>
          </table:table-cell>
          <table:table-cell office:value-type="string">
            <text:p><text:s/>( &lt;6.1 mmol/L )</text:p>
          </table:table-cell>
          <table:table-cell office:value-type="string">
            <text:p>Glükoos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21427">
            <text:p>9921427</text:p>
          </table:table-cell>
          <table:table-cell office:value-type="float" office:value="171876955">
            <text:p>171876955</text:p>
          </table:table-cell>
          <table:table-cell office:value-type="string">
            <text:p>2013-04-15</text:p>
          </table:table-cell>
          <table:table-cell office:value-type="string">
            <text:p>S</text:p>
          </table:table-cell>
          <table:table-cell office:value-type="string">
            <text:p>2013-03-23</text:p>
          </table:table-cell>
          <table:table-cell office:value-type="float" office:value="20501567317">
            <text:p>205015673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6,4</text:p>
          </table:table-cell>
          <table:table-cell office:value-type="string">
            <text:p><text:s/>.</text:p>
          </table:table-cell>
          <table:table-cell office:value-type="string">
            <text:p>Veresuhkur</text:p>
          </table:table-cell>
          <table:table-cell office:value-type="float" office:value="6.4">
            <text:p>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650">
            <text:p>493650</text:p>
          </table:table-cell>
          <table:table-cell office:value-type="float" office:value="151116680">
            <text:p>151116680</text:p>
          </table:table-cell>
          <table:table-cell office:value-type="string">
            <text:p>2012-12-03</text:p>
          </table:table-cell>
          <table:table-cell office:value-type="string">
            <text:p>S</text:p>
          </table:table-cell>
          <table:table-cell office:value-type="string">
            <text:p>2012-11-21</text:p>
          </table:table-cell>
          <table:table-cell office:value-type="float" office:value="55561881580">
            <text:p>555618815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75972">
            <text:p>17675972</text:p>
          </table:table-cell>
          <table:table-cell office:value-type="float" office:value="194972603">
            <text:p>194972603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02</text:p>
          </table:table-cell>
          <table:table-cell office:value-type="float" office:value="673030323503">
            <text:p>6730303235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2.08.2013 Glükoos 6.5 mmol/L</text:p>
          </table:table-cell>
          <table:table-cell office:value-type="string">
            <text:p>Glükoos 6.5 mmol/L</text:p>
          </table:table-cell>
          <table:table-cell/>
          <table:table-cell office:value-type="string">
            <text:p>Glükoos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97566">
            <text:p>12497566</text:p>
          </table:table-cell>
          <table:table-cell office:value-type="float" office:value="202938601">
            <text:p>202938601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527157675">
            <text:p>445271576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HbA1c 7,75 chol 5,2 kreat 66 glüc 6,5</text:p>
          </table:table-cell>
          <table:table-cell office:value-type="string">
            <text:p>glüc 6,5</text:p>
          </table:table-cell>
          <table:table-cell office:value-type="string">
            <text:p><text:s/>WBC 7,9 RBC 4,59 Hgb 12,8 PLT 2</text:p>
          </table:table-cell>
          <table:table-cell office:value-type="string">
            <text:p>glüc</text:p>
          </table:table-cell>
          <table:table-cell office:value-type="float" office:value="6.5">
            <text:p>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8301">
            <text:p>458301</text:p>
          </table:table-cell>
          <table:table-cell office:value-type="float" office:value="90469457">
            <text:p>90469457</text:p>
          </table:table-cell>
          <table:table-cell office:value-type="string">
            <text:p>2012-03-27</text:p>
          </table:table-cell>
          <table:table-cell office:value-type="string">
            <text:p>S</text:p>
          </table:table-cell>
          <table:table-cell office:value-type="string">
            <text:p>2012-03-18</text:p>
          </table:table-cell>
          <table:table-cell office:value-type="float" office:value="19716217035">
            <text:p>197162170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mol/L ) S , P-CRP 3 ( &lt;5 mg/L ) S , P-Glükoos 6.5 ( mmol/L</text:p>
          </table:table-cell>
          <table:table-cell office:value-type="string">
            <text:p>S , P-Glükoos 6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20032">
            <text:p>19820032</text:p>
          </table:table-cell>
          <table:table-cell office:value-type="float" office:value="184255114">
            <text:p>18425511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103-06-18</text:p>
          </table:table-cell>
          <table:table-cell office:value-type="float" office:value="91016225687">
            <text:p>910162256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mm/h Biokeemias CRV 2,40 mg/l , veresuhkur 6,5 mmol/l</text:p>
          </table:table-cell>
          <table:table-cell office:value-type="string">
            <text:p>veresuhkur 6,5 mmol/l</text:p>
          </table:table-cell>
          <table:table-cell office:value-type="string">
            <text:p><text:s/>, LDH 364 U/l 18.07-1907.2013 S</text:p>
          </table:table-cell>
          <table:table-cell office:value-type="string">
            <text:p>veresuhkur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6554">
            <text:p>16366554</text:p>
          </table:table-cell>
          <table:table-cell office:value-type="float" office:value="211233044">
            <text:p>211233044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12</text:p>
          </table:table-cell>
          <table:table-cell office:value-type="float" office:value="70614528699">
            <text:p>706145286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6707">
            <text:p>11036707</text:p>
          </table:table-cell>
          <table:table-cell office:value-type="float" office:value="169521062">
            <text:p>169521062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15121021350">
            <text:p>151210213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4 : 00 glükoos seerumis/plasmas S-gly 6,5 mmol/l</text:p>
          </table:table-cell>
          <table:table-cell office:value-type="string">
            <text:p>S-gly 6,5 mmol/l</text:p>
          </table:table-cell>
          <table:table-cell/>
          <table:table-cell office:value-type="string">
            <text:p>S-gly</text:p>
          </table:table-cell>
          <table:table-cell office:value-type="float" office:value="6.5">
            <text:p>6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34151">
            <text:p>7234151</text:p>
          </table:table-cell>
          <table:table-cell office:value-type="float" office:value="127438452">
            <text:p>127438452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39890775950">
            <text:p>398907759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6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4760">
            <text:p>16894760</text:p>
          </table:table-cell>
          <table:table-cell office:value-type="float" office:value="212717278">
            <text:p>212717278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926916531">
            <text:p>809269165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10077">
            <text:p>3010077</text:p>
          </table:table-cell>
          <table:table-cell office:value-type="float" office:value="98434740">
            <text:p>98434740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5-02</text:p>
          </table:table-cell>
          <table:table-cell office:value-type="float" office:value="88887064303">
            <text:p>888870643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([0-9])+(\s?[,.]\s?[0-9]+)?\s*([tThH]|tundi)\s*\.?\s*(peale|pärast|PEALE|PÄRAST)\s*(hommiku|HOMMIKU)?(sööki</text:p>
          </table:table-cell>
          <table:table-cell office:value-type="string">
            <text:p>NULL</text:p>
          </table:table-cell>
          <table:table-cell table:number-columns-repeated="2" office:value-type="string">
            <text:p>VS2 t peale sööki 6.6 mmol / l</text:p>
          </table:table-cell>
          <table:table-cell/>
          <table:table-cell office:value-type="string">
            <text:p>VS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08104">
            <text:p>19008104</text:p>
          </table:table-cell>
          <table:table-cell office:value-type="float" office:value="204692202">
            <text:p>204692202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30474087">
            <text:p>673030474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1.02.201311 : 47 : Glükoos 6.6 mmol/L</text:p>
          </table:table-cell>
          <table:table-cell office:value-type="string">
            <text:p>Glükoos 6.6 mmol/L</text:p>
          </table:table-cell>
          <table:table-cell/>
          <table:table-cell office:value-type="string">
            <text:p>Glükoos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77435">
            <text:p>21477435</text:p>
          </table:table-cell>
          <table:table-cell office:value-type="float" office:value="173604889">
            <text:p>173604889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64593788980">
            <text:p>64593788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7592">
            <text:p>537592</text:p>
          </table:table-cell>
          <table:table-cell office:value-type="float" office:value="148399087">
            <text:p>148399087</text:p>
          </table:table-cell>
          <table:table-cell office:value-type="string">
            <text:p>2012-11-15</text:p>
          </table:table-cell>
          <table:table-cell office:value-type="string">
            <text:p>S</text:p>
          </table:table-cell>
          <table:table-cell office:value-type="string">
            <text:p>2012-11-03</text:p>
          </table:table-cell>
          <table:table-cell office:value-type="float" office:value="86430766200">
            <text:p>864307662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6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6">
            <text:p>6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07417">
            <text:p>20507417</text:p>
          </table:table-cell>
          <table:table-cell office:value-type="float" office:value="195534932">
            <text:p>195534932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1-04-18</text:p>
          </table:table-cell>
          <table:table-cell office:value-type="float" office:value="94519484845">
            <text:p>945194848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7.02.11 VS-6,66 mmol/l</text:p>
          </table:table-cell>
          <table:table-cell office:value-type="string">
            <text:p>VS-6,66 mmol/l</text:p>
          </table:table-cell>
          <table:table-cell office:value-type="string">
            <text:p><text:s/>, plaanist GTT , TSH-4,36 ;</text:p>
          </table:table-cell>
          <table:table-cell office:value-type="string">
            <text:p>VS</text:p>
          </table:table-cell>
          <table:table-cell table:style-name="Default" office:value-type="float" office:value="6.66">
            <text:p>6,6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15592">
            <text:p>7415592</text:p>
          </table:table-cell>
          <table:table-cell office:value-type="float" office:value="124563320">
            <text:p>124563320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65031179111">
            <text:p>6503117911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8471">
            <text:p>16598471</text:p>
          </table:table-cell>
          <table:table-cell office:value-type="float" office:value="162533157">
            <text:p>162533157</text:p>
          </table:table-cell>
          <table:table-cell office:value-type="string">
            <text:p>2013-02-01</text:p>
          </table:table-cell>
          <table:table-cell office:value-type="string">
            <text:p>S</text:p>
          </table:table-cell>
          <table:table-cell office:value-type="string">
            <text:p>2013-01-30</text:p>
          </table:table-cell>
          <table:table-cell office:value-type="float" office:value="73453391771">
            <text:p>7345339177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6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61115">
            <text:p>7361115</text:p>
          </table:table-cell>
          <table:table-cell office:value-type="float" office:value="125189430">
            <text:p>125189430</text:p>
          </table:table-cell>
          <table:table-cell office:value-type="string">
            <text:p>2012-06-07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38037974756">
            <text:p>3803797475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69360">
            <text:p>21769360</text:p>
          </table:table-cell>
          <table:table-cell office:value-type="float" office:value="183874183">
            <text:p>183874183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87618854894">
            <text:p>876188548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etud vererõhku , 150/100 mmHg , veresuhkur 6,7 mmol/l</text:p>
          </table:table-cell>
          <table:table-cell office:value-type="string">
            <text:p>veresuhkur 6,7 mmol/l</text:p>
          </table:table-cell>
          <table:table-cell/>
          <table:table-cell office:value-type="string">
            <text:p>veresuhkur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8411">
            <text:p>2698411</text:p>
          </table:table-cell>
          <table:table-cell office:value-type="float" office:value="150639130">
            <text:p>150639130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19169652973">
            <text:p>191696529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odus VR 176/81 , veresuhkur 6,7</text:p>
          </table:table-cell>
          <table:table-cell office:value-type="string">
            <text:p>veresuhkur 6,7</text:p>
          </table:table-cell>
          <table:table-cell office:value-type="string">
            <text:p>-6,4-8,8 - 10,2 enne sööki</text:p>
          </table:table-cell>
          <table:table-cell office:value-type="string">
            <text:p>veresuhkur</text:p>
          </table:table-cell>
          <table:table-cell office:value-type="float" office:value="6.7">
            <text:p>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5623">
            <text:p>525623</text:p>
          </table:table-cell>
          <table:table-cell office:value-type="float" office:value="131561963">
            <text:p>131561963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6</text:p>
          </table:table-cell>
          <table:table-cell office:value-type="float" office:value="68411085983">
            <text:p>684110859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3919">
            <text:p>413919</text:p>
          </table:table-cell>
          <table:table-cell office:value-type="float" office:value="83036097">
            <text:p>83036097</text:p>
          </table:table-cell>
          <table:table-cell office:value-type="string">
            <text:p>2012-02-07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54569032141">
            <text:p>545690321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3.01.201207.00 veresuhkur 6,7 mmol/l</text:p>
          </table:table-cell>
          <table:table-cell office:value-type="string">
            <text:p>veresuhkur 6,7 mmol/l</text:p>
          </table:table-cell>
          <table:table-cell/>
          <table:table-cell office:value-type="string">
            <text:p>veresuhkur</text:p>
          </table:table-cell>
          <table:table-cell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94722">
            <text:p>15994722</text:p>
          </table:table-cell>
          <table:table-cell office:value-type="float" office:value="206613757">
            <text:p>206613757</text:p>
          </table:table-cell>
          <table:table-cell office:value-type="string">
            <text:p>2013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4383019601">
            <text:p>243830196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Hgb 111 , urea 10,3 , glükoos 6,79</text:p>
          </table:table-cell>
          <table:table-cell office:value-type="string">
            <text:p>glükoos 6,79</text:p>
          </table:table-cell>
          <table:table-cell office:value-type="string">
            <text:p><text:s/>, BNP 108 , CRV 35,3 , Fe 10,3</text:p>
          </table:table-cell>
          <table:table-cell office:value-type="string">
            <text:p>glükoos</text:p>
          </table:table-cell>
          <table:table-cell table:style-name="Default" office:value-type="float" office:value="6.79">
            <text:p>6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65718">
            <text:p>17965718</text:p>
          </table:table-cell>
          <table:table-cell office:value-type="float" office:value="208387261">
            <text:p>208387261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20287466262">
            <text:p>202874662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9.11.2012 : Veresuhkur 6.8mm</text:p>
          </table:table-cell>
          <table:table-cell office:value-type="string">
            <text:p>Veresuhkur 6.8mm</text:p>
          </table:table-cell>
          <table:table-cell office:value-type="string">
            <text:p>Hg</text:p>
          </table:table-cell>
          <table:table-cell office:value-type="string">
            <text:p>Veresuhkur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45567">
            <text:p>22745567</text:p>
          </table:table-cell>
          <table:table-cell office:value-type="float" office:value="158026486">
            <text:p>158026486</text:p>
          </table:table-cell>
          <table:table-cell office:value-type="string">
            <text:p>2012-11-03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97752525746">
            <text:p>977525257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S , P-Gluc 120 min ( 75g Gluc PO ) 6.8</text:p>
          </table:table-cell>
          <table:table-cell office:value-type="string">
            <text:p><text:s/>( &lt;7.8 mmol/L )</text:p>
          </table:table-cell>
          <table:table-cell office:value-type="string">
            <text:p>S , P-Gluc</text:p>
          </table:table-cell>
          <table:table-cell office:value-type="float" office:value="6.8">
            <text:p>6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71498">
            <text:p>18171498</text:p>
          </table:table-cell>
          <table:table-cell office:value-type="float" office:value="193562454">
            <text:p>193562454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673030422500">
            <text:p>6730304225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7.08.201315 : 44 : Glükoos 6.8 mmol/L</text:p>
          </table:table-cell>
          <table:table-cell office:value-type="string">
            <text:p>Glükoos 6.8 mmol/L</text:p>
          </table:table-cell>
          <table:table-cell/>
          <table:table-cell office:value-type="string">
            <text:p>Glükoos</text:p>
          </table:table-cell>
          <table:table-cell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1874">
            <text:p>1751874</text:p>
          </table:table-cell>
          <table:table-cell office:value-type="float" office:value="95598462">
            <text:p>95598462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464238775">
            <text:p>74464238775</text:p>
          </table:table-cell>
          <table:table-cell office:value-type="string">
            <text:p>original</text:p>
          </table:table-cell>
          <table:table-cell office:value-type="string">
            <text:p>a_regime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valgevere valem normi piires , veresuhkur 6,87 mmol/l</text:p>
          </table:table-cell>
          <table:table-cell office:value-type="string">
            <text:p>veresuhkur 6,87 mmol/l</text:p>
          </table:table-cell>
          <table:table-cell office:value-type="string">
            <text:p><text:s/>üle normi , uriini analüüsis gl</text:p>
          </table:table-cell>
          <table:table-cell office:value-type="string">
            <text:p>veresuhkur</text:p>
          </table:table-cell>
          <table:table-cell table:style-name="Default" office:value-type="float" office:value="6.87">
            <text:p>6,8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6523">
            <text:p>666523</text:p>
          </table:table-cell>
          <table:table-cell office:value-type="float" office:value="90509908">
            <text:p>90509908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office:value-type="string">
            <text:p>2012-03-23</text:p>
          </table:table-cell>
          <table:table-cell office:value-type="float" office:value="76341295808">
            <text:p>763412958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oimelist INS 26 TÜ , täna paastuglükoos 6,9 mmol/l</text:p>
          </table:table-cell>
          <table:table-cell office:value-type="string">
            <text:p>glükoos 6,9 mmol/l</text:p>
          </table:table-cell>
          <table:table-cell office:value-type="string">
            <text:p><text:s/>, enne lõunat taas veresuhkru t</text:p>
          </table:table-cell>
          <table:table-cell office:value-type="string">
            <text:p>glükoos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36888">
            <text:p>19836888</text:p>
          </table:table-cell>
          <table:table-cell office:value-type="float" office:value="173435539">
            <text:p>173435539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53243126029">
            <text:p>532431260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7.01.2013 : Veresuhkur 6.9</text:p>
          </table:table-cell>
          <table:table-cell office:value-type="string">
            <text:p>Veresuhkur 6.9</text:p>
          </table:table-cell>
          <table:table-cell/>
          <table:table-cell office:value-type="string">
            <text:p>Veresuhkur</text:p>
          </table:table-cell>
          <table:table-cell office:value-type="float" office:value="6.9">
            <text:p>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71916">
            <text:p>17771916</text:p>
          </table:table-cell>
          <table:table-cell office:value-type="float" office:value="165064106">
            <text:p>165064106</text:p>
          </table:table-cell>
          <table:table-cell office:value-type="string">
            <text:p>2009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923820585">
            <text:p>639238205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* 20.10.2009 <text:s text:c="2"/>: Veresuhkur 6,9 mmol/l</text:p>
          </table:table-cell>
          <table:table-cell office:value-type="string">
            <text:p>Veresuhkur 6,9 mmol/l</text:p>
          </table:table-cell>
          <table:table-cell/>
          <table:table-cell office:value-type="string">
            <text:p>Veresuhkur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48392">
            <text:p>22148392</text:p>
          </table:table-cell>
          <table:table-cell office:value-type="float" office:value="184437463">
            <text:p>184437463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45797083468">
            <text:p>45797083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Gluc 60 min ( 75 g ) 6.9</text:p>
          </table:table-cell>
          <table:table-cell office:value-type="string">
            <text:p><text:s/>( mmol/L )</text:p>
          </table:table-cell>
          <table:table-cell office:value-type="string">
            <text:p>Gluc</text:p>
          </table:table-cell>
          <table:table-cell office:value-type="float" office:value="6.9">
            <text:p>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1478">
            <text:p>691478</text:p>
          </table:table-cell>
          <table:table-cell office:value-type="float" office:value="141701816">
            <text:p>141701816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office:value-type="string">
            <text:p>2012-09-28</text:p>
          </table:table-cell>
          <table:table-cell office:value-type="float" office:value="36719437768">
            <text:p>367194377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6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6.9">
            <text:p>6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72387">
            <text:p>3072387</text:p>
          </table:table-cell>
          <table:table-cell office:value-type="float" office:value="126352968">
            <text:p>126352968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6-20</text:p>
          </table:table-cell>
          <table:table-cell office:value-type="float" office:value="98442772375">
            <text:p>984427723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Öösel vs 7</text:p>
          </table:table-cell>
          <table:table-cell office:value-type="string">
            <text:p>vs 7</text:p>
          </table:table-cell>
          <table:table-cell office:value-type="string">
            <text:p>-8 mmol/l ( 5 ööd mõõtsid )</text:p>
          </table:table-cell>
          <table:table-cell office:value-type="string">
            <text:p>vs</text:p>
          </table:table-cell>
          <table:table-cell table:style-name="Default"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12175">
            <text:p>24412175</text:p>
          </table:table-cell>
          <table:table-cell office:value-type="float" office:value="214005366">
            <text:p>214005366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17675953701">
            <text:p>176759537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Samas paastuglükoos 7</text:p>
          </table:table-cell>
          <table:table-cell office:value-type="string">
            <text:p>glükoos 7</text:p>
          </table:table-cell>
          <table:table-cell office:value-type="string">
            <text:p><text:s/>- 9 mmol/l ja HumulinN doosi su</text:p>
          </table:table-cell>
          <table:table-cell office:value-type="string">
            <text:p>glükoos</text:p>
          </table:table-cell>
          <table:table-cell table:style-name="Default"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97450">
            <text:p>23697450</text:p>
          </table:table-cell>
          <table:table-cell office:value-type="float" office:value="157065913">
            <text:p>157065913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47826182298">
            <text:p>47826182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hommikuti veresuhkur 7,0mmol/l</text:p>
          </table:table-cell>
          <table:table-cell office:value-type="string">
            <text:p>veresuhkur 7,0mmol/l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87067">
            <text:p>21187067</text:p>
          </table:table-cell>
          <table:table-cell office:value-type="float" office:value="194990305">
            <text:p>194990305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673030321390">
            <text:p>6730303213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toositolerantsustestis esimene VS 7</text:p>
          </table:table-cell>
          <table:table-cell office:value-type="string">
            <text:p>VS 7</text:p>
          </table:table-cell>
          <table:table-cell office:value-type="string">
            <text:p><text:s/>, mistõttu suunati endokrinoloo</text:p>
          </table:table-cell>
          <table:table-cell office:value-type="string">
            <text:p>VS</text:p>
          </table:table-cell>
          <table:table-cell table:style-name="Default"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30580">
            <text:p>2530580</text:p>
          </table:table-cell>
          <table:table-cell office:value-type="float" office:value="153424396">
            <text:p>153424396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121498443">
            <text:p>931214984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lise keemia uuringud 18.12.2012 Glükoos 7.0 mmol/L</text:p>
          </table:table-cell>
          <table:table-cell office:value-type="string">
            <text:p>Glükoos 7.0 mmol/L</text:p>
          </table:table-cell>
          <table:table-cell office:value-type="string">
            <text:p><text:s/>, ASAT 28 U/L , ALAT 17 U/L , A</text:p>
          </table:table-cell>
          <table:table-cell office:value-type="string">
            <text:p>Glükoos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8722">
            <text:p>518722</text:p>
          </table:table-cell>
          <table:table-cell office:value-type="float" office:value="125046905">
            <text:p>125046905</text:p>
          </table:table-cell>
          <table:table-cell office:value-type="string">
            <text:p>2012-06-07</text:p>
          </table:table-cell>
          <table:table-cell office:value-type="string">
            <text:p>S</text:p>
          </table:table-cell>
          <table:table-cell office:value-type="string">
            <text:p>2012-06-04</text:p>
          </table:table-cell>
          <table:table-cell office:value-type="float" office:value="86325686184">
            <text:p>8632568618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0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1292">
            <text:p>631292</text:p>
          </table:table-cell>
          <table:table-cell office:value-type="float" office:value="90511604">
            <text:p>90511604</text:p>
          </table:table-cell>
          <table:table-cell office:value-type="string">
            <text:p>2012-04-17</text:p>
          </table:table-cell>
          <table:table-cell office:value-type="string">
            <text:p>S</text:p>
          </table:table-cell>
          <table:table-cell office:value-type="string">
            <text:p>2012-03-27</text:p>
          </table:table-cell>
          <table:table-cell office:value-type="float" office:value="99601343783">
            <text:p>996013437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0 ( mmol/L</text:p>
          </table:table-cell>
          <table:table-cell office:value-type="string">
            <text:p><text:s/>) ; Glomerulaarfiltratsiooni ki</text:p>
          </table:table-cell>
          <table:table-cell office:value-type="string">
            <text:p>S , P-Glükoos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48332">
            <text:p>17948332</text:p>
          </table:table-cell>
          <table:table-cell office:value-type="float" office:value="196253368">
            <text:p>196253368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14906414828">
            <text:p>149064148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6.01.201310 : 42 : glükoos paastuveres 7.02</text:p>
          </table:table-cell>
          <table:table-cell office:value-type="string">
            <text:p>glükoos paastuveres 7.02</text:p>
          </table:table-cell>
          <table:table-cell office:value-type="string">
            <text:p><text:s/>[ norm 3.9 - 6 ]</text:p>
          </table:table-cell>
          <table:table-cell office:value-type="string">
            <text:p>glükoos</text:p>
          </table:table-cell>
          <table:table-cell office:value-type="float" office:value="7.02">
            <text:p>7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71886">
            <text:p>2571886</text:p>
          </table:table-cell>
          <table:table-cell office:value-type="float" office:value="137809031">
            <text:p>137809031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83519689164">
            <text:p>835196891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4.02.201212 : 46 : Glükoos 7.1</text:p>
          </table:table-cell>
          <table:table-cell office:value-type="string">
            <text:p>Glükoos 7.1</text:p>
          </table:table-cell>
          <table:table-cell/>
          <table:table-cell office:value-type="string">
            <text:p>Glükoos</text:p>
          </table:table-cell>
          <table:table-cell office:value-type="float" office:value="7.1">
            <text:p>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42218">
            <text:p>14142218</text:p>
          </table:table-cell>
          <table:table-cell office:value-type="float" office:value="207112243">
            <text:p>207112243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64085">
            <text:p>6730305640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NSEERITUD HBA1C = .... 5.6 .. % vs 7.1 mmol/l</text:p>
          </table:table-cell>
          <table:table-cell office:value-type="string">
            <text:p>vs 7.1 mmol/l</text:p>
          </table:table-cell>
          <table:table-cell office:value-type="string">
            <text:p>k</text:p>
          </table:table-cell>
          <table:table-cell office:value-type="string">
            <text:p>vs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13358">
            <text:p>18713358</text:p>
          </table:table-cell>
          <table:table-cell office:value-type="float" office:value="171552149">
            <text:p>171552149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063098416">
            <text:p>570630984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CRp neg , vs 7,1</text:p>
          </table:table-cell>
          <table:table-cell office:value-type="string">
            <text:p>vs 7,1</text:p>
          </table:table-cell>
          <table:table-cell office:value-type="string">
            <text:p><text:s/>( söömata )</text:p>
          </table:table-cell>
          <table:table-cell office:value-type="string">
            <text:p>vs</text:p>
          </table:table-cell>
          <table:table-cell office:value-type="float" office:value="7.1">
            <text:p>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825">
            <text:p>452825</text:p>
          </table:table-cell>
          <table:table-cell office:value-type="float" office:value="131424746">
            <text:p>131424746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office:value-type="string">
            <text:p>2012-06-27</text:p>
          </table:table-cell>
          <table:table-cell office:value-type="float" office:value="42316817308">
            <text:p>423168173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1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0235">
            <text:p>16690235</text:p>
          </table:table-cell>
          <table:table-cell office:value-type="float" office:value="167668880">
            <text:p>167668880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office:value-type="string">
            <text:p>2013-03-14</text:p>
          </table:table-cell>
          <table:table-cell office:value-type="float" office:value="83793644039">
            <text:p>837936440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7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7.2">
            <text:p>7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01582">
            <text:p>3401582</text:p>
          </table:table-cell>
          <table:table-cell office:value-type="float" office:value="143186892">
            <text:p>143186892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52360661172">
            <text:p>523606611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([0-9])+(\s?[,.]\s?[0-9]+)?\s*([tThH]|tundi)\s*\.?\s*(peale|pärast|PEALE|PÄRAST)\s*(hommiku|HOMMIKU)?(sööki</text:p>
          </table:table-cell>
          <table:table-cell office:value-type="string">
            <text:p>NULL</text:p>
          </table:table-cell>
          <table:table-cell table:number-columns-repeated="2" office:value-type="string">
            <text:p>VS 1t peale sööki 7.3 mmol / l</text:p>
          </table:table-cell>
          <table:table-cell/>
          <table:table-cell office:value-type="string">
            <text:p>VS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4821">
            <text:p>16694821</text:p>
          </table:table-cell>
          <table:table-cell office:value-type="float" office:value="198627467">
            <text:p>198627467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office:value-type="string">
            <text:p>2013-09-09</text:p>
          </table:table-cell>
          <table:table-cell office:value-type="float" office:value="673047155143">
            <text:p>6730471551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7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1408">
            <text:p>2131408</text:p>
          </table:table-cell>
          <table:table-cell office:value-type="float" office:value="80913002">
            <text:p>80913002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912245319">
            <text:p>449122453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MO 0.5 x 109/L ; GR 3.310x 9/L Veresuhkur 7,3 mmol/l</text:p>
          </table:table-cell>
          <table:table-cell office:value-type="string">
            <text:p>Veresuhkur 7,3 mmol/l</text:p>
          </table:table-cell>
          <table:table-cell/>
          <table:table-cell office:value-type="string">
            <text:p>Veresuhkur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6984">
            <text:p>536984</text:p>
          </table:table-cell>
          <table:table-cell office:value-type="float" office:value="90028240">
            <text:p>90028240</text:p>
          </table:table-cell>
          <table:table-cell office:value-type="string">
            <text:p>2012-03-27</text:p>
          </table:table-cell>
          <table:table-cell office:value-type="string">
            <text:p>S</text:p>
          </table:table-cell>
          <table:table-cell office:value-type="string">
            <text:p>2012-02-17</text:p>
          </table:table-cell>
          <table:table-cell office:value-type="float" office:value="85238217260">
            <text:p>852382172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3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7072">
            <text:p>797072</text:p>
          </table:table-cell>
          <table:table-cell office:value-type="float" office:value="125040595">
            <text:p>125040595</text:p>
          </table:table-cell>
          <table:table-cell office:value-type="string">
            <text:p>2012-06-12</text:p>
          </table:table-cell>
          <table:table-cell office:value-type="string">
            <text:p>S</text:p>
          </table:table-cell>
          <table:table-cell office:value-type="string">
            <text:p>2012-05-29</text:p>
          </table:table-cell>
          <table:table-cell office:value-type="float" office:value="85995363580">
            <text:p>859953635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7.4">
            <text:p>7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61873">
            <text:p>24261873</text:p>
          </table:table-cell>
          <table:table-cell office:value-type="float" office:value="181000406">
            <text:p>181000406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15354961682">
            <text:p>153549616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Juhuslik glükoos 7,4 mmol/l</text:p>
          </table:table-cell>
          <table:table-cell office:value-type="string">
            <text:p>glükoos 7,4 mmol/l</text:p>
          </table:table-cell>
          <table:table-cell office:value-type="string">
            <text:p><text:s/>- palun teha perearsti juures g</text:p>
          </table:table-cell>
          <table:table-cell office:value-type="string">
            <text:p>glükoos</text:p>
          </table:table-cell>
          <table:table-cell office:value-type="float" office:value="7.4">
            <text:p>7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96165">
            <text:p>18696165</text:p>
          </table:table-cell>
          <table:table-cell office:value-type="float" office:value="198761868">
            <text:p>198761868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003127076">
            <text:p>630031270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7,4</text:p>
          </table:table-cell>
          <table:table-cell office:value-type="string">
            <text:p><text:s/>( 1 tund peale sööki )</text:p>
          </table:table-cell>
          <table:table-cell office:value-type="string">
            <text:p>veresuhkur</text:p>
          </table:table-cell>
          <table:table-cell office:value-type="float" office:value="7.4">
            <text:p>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73746">
            <text:p>3673746</text:p>
          </table:table-cell>
          <table:table-cell office:value-type="float" office:value="134535299">
            <text:p>134535299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11287466259">
            <text:p>112874662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RU KÕVER ( pt sõnul tühja kõhu veresuhkur oli 7.5</text:p>
          </table:table-cell>
          <table:table-cell office:value-type="string">
            <text:p>veresuhkur oli 7.5</text:p>
          </table:table-cell>
          <table:table-cell office:value-type="string">
            <text:p><text:s/>, 1t peale koormust 15.8 , 2t p</text:p>
          </table:table-cell>
          <table:table-cell office:value-type="string">
            <text:p>veresuhkur</text:p>
          </table:table-cell>
          <table:table-cell office:value-type="float" office:value="7.5">
            <text:p>7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9964">
            <text:p>16559964</text:p>
          </table:table-cell>
          <table:table-cell office:value-type="float" office:value="155232880">
            <text:p>155232880</text:p>
          </table:table-cell>
          <table:table-cell office:value-type="string">
            <text:p>2012-12-28</text:p>
          </table:table-cell>
          <table:table-cell office:value-type="string">
            <text:p>S</text:p>
          </table:table-cell>
          <table:table-cell office:value-type="string">
            <text:p>2012-12-15</text:p>
          </table:table-cell>
          <table:table-cell office:value-type="float" office:value="673031372826">
            <text:p>6730313728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7.5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3436">
            <text:p>503436</text:p>
          </table:table-cell>
          <table:table-cell office:value-type="float" office:value="80958646">
            <text:p>80958646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2012-01-06</text:p>
          </table:table-cell>
          <table:table-cell office:value-type="float" office:value="69541023975">
            <text:p>695410239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760">
            <text:p>203760</text:p>
          </table:table-cell>
          <table:table-cell office:value-type="float" office:value="139373671">
            <text:p>139373671</text:p>
          </table:table-cell>
          <table:table-cell office:value-type="string">
            <text:p>2012-09-20</text:p>
          </table:table-cell>
          <table:table-cell office:value-type="string">
            <text:p>S</text:p>
          </table:table-cell>
          <table:table-cell office:value-type="string">
            <text:p>2012-09-11</text:p>
          </table:table-cell>
          <table:table-cell office:value-type="float" office:value="90896052008">
            <text:p>908960520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5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7.5">
            <text:p>7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62975">
            <text:p>4962975</text:p>
          </table:table-cell>
          <table:table-cell office:value-type="float" office:value="139334905">
            <text:p>139334905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30394244317">
            <text:p>303942443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l 18 vs 5,1-6,2 mmol/l ; kl 19 vs 7,6</text:p>
          </table:table-cell>
          <table:table-cell office:value-type="string">
            <text:p>vs 7,6</text:p>
          </table:table-cell>
          <table:table-cell office:value-type="string">
            <text:p>-12,5 mmol/l ; kl 21 vs 5-12m5 m</text:p>
          </table:table-cell>
          <table:table-cell office:value-type="string">
            <text:p>vs</text:p>
          </table:table-cell>
          <table:table-cell office:value-type="float" office:value="7.6">
            <text:p>7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1020">
            <text:p>731020</text:p>
          </table:table-cell>
          <table:table-cell office:value-type="float" office:value="90509184">
            <text:p>90509184</text:p>
          </table:table-cell>
          <table:table-cell office:value-type="string">
            <text:p>2012-04-02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85107592594">
            <text:p>851075925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2235">
            <text:p>2022235</text:p>
          </table:table-cell>
          <table:table-cell office:value-type="float" office:value="126490070">
            <text:p>126490070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706312256">
            <text:p>627063122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0.04.2012 <text:s text:c="2"/>: maos raskustunne Veresuhkur 7.7</text:p>
          </table:table-cell>
          <table:table-cell office:value-type="string">
            <text:p>Veresuhkur 7.7</text:p>
          </table:table-cell>
          <table:table-cell/>
          <table:table-cell office:value-type="string">
            <text:p>Veresuhkur</text:p>
          </table:table-cell>
          <table:table-cell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33917">
            <text:p>12433917</text:p>
          </table:table-cell>
          <table:table-cell office:value-type="float" office:value="171973153">
            <text:p>171973153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91317381292">
            <text:p>913173812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7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7245">
            <text:p>707245</text:p>
          </table:table-cell>
          <table:table-cell office:value-type="float" office:value="140841953">
            <text:p>140841953</text:p>
          </table:table-cell>
          <table:table-cell office:value-type="string">
            <text:p>2012-09-27</text:p>
          </table:table-cell>
          <table:table-cell office:value-type="string">
            <text:p>S</text:p>
          </table:table-cell>
          <table:table-cell office:value-type="string">
            <text:p>2012-09-03</text:p>
          </table:table-cell>
          <table:table-cell office:value-type="float" office:value="50015366017">
            <text:p>5001536601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7.7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51694">
            <text:p>17851694</text:p>
          </table:table-cell>
          <table:table-cell office:value-type="float" office:value="207236407">
            <text:p>207236407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925072295">
            <text:p>579250722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ästi Võetud kontrollanalüüsid , veresuhkur 7,7mmol/l</text:p>
          </table:table-cell>
          <table:table-cell office:value-type="string">
            <text:p>veresuhkur 7,7mmol/l</text:p>
          </table:table-cell>
          <table:table-cell office:value-type="string">
            <text:p><text:s/>RR 150/90mmHg</text:p>
          </table:table-cell>
          <table:table-cell office:value-type="string">
            <text:p>veresuhkur</text:p>
          </table:table-cell>
          <table:table-cell office:value-type="float" office:value="7.7">
            <text:p>7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26460">
            <text:p>14426460</text:p>
          </table:table-cell>
          <table:table-cell office:value-type="float" office:value="157179660">
            <text:p>157179660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80745619208">
            <text:p>807456192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S , P-Gluc 120 min ( 75g Gluc PO ) 7.9</text:p>
          </table:table-cell>
          <table:table-cell office:value-type="string">
            <text:p><text:s/>( &lt;7.8 mmol/L )</text:p>
          </table:table-cell>
          <table:table-cell office:value-type="string">
            <text:p>S , P-Gluc</text:p>
          </table:table-cell>
          <table:table-cell office:value-type="float" office:value="7.9">
            <text:p>7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348">
            <text:p>660348</text:p>
          </table:table-cell>
          <table:table-cell office:value-type="float" office:value="122326840">
            <text:p>122326840</text:p>
          </table:table-cell>
          <table:table-cell office:value-type="string">
            <text:p>2012-05-21</text:p>
          </table:table-cell>
          <table:table-cell office:value-type="string">
            <text:p>S</text:p>
          </table:table-cell>
          <table:table-cell office:value-type="string">
            <text:p>2012-05-14</text:p>
          </table:table-cell>
          <table:table-cell office:value-type="float" office:value="30655681641">
            <text:p>306556816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8.0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66475">
            <text:p>17166475</text:p>
          </table:table-cell>
          <table:table-cell office:value-type="float" office:value="188910148">
            <text:p>188910148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90111316220">
            <text:p>901113162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siinikaart testribadele , täna veresuhkur 8,0 mmol/l</text:p>
          </table:table-cell>
          <table:table-cell office:value-type="string">
            <text:p>veresuhkur 8,0 mmol/l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9885">
            <text:p>23299885</text:p>
          </table:table-cell>
          <table:table-cell office:value-type="float" office:value="196573913">
            <text:p>196573913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59777572743">
            <text:p>597775727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8</text:p>
          </table:table-cell>
          <table:table-cell office:value-type="string">
            <text:p>-10 mg/ml piires</text:p>
          </table:table-cell>
          <table:table-cell office:value-type="string">
            <text:p>Veresuhkur</text:p>
          </table:table-cell>
          <table:table-cell table:style-name="Default"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91017">
            <text:p>19391017</text:p>
          </table:table-cell>
          <table:table-cell office:value-type="float" office:value="205986076">
            <text:p>205986076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73030352715">
            <text:p>6730303527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6.10.201311 : 21 : 16 : glükoos paastuveres 8.09</text:p>
          </table:table-cell>
          <table:table-cell office:value-type="string">
            <text:p>glükoos paastuveres 8.09</text:p>
          </table:table-cell>
          <table:table-cell/>
          <table:table-cell office:value-type="string">
            <text:p>glükoos</text:p>
          </table:table-cell>
          <table:table-cell office:value-type="float" office:value="8.09">
            <text:p>8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1478">
            <text:p>16731478</text:p>
          </table:table-cell>
          <table:table-cell office:value-type="float" office:value="160177699">
            <text:p>160177699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office:value-type="string">
            <text:p>2013-01-10</text:p>
          </table:table-cell>
          <table:table-cell office:value-type="float" office:value="59823379695">
            <text:p>598233796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8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8.1">
            <text:p>8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07281">
            <text:p>6707281</text:p>
          </table:table-cell>
          <table:table-cell office:value-type="float" office:value="79690581">
            <text:p>79690581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48803683593">
            <text:p>4880368359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l 11 vs 8,1 mmol/l</text:p>
          </table:table-cell>
          <table:table-cell office:value-type="string">
            <text:p>vs 8,1 mmol/l</text:p>
          </table:table-cell>
          <table:table-cell office:value-type="string">
            <text:p><text:s/>, kl 133,3 mmol/l , kl 166,4 mm</text:p>
          </table:table-cell>
          <table:table-cell office:value-type="string">
            <text:p>vs</text:p>
          </table:table-cell>
          <table:table-cell office:value-type="float" office:value="8.1">
            <text:p>8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40101">
            <text:p>2940101</text:p>
          </table:table-cell>
          <table:table-cell office:value-type="float" office:value="120614171">
            <text:p>120614171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83561171389">
            <text:p>835611713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õlmekesed KN Siis söögijärgselt VS 8,13</text:p>
          </table:table-cell>
          <table:table-cell office:value-type="string">
            <text:p>VS 8,13</text:p>
          </table:table-cell>
          <table:table-cell office:value-type="string">
            <text:p><text:s/>.</text:p>
          </table:table-cell>
          <table:table-cell office:value-type="string">
            <text:p>VS</text:p>
          </table:table-cell>
          <table:table-cell table:style-name="Default" office:value-type="float" office:value="8.13">
            <text:p>8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69147">
            <text:p>16869147</text:p>
          </table:table-cell>
          <table:table-cell office:value-type="float" office:value="184586014">
            <text:p>184586014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2013-06-15</text:p>
          </table:table-cell>
          <table:table-cell office:value-type="float" office:value="673035371902">
            <text:p>6730353719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5.06.201300 : 00 : 00 Glükoos 8.2 ( mmol/L</text:p>
          </table:table-cell>
          <table:table-cell office:value-type="string">
            <text:p>Glükoos 8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8.2">
            <text:p>8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40880">
            <text:p>20640880</text:p>
          </table:table-cell>
          <table:table-cell office:value-type="float" office:value="192742103">
            <text:p>192742103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879226465">
            <text:p>86879226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erool 4,7 , HDL 1,6 , LDL 2,7 , glükoos 8,2</text:p>
          </table:table-cell>
          <table:table-cell office:value-type="string">
            <text:p>glükoos 8,2</text:p>
          </table:table-cell>
          <table:table-cell office:value-type="string">
            <text:p><text:s/>.</text:p>
          </table:table-cell>
          <table:table-cell office:value-type="string">
            <text:p>glükoos</text:p>
          </table:table-cell>
          <table:table-cell office:value-type="float" office:value="8.2">
            <text:p>8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39712">
            <text:p>11339712</text:p>
          </table:table-cell>
          <table:table-cell office:value-type="float" office:value="177499556">
            <text:p>177499556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24313657669">
            <text:p>243136576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( &lt;40 U/L ) GGT 32 ( &lt;60 U/L ) Glükoos 8.3 ( mmol/L</text:p>
          </table:table-cell>
          <table:table-cell office:value-type="string">
            <text:p>Glükoos 8.3 ( mmol/L</text:p>
          </table:table-cell>
          <table:table-cell office:value-type="string">
            <text:p><text:s/>) TSH 0.43 ( 0.27 . 4.20 mU/L )</text:p>
          </table:table-cell>
          <table:table-cell office:value-type="string">
            <text:p>Glükoos</text:p>
          </table:table-cell>
          <table:table-cell office:value-type="float" office:value="8.3">
            <text:p>8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6768">
            <text:p>526768</text:p>
          </table:table-cell>
          <table:table-cell office:value-type="float" office:value="141695534">
            <text:p>141695534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09-17</text:p>
          </table:table-cell>
          <table:table-cell office:value-type="float" office:value="50837315545">
            <text:p>508373155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8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8.4">
            <text:p>8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5989">
            <text:p>22855989</text:p>
          </table:table-cell>
          <table:table-cell office:value-type="float" office:value="211154240">
            <text:p>211154240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45910960">
            <text:p>6730459109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20 min ( 75 g ) 8.4</text:p>
          </table:table-cell>
          <table:table-cell office:value-type="string">
            <text:p><text:s/>↑ ( &lt;7.8 mmol/L )</text:p>
          </table:table-cell>
          <table:table-cell office:value-type="string">
            <text:p>Glükoos</text:p>
          </table:table-cell>
          <table:table-cell office:value-type="float" office:value="8.4">
            <text:p>8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6209">
            <text:p>5756209</text:p>
          </table:table-cell>
          <table:table-cell office:value-type="float" office:value="132921093">
            <text:p>132921093</text:p>
          </table:table-cell>
          <table:table-cell office:value-type="string">
            <text:p>2012-08-15</text:p>
          </table:table-cell>
          <table:table-cell office:value-type="string">
            <text:p>A</text:p>
          </table:table-cell>
          <table:table-cell office:value-type="string">
            <text:p>2012-06-20</text:p>
          </table:table-cell>
          <table:table-cell office:value-type="float" office:value="82262268339">
            <text:p>822622683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äna VS 8,5 mmol/l</text:p>
          </table:table-cell>
          <table:table-cell office:value-type="string">
            <text:p>VS 8,5 mmol/l</text:p>
          </table:table-cell>
          <table:table-cell office:value-type="string">
            <text:p><text:s/>( 3,5h )</text:p>
          </table:table-cell>
          <table:table-cell office:value-type="string">
            <text:p>VS</text:p>
          </table:table-cell>
          <table:table-cell office:value-type="float" office:value="8.5">
            <text:p>8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0321">
            <text:p>21130321</text:p>
          </table:table-cell>
          <table:table-cell office:value-type="float" office:value="216501970">
            <text:p>216501970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72647597495">
            <text:p>72647597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aal 93.0 bmi 32.0 , veresuhkur 8.5</text:p>
          </table:table-cell>
          <table:table-cell office:value-type="string">
            <text:p>veresuhkur 8.5</text:p>
          </table:table-cell>
          <table:table-cell office:value-type="string">
            <text:p><text:s/>( 2.5 t peale sööki )</text:p>
          </table:table-cell>
          <table:table-cell office:value-type="string">
            <text:p>veresuhkur</text:p>
          </table:table-cell>
          <table:table-cell office:value-type="float" office:value="8.5">
            <text:p>8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90454">
            <text:p>23390454</text:p>
          </table:table-cell>
          <table:table-cell office:value-type="float" office:value="162629957">
            <text:p>162629957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673033344448">
            <text:p>6730333444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kinud justkui läbimurre , paastuglükoos 8,6 mmol/l</text:p>
          </table:table-cell>
          <table:table-cell office:value-type="string">
            <text:p>glükoos 8,6 mmol/l</text:p>
          </table:table-cell>
          <table:table-cell office:value-type="string">
            <text:p><text:s/>, päeva jooksul 9 - 11 mmol/l</text:p>
          </table:table-cell>
          <table:table-cell office:value-type="string">
            <text:p>glükoos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2420">
            <text:p>16282420</text:p>
          </table:table-cell>
          <table:table-cell office:value-type="float" office:value="179875107">
            <text:p>179875107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office:value-type="string">
            <text:p>2013-05-11</text:p>
          </table:table-cell>
          <table:table-cell office:value-type="float" office:value="673047421566">
            <text:p>67304742156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8.6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51999">
            <text:p>6651999</text:p>
          </table:table-cell>
          <table:table-cell office:value-type="float" office:value="124779002">
            <text:p>124779002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office:value-type="string">
            <text:p>2012-06-12</text:p>
          </table:table-cell>
          <table:table-cell office:value-type="float" office:value="61416965451">
            <text:p>6141696545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i möödudes pt-di sõnadelt olnud veresuhkur 8,86 mmol</text:p>
          </table:table-cell>
          <table:table-cell office:value-type="string">
            <text:p>veresuhkur 8,86 mmol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8.86">
            <text:p>8,86</text:p>
          </table:table-cell>
          <table:table-cell table:number-columns-repeated="2" office:value-type="string">
            <text:p>NULL</text:p>
          </table:table-cell>
          <table:table-cell office:value-type="string">
            <text:p>m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50437">
            <text:p>14450437</text:p>
          </table:table-cell>
          <table:table-cell office:value-type="float" office:value="189326279">
            <text:p>189326279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24606169346">
            <text:p>246061693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8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8.9">
            <text:p>8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726">
            <text:p>418726</text:p>
          </table:table-cell>
          <table:table-cell office:value-type="float" office:value="126783071">
            <text:p>126783071</text:p>
          </table:table-cell>
          <table:table-cell office:value-type="string">
            <text:p>2012-06-14</text:p>
          </table:table-cell>
          <table:table-cell office:value-type="string">
            <text:p>S</text:p>
          </table:table-cell>
          <table:table-cell office:value-type="string">
            <text:p>2012-05-30</text:p>
          </table:table-cell>
          <table:table-cell office:value-type="float" office:value="47575778409">
            <text:p>475757784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8.9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8.9">
            <text:p>8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8612">
            <text:p>16808612</text:p>
          </table:table-cell>
          <table:table-cell office:value-type="float" office:value="215435826">
            <text:p>215435826</text:p>
          </table:table-cell>
          <table:table-cell office:value-type="string">
            <text:p>2013-12-10</text:p>
          </table:table-cell>
          <table:table-cell office:value-type="string">
            <text:p>S</text:p>
          </table:table-cell>
          <table:table-cell office:value-type="string">
            <text:p>2013-11-29</text:p>
          </table:table-cell>
          <table:table-cell office:value-type="float" office:value="51785119754">
            <text:p>517851197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8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8.9">
            <text:p>8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24652">
            <text:p>17924652</text:p>
          </table:table-cell>
          <table:table-cell office:value-type="float" office:value="191110983">
            <text:p>191110983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1784">
            <text:p>673030351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4.06.201316 : 36 : 38 : Glükoos 8.9 mmol/L</text:p>
          </table:table-cell>
          <table:table-cell office:value-type="string">
            <text:p>Glükoos 8.9 mmol/L</text:p>
          </table:table-cell>
          <table:table-cell/>
          <table:table-cell office:value-type="string">
            <text:p>Glükoos</text:p>
          </table:table-cell>
          <table:table-cell office:value-type="float" office:value="8.9">
            <text:p>8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80754">
            <text:p>12980754</text:p>
          </table:table-cell>
          <table:table-cell office:value-type="float" office:value="198206456">
            <text:p>198206456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45661174012">
            <text:p>456611740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suvana väsimus Pereartsil paastuglükoos 9</text:p>
          </table:table-cell>
          <table:table-cell office:value-type="string">
            <text:p>glükoos 9</text:p>
          </table:table-cell>
          <table:table-cell office:value-type="string">
            <text:p><text:s/>, HbA1c 7,2% Metformiini väikes</text:p>
          </table:table-cell>
          <table:table-cell office:value-type="string">
            <text:p>glükoos</text:p>
          </table:table-cell>
          <table:table-cell table:style-name="Default"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27884">
            <text:p>14327884</text:p>
          </table:table-cell>
          <table:table-cell office:value-type="float" office:value="210223049">
            <text:p>210223049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18348580030">
            <text:p>183485800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9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9.1">
            <text:p>9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62901">
            <text:p>17862901</text:p>
          </table:table-cell>
          <table:table-cell office:value-type="float" office:value="200674477">
            <text:p>200674477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0376441">
            <text:p>6730303764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30.09.2013 : Veresuhkur 9,1</text:p>
          </table:table-cell>
          <table:table-cell office:value-type="string">
            <text:p>Veresuhkur 9,1</text:p>
          </table:table-cell>
          <table:table-cell office:value-type="string">
            <text:p><text:s/>( söönud )</text:p>
          </table:table-cell>
          <table:table-cell office:value-type="string">
            <text:p>Veresuhkur</text:p>
          </table:table-cell>
          <table:table-cell office:value-type="float" office:value="9.1">
            <text:p>9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54847">
            <text:p>14654847</text:p>
          </table:table-cell>
          <table:table-cell office:value-type="float" office:value="206145059">
            <text:p>206145059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30341905">
            <text:p>6730303419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( &lt;32 U/L ) GGT 25 ( &lt;40 U/L ) Glükoos 9.3 ( mmol/L</text:p>
          </table:table-cell>
          <table:table-cell office:value-type="string">
            <text:p>Glükoos 9.3 ( mmol/L</text:p>
          </table:table-cell>
          <table:table-cell office:value-type="string">
            <text:p><text:s/>) Kolesterool 4.0 ( 3.9 . 7.8 m</text:p>
          </table:table-cell>
          <table:table-cell office:value-type="string">
            <text:p>Glükoos</text:p>
          </table:table-cell>
          <table:table-cell office:value-type="float" office:value="9.3">
            <text:p>9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3403">
            <text:p>16803403</text:p>
          </table:table-cell>
          <table:table-cell office:value-type="float" office:value="187813906">
            <text:p>187813906</text:p>
          </table:table-cell>
          <table:table-cell office:value-type="string">
            <text:p>2013-07-11</text:p>
          </table:table-cell>
          <table:table-cell office:value-type="string">
            <text:p>S</text:p>
          </table:table-cell>
          <table:table-cell office:value-type="string">
            <text:p>2013-07-02</text:p>
          </table:table-cell>
          <table:table-cell office:value-type="float" office:value="673044739131">
            <text:p>6730447391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9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9.3">
            <text:p>9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13999">
            <text:p>17613999</text:p>
          </table:table-cell>
          <table:table-cell office:value-type="float" office:value="193562189">
            <text:p>193562189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1855">
            <text:p>6730303818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.2013 : 7.08.201315 : 45 : 25 : Glükoos 9.3 mmol/L</text:p>
          </table:table-cell>
          <table:table-cell office:value-type="string">
            <text:p>Glükoos 9.3 mmol/L</text:p>
          </table:table-cell>
          <table:table-cell/>
          <table:table-cell office:value-type="string">
            <text:p>Glükoos</text:p>
          </table:table-cell>
          <table:table-cell office:value-type="float" office:value="9.3">
            <text:p>9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27577">
            <text:p>10727577</text:p>
          </table:table-cell>
          <table:table-cell office:value-type="float" office:value="157990177">
            <text:p>157990177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92941732945">
            <text:p>929417329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S , P-Gluc 60 min ( 75g Gluc PO ) 9.4</text:p>
          </table:table-cell>
          <table:table-cell office:value-type="string">
            <text:p><text:s/>( mmol/L )</text:p>
          </table:table-cell>
          <table:table-cell office:value-type="string">
            <text:p>S , P-Gluc</text:p>
          </table:table-cell>
          <table:table-cell office:value-type="float" office:value="9.4">
            <text:p>9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23795">
            <text:p>17523795</text:p>
          </table:table-cell>
          <table:table-cell office:value-type="float" office:value="197804801">
            <text:p>197804801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71747812232">
            <text:p>717478122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0.01.201312 : 24 : glükoos paastuveres 9.77</text:p>
          </table:table-cell>
          <table:table-cell office:value-type="string">
            <text:p>glükoos paastuveres 9.77</text:p>
          </table:table-cell>
          <table:table-cell/>
          <table:table-cell office:value-type="string">
            <text:p>glükoos</text:p>
          </table:table-cell>
          <table:table-cell table:style-name="Default" office:value-type="float" office:value="9.77">
            <text:p>9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4807">
            <text:p>22294807</text:p>
          </table:table-cell>
          <table:table-cell office:value-type="float" office:value="157009049">
            <text:p>157009049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1-12-08</text:p>
          </table:table-cell>
          <table:table-cell office:value-type="float" office:value="78768441297">
            <text:p>787684412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|(f?vP\s*,\s*f?cP-))?(([Vv]ere)?suhkur|VERESUHKUR|VS|vs|[Gg]lükoos|glukoo?s|GLÜKOOS|GLUC|[Gg]lyc|[Gg]lüc|gly|GLY|[Gg]luc\.?))\s*[0-9]+\s*min\s*\([^)]*\)\s*(?P&lt;value&gt;([0-9])+(\s?[,.]\s?[0-9]+)?)(\s*(?P&lt;unit&gt;((mmoo?l?i?</text:p>
          </table:table-cell>
          <table:table-cell office:value-type="string">
            <text:p>NULL</text:p>
          </table:table-cell>
          <table:table-cell table:number-columns-repeated="2" office:value-type="string">
            <text:p>S , P-Gluc 60 min ( 75g Gluc PO ) 9.8</text:p>
          </table:table-cell>
          <table:table-cell office:value-type="string">
            <text:p><text:s/>( mmol/L )</text:p>
          </table:table-cell>
          <table:table-cell office:value-type="string">
            <text:p>S , P-Gluc</text:p>
          </table:table-cell>
          <table:table-cell office:value-type="float" office:value="9.8">
            <text:p>9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4376">
            <text:p>2554376</text:p>
          </table:table-cell>
          <table:table-cell office:value-type="float" office:value="149837877">
            <text:p>149837877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733530669">
            <text:p>307335306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: 16.11.2012 : Tuli analüüsile VERESUHKUR 9,8 mmol/L</text:p>
          </table:table-cell>
          <table:table-cell office:value-type="string">
            <text:p>VERESUHKUR 9,8 mmol/L</text:p>
          </table:table-cell>
          <table:table-cell office:value-type="string">
            <text:p><text:s/>Viimased veresuhkrud kõrged</text:p>
          </table:table-cell>
          <table:table-cell office:value-type="string">
            <text:p>VERESUHKUR</text:p>
          </table:table-cell>
          <table:table-cell office:value-type="float" office:value="9.8">
            <text:p>9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18872">
            <text:p>17318872</text:p>
          </table:table-cell>
          <table:table-cell office:value-type="float" office:value="202221204">
            <text:p>202221204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88188943471">
            <text:p>881889434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5.09.2013 : Veresuhkur 9,9</text:p>
          </table:table-cell>
          <table:table-cell office:value-type="string">
            <text:p>Veresuhkur 9,9</text:p>
          </table:table-cell>
          <table:table-cell/>
          <table:table-cell office:value-type="string">
            <text:p>Veresuhkur</text:p>
          </table:table-cell>
          <table:table-cell office:value-type="float" office:value="9.9">
            <text:p>9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9968">
            <text:p>16539968</text:p>
          </table:table-cell>
          <table:table-cell office:value-type="float" office:value="160192838">
            <text:p>160192838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office:value-type="string">
            <text:p>2013-01-16</text:p>
          </table:table-cell>
          <table:table-cell office:value-type="float" office:value="673036110469">
            <text:p>6730361104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Hommikune veresuhkur 10,0 mmol/l</text:p>
          </table:table-cell>
          <table:table-cell office:value-type="string">
            <text:p>veresuhkur 10,0 mmol/l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85312">
            <text:p>10385312</text:p>
          </table:table-cell>
          <table:table-cell office:value-type="float" office:value="179167023">
            <text:p>179167023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office:value-type="string">
            <text:p>2013-05-21</text:p>
          </table:table-cell>
          <table:table-cell office:value-type="float" office:value="673038181136">
            <text:p>67303818113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GTT alusel esmane diabeet - 2 h suhkur 10 mmol/l</text:p>
          </table:table-cell>
          <table:table-cell office:value-type="string">
            <text:p>suhkur 10 mmol/l</text:p>
          </table:table-cell>
          <table:table-cell office:value-type="string">
            <text:p><text:s/>, esialgu jääb dieetravile , mi</text:p>
          </table:table-cell>
          <table:table-cell office:value-type="string">
            <text:p>suhkur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8562">
            <text:p>4088562</text:p>
          </table:table-cell>
          <table:table-cell office:value-type="float" office:value="121438178">
            <text:p>121438178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90939598990">
            <text:p>909395989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i kell 3.003,9 , söönud , kuid VS 10</text:p>
          </table:table-cell>
          <table:table-cell office:value-type="string">
            <text:p>VS 10</text:p>
          </table:table-cell>
          <table:table-cell office:value-type="string">
            <text:p><text:s/>min pärast 3,3 mmol/l ) , siis </text:p>
          </table:table-cell>
          <table:table-cell office:value-type="string">
            <text:p>VS</text:p>
          </table:table-cell>
          <table:table-cell table:style-name="Default"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2005">
            <text:p>1872005</text:p>
          </table:table-cell>
          <table:table-cell office:value-type="float" office:value="130822078">
            <text:p>130822078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989681370">
            <text:p>399896813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Veres - gluc - 10,2</text:p>
          </table:table-cell>
          <table:table-cell office:value-type="string">
            <text:p>gluc - 10,2</text:p>
          </table:table-cell>
          <table:table-cell office:value-type="string">
            <text:p><text:s/>! , trigl - 3,23 , HDL - Chol -</text:p>
          </table:table-cell>
          <table:table-cell office:value-type="string">
            <text:p>gluc</text:p>
          </table:table-cell>
          <table:table-cell office:value-type="float" office:value="10.2">
            <text:p>10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9008">
            <text:p>679008</text:p>
          </table:table-cell>
          <table:table-cell office:value-type="float" office:value="80956950">
            <text:p>80956950</text:p>
          </table:table-cell>
          <table:table-cell office:value-type="string">
            <text:p>2012-01-11</text:p>
          </table:table-cell>
          <table:table-cell office:value-type="string">
            <text:p>S</text:p>
          </table:table-cell>
          <table:table-cell office:value-type="string">
            <text:p>2012-01-03</text:p>
          </table:table-cell>
          <table:table-cell office:value-type="float" office:value="70310891219">
            <text:p>703108912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g/L ) S , P-CRP 17 ( &lt;5 mg/L ) S , P-Glükoos 10.5 ( mmol/L</text:p>
          </table:table-cell>
          <table:table-cell office:value-type="string">
            <text:p>S , P-Glükoos 10.5 ( mmol/L</text:p>
          </table:table-cell>
          <table:table-cell office:value-type="string">
            <text:p><text:s/>) Glomerulaarfiltratsiooni kiir</text:p>
          </table:table-cell>
          <table:table-cell office:value-type="string">
            <text:p>S , P-Glükoos</text:p>
          </table:table-cell>
          <table:table-cell office:value-type="float" office:value="10.5">
            <text:p>10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43546">
            <text:p>19343546</text:p>
          </table:table-cell>
          <table:table-cell office:value-type="float" office:value="197462670">
            <text:p>197462670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891719303">
            <text:p>738917193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trollil RR150/80mmHg fr 69x/min Glükoos 10,5</text:p>
          </table:table-cell>
          <table:table-cell office:value-type="string">
            <text:p>Glükoos 10,5</text:p>
          </table:table-cell>
          <table:table-cell office:value-type="string">
            <text:p><text:s/>. Suunamine endokrinoloogile</text:p>
          </table:table-cell>
          <table:table-cell office:value-type="string">
            <text:p>Glükoos</text:p>
          </table:table-cell>
          <table:table-cell office:value-type="float" office:value="10.5">
            <text:p>1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6678">
            <text:p>16436678</text:p>
          </table:table-cell>
          <table:table-cell office:value-type="float" office:value="178824711">
            <text:p>178824711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office:value-type="string">
            <text:p>2013-05-13</text:p>
          </table:table-cell>
          <table:table-cell office:value-type="float" office:value="70917540205">
            <text:p>709175402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0.7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10.7">
            <text:p>10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64358">
            <text:p>14064358</text:p>
          </table:table-cell>
          <table:table-cell office:value-type="float" office:value="178498254">
            <text:p>178498254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95462077738">
            <text:p>954620777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0.8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10.8">
            <text:p>1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676">
            <text:p>431676</text:p>
          </table:table-cell>
          <table:table-cell office:value-type="float" office:value="127420526">
            <text:p>127420526</text:p>
          </table:table-cell>
          <table:table-cell office:value-type="string">
            <text:p>2012-06-25</text:p>
          </table:table-cell>
          <table:table-cell office:value-type="string">
            <text:p>S</text:p>
          </table:table-cell>
          <table:table-cell office:value-type="string">
            <text:p>2012-06-14</text:p>
          </table:table-cell>
          <table:table-cell office:value-type="float" office:value="56016532194">
            <text:p>560165321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11.0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table:style-name="Default"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13122">
            <text:p>3813122</text:p>
          </table:table-cell>
          <table:table-cell office:value-type="float" office:value="148334316">
            <text:p>148334316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36719956360">
            <text:p>367199563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([0-9])+(\s?[,.]\s?[0-9]+)?\s*([tThH]|tundi)\s*\.?\s*(peale|pärast|PEALE|PÄRAST)\s*(hommiku|HOMMIKU)?(sööki</text:p>
          </table:table-cell>
          <table:table-cell office:value-type="string">
            <text:p>NULL</text:p>
          </table:table-cell>
          <table:table-cell office:value-type="string">
            <text:p>Enesekontrolli ajal veresuhkur 2 t peale sööki 11.0</text:p>
          </table:table-cell>
          <table:table-cell office:value-type="string">
            <text:p>veresuhkur 2 t peale sööki 11.0</text:p>
          </table:table-cell>
          <table:table-cell office:value-type="string">
            <text:p><text:s/>.</text:p>
          </table:table-cell>
          <table:table-cell office:value-type="string">
            <text:p>veresuhkur</text:p>
          </table:table-cell>
          <table:table-cell table:style-name="Default"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5039">
            <text:p>785039</text:p>
          </table:table-cell>
          <table:table-cell office:value-type="float" office:value="149876667">
            <text:p>149876667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office:value-type="string">
            <text:p>2012-11-15</text:p>
          </table:table-cell>
          <table:table-cell office:value-type="float" office:value="60939084659">
            <text:p>609390846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11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11.4">
            <text:p>1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3265">
            <text:p>733265</text:p>
          </table:table-cell>
          <table:table-cell office:value-type="float" office:value="85808681">
            <text:p>85808681</text:p>
          </table:table-cell>
          <table:table-cell office:value-type="string">
            <text:p>2012-02-28</text:p>
          </table:table-cell>
          <table:table-cell office:value-type="string">
            <text:p>S</text:p>
          </table:table-cell>
          <table:table-cell office:value-type="string">
            <text:p>2012-01-31</text:p>
          </table:table-cell>
          <table:table-cell office:value-type="float" office:value="50576231976">
            <text:p>505762319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 , P-Glükoos 11.6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11.6">
            <text:p>1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50640">
            <text:p>4350640</text:p>
          </table:table-cell>
          <table:table-cell office:value-type="float" office:value="123453910">
            <text:p>123453910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44732448034">
            <text:p>447324480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tsiendiga teostatud mõõtmine , VS 11,8 mmol/l</text:p>
          </table:table-cell>
          <table:table-cell office:value-type="string">
            <text:p>VS 11,8 mmol/l</text:p>
          </table:table-cell>
          <table:table-cell office:value-type="string">
            <text:p><text:s/>, 3 tundi söögist</text:p>
          </table:table-cell>
          <table:table-cell office:value-type="string">
            <text:p>VS</text:p>
          </table:table-cell>
          <table:table-cell office:value-type="float" office:value="11.8">
            <text:p>1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02979">
            <text:p>20102979</text:p>
          </table:table-cell>
          <table:table-cell office:value-type="float" office:value="209175085">
            <text:p>209175085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46005254830">
            <text:p>460052548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8,4 täna 12.45 - - veresuhkur 11,9</text:p>
          </table:table-cell>
          <table:table-cell office:value-type="string">
            <text:p>veresuhkur 11,9</text:p>
          </table:table-cell>
          <table:table-cell office:value-type="string">
            <text:p><text:s/>postprandiaalne</text:p>
          </table:table-cell>
          <table:table-cell office:value-type="string">
            <text:p>veresuhkur</text:p>
          </table:table-cell>
          <table:table-cell office:value-type="float" office:value="11.9">
            <text:p>1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27690">
            <text:p>20827690</text:p>
          </table:table-cell>
          <table:table-cell office:value-type="float" office:value="211009835">
            <text:p>211009835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22</text:p>
          </table:table-cell>
          <table:table-cell office:value-type="float" office:value="673030424346">
            <text:p>6730304243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uures HbA1C 8,7 % Kaal 138,4 kg VS 11,9</text:p>
          </table:table-cell>
          <table:table-cell office:value-type="string">
            <text:p>VS 11,9</text:p>
          </table:table-cell>
          <table:table-cell/>
          <table:table-cell office:value-type="string">
            <text:p>VS</text:p>
          </table:table-cell>
          <table:table-cell office:value-type="float" office:value="11.9">
            <text:p>1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1106">
            <text:p>2281106</text:p>
          </table:table-cell>
          <table:table-cell office:value-type="float" office:value="85570467">
            <text:p>85570467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902044389">
            <text:p>169020443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nalüüsides TSH 5,1 , Glükoos 12</text:p>
          </table:table-cell>
          <table:table-cell office:value-type="string">
            <text:p>Glükoos 12</text:p>
          </table:table-cell>
          <table:table-cell office:value-type="string">
            <text:p><text:s/>ja glükhemoglobiin 9 %</text:p>
          </table:table-cell>
          <table:table-cell office:value-type="string">
            <text:p>Glükoos</text:p>
          </table:table-cell>
          <table:table-cell table:style-name="Default"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94925">
            <text:p>8594925</text:p>
          </table:table-cell>
          <table:table-cell office:value-type="float" office:value="143441392">
            <text:p>143441392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83539066529">
            <text:p>835390665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 , kutsunud kiirabi , mõõdetud VS 12,5 mmol/l</text:p>
          </table:table-cell>
          <table:table-cell office:value-type="string">
            <text:p>VS 12,5 mmol/l</text:p>
          </table:table-cell>
          <table:table-cell/>
          <table:table-cell office:value-type="string">
            <text:p>VS</text:p>
          </table:table-cell>
          <table:table-cell office:value-type="float" office:value="12.5">
            <text:p>12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85570">
            <text:p>16085570</text:p>
          </table:table-cell>
          <table:table-cell office:value-type="float" office:value="165517043">
            <text:p>165517043</text:p>
          </table:table-cell>
          <table:table-cell office:value-type="string">
            <text:p>2013-03-02</text:p>
          </table:table-cell>
          <table:table-cell office:value-type="string">
            <text:p>S</text:p>
          </table:table-cell>
          <table:table-cell office:value-type="string">
            <text:p>2013-03-02</text:p>
          </table:table-cell>
          <table:table-cell office:value-type="float" office:value="23726376369">
            <text:p>237263763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Veresuhkur on 12,8 mmol/l</text:p>
          </table:table-cell>
          <table:table-cell/>
          <table:table-cell office:value-type="string">
            <text:p>Veresuhkur</text:p>
          </table:table-cell>
          <table:table-cell office:value-type="float" office:value="12.8">
            <text:p>12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7360">
            <text:p>16407360</text:p>
          </table:table-cell>
          <table:table-cell office:value-type="float" office:value="214602055">
            <text:p>214602055</text:p>
          </table:table-cell>
          <table:table-cell office:value-type="string">
            <text:p>2013-12-10</text:p>
          </table:table-cell>
          <table:table-cell office:value-type="string">
            <text:p>S</text:p>
          </table:table-cell>
          <table:table-cell office:value-type="string">
            <text:p>2013-11-20</text:p>
          </table:table-cell>
          <table:table-cell office:value-type="float" office:value="673040925575">
            <text:p>6730409255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2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12.9">
            <text:p>1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1048">
            <text:p>16821048</text:p>
          </table:table-cell>
          <table:table-cell office:value-type="float" office:value="160205138">
            <text:p>160205138</text:p>
          </table:table-cell>
          <table:table-cell office:value-type="string">
            <text:p>2013-01-25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63642461832">
            <text:p>636424618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3.1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13.1">
            <text:p>13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88333">
            <text:p>10088333</text:p>
          </table:table-cell>
          <table:table-cell office:value-type="float" office:value="189261954">
            <text:p>189261954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3937731073">
            <text:p>7393773107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2.07 . tehtud veresuhkur 13,2 mmol/l</text:p>
          </table:table-cell>
          <table:table-cell office:value-type="string">
            <text:p>veresuhkur 13,2 mmol/l</text:p>
          </table:table-cell>
          <table:table-cell office:value-type="string">
            <text:p><text:s/>, HbA1c 14 % , 120 mmol/mol</text:p>
          </table:table-cell>
          <table:table-cell office:value-type="string">
            <text:p>veresuhkur</text:p>
          </table:table-cell>
          <table:table-cell office:value-type="float" office:value="13.2">
            <text:p>1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14945">
            <text:p>20414945</text:p>
          </table:table-cell>
          <table:table-cell office:value-type="float" office:value="209176873">
            <text:p>209176873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28616997976">
            <text:p>286169979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rge - - täna pärast L - - 15.15 veresuhkur 14,0 mmol</text:p>
          </table:table-cell>
          <table:table-cell office:value-type="string">
            <text:p>veresuhkur 14,0 mmol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m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44702">
            <text:p>20744702</text:p>
          </table:table-cell>
          <table:table-cell office:value-type="float" office:value="168927883">
            <text:p>168927883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67018399625">
            <text:p>670183996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11.00 - - veresuhkur 14 mmol</text:p>
          </table:table-cell>
          <table:table-cell office:value-type="string">
            <text:p>veresuhkur 14 mmol</text:p>
          </table:table-cell>
          <table:table-cell office:value-type="string">
            <text:p><text:s/>- postprandiaalne</text:p>
          </table:table-cell>
          <table:table-cell office:value-type="string">
            <text:p>veresuhkur</text:p>
          </table:table-cell>
          <table:table-cell table:style-name="Default"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m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2105">
            <text:p>19802105</text:p>
          </table:table-cell>
          <table:table-cell office:value-type="float" office:value="196048187">
            <text:p>196048187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135841302">
            <text:p>581358413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83 , amülaas 43 , lipaas 38,8 ; glükoos 14,1</text:p>
          </table:table-cell>
          <table:table-cell office:value-type="string">
            <text:p>glükoos 14,1</text:p>
          </table:table-cell>
          <table:table-cell office:value-type="string">
            <text:p><text:s/>; kreatiniin 86 ; K 4,7 ; NT-pr</text:p>
          </table:table-cell>
          <table:table-cell office:value-type="string">
            <text:p>glükoos</text:p>
          </table:table-cell>
          <table:table-cell office:value-type="float" office:value="14.1">
            <text:p>1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8942">
            <text:p>16308942</text:p>
          </table:table-cell>
          <table:table-cell office:value-type="float" office:value="183256852">
            <text:p>183256852</text:p>
          </table:table-cell>
          <table:table-cell office:value-type="string">
            <text:p>2013-06-14</text:p>
          </table:table-cell>
          <table:table-cell office:value-type="string">
            <text:p>S</text:p>
          </table:table-cell>
          <table:table-cell office:value-type="string">
            <text:p>2013-05-27</text:p>
          </table:table-cell>
          <table:table-cell office:value-type="float" office:value="673041643268">
            <text:p>6730416432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4.3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14.3">
            <text:p>1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2722">
            <text:p>6682722</text:p>
          </table:table-cell>
          <table:table-cell office:value-type="float" office:value="153402510">
            <text:p>153402510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office:value-type="string">
            <text:p>2012-12-18</text:p>
          </table:table-cell>
          <table:table-cell office:value-type="float" office:value="44389083805">
            <text:p>4438908380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umas Side xeroformiga Hommikune veresuhkur 14,6</text:p>
          </table:table-cell>
          <table:table-cell office:value-type="string">
            <text:p>veresuhkur 14,6</text:p>
          </table:table-cell>
          <table:table-cell office:value-type="string">
            <text:p><text:s/>, mistõttu õhtust annust Humuli</text:p>
          </table:table-cell>
          <table:table-cell office:value-type="string">
            <text:p>veresuhkur</text:p>
          </table:table-cell>
          <table:table-cell office:value-type="float" office:value="14.6">
            <text:p>1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5634">
            <text:p>16455634</text:p>
          </table:table-cell>
          <table:table-cell office:value-type="float" office:value="197936233">
            <text:p>197936233</text:p>
          </table:table-cell>
          <table:table-cell office:value-type="string">
            <text:p>2013-09-17</text:p>
          </table:table-cell>
          <table:table-cell office:value-type="string">
            <text:p>S</text:p>
          </table:table-cell>
          <table:table-cell office:value-type="string">
            <text:p>2013-09-10</text:p>
          </table:table-cell>
          <table:table-cell office:value-type="float" office:value="47286571743">
            <text:p>472865717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oniseeritud ) 1.30 ( mmol/L ) , Glükoos 14.7 ( mmol/L</text:p>
          </table:table-cell>
          <table:table-cell office:value-type="string">
            <text:p>Glükoos 14.7 ( mmol/L</text:p>
          </table:table-cell>
          <table:table-cell office:value-type="string">
            <text:p><text:s/>) , CRP 29 ( mg/L )</text:p>
          </table:table-cell>
          <table:table-cell office:value-type="string">
            <text:p>Glükoos</text:p>
          </table:table-cell>
          <table:table-cell office:value-type="float" office:value="14.7">
            <text:p>14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4654">
            <text:p>16574654</text:p>
          </table:table-cell>
          <table:table-cell office:value-type="float" office:value="181223724">
            <text:p>181223724</text:p>
          </table:table-cell>
          <table:table-cell office:value-type="string">
            <text:p>2013-05-30</text:p>
          </table:table-cell>
          <table:table-cell office:value-type="string">
            <text:p>S</text:p>
          </table:table-cell>
          <table:table-cell office:value-type="string">
            <text:p>2013-05-21</text:p>
          </table:table-cell>
          <table:table-cell office:value-type="float" office:value="52800771108">
            <text:p>528007711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5.0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table:style-name="Default"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95077">
            <text:p>13095077</text:p>
          </table:table-cell>
          <table:table-cell office:value-type="float" office:value="215174711">
            <text:p>215174711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673033344448">
            <text:p>6730333444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5.4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15.4">
            <text:p>1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665">
            <text:p>685665</text:p>
          </table:table-cell>
          <table:table-cell office:value-type="float" office:value="148395754">
            <text:p>148395754</text:p>
          </table:table-cell>
          <table:table-cell office:value-type="string">
            <text:p>2012-11-16</text:p>
          </table:table-cell>
          <table:table-cell office:value-type="string">
            <text:p>S</text:p>
          </table:table-cell>
          <table:table-cell office:value-type="string">
            <text:p>2012-11-09</text:p>
          </table:table-cell>
          <table:table-cell office:value-type="float" office:value="61942279335">
            <text:p>619422793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09.11.2012 S , P-Glükoos 15.4 ( mmol/L</text:p>
          </table:table-cell>
          <table:table-cell office:value-type="string">
            <text:p>S , P-Glükoos 15.4 ( mmol/L</text:p>
          </table:table-cell>
          <table:table-cell office:value-type="string">
            <text:p><text:s/>)</text:p>
          </table:table-cell>
          <table:table-cell office:value-type="string">
            <text:p>S , P-Glükoos</text:p>
          </table:table-cell>
          <table:table-cell office:value-type="float" office:value="15.4">
            <text:p>15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6482">
            <text:p>16646482</text:p>
          </table:table-cell>
          <table:table-cell office:value-type="float" office:value="170870618">
            <text:p>170870618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2013-04-07</text:p>
          </table:table-cell>
          <table:table-cell office:value-type="float" office:value="44373235418">
            <text:p>443732354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5.9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15.9">
            <text:p>15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50677">
            <text:p>16250677</text:p>
          </table:table-cell>
          <table:table-cell office:value-type="float" office:value="172195217">
            <text:p>172195217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2013-04-03</text:p>
          </table:table-cell>
          <table:table-cell office:value-type="float" office:value="73738094791">
            <text:p>737380947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id NEG ( NEG ) Valk NEG ( NEG ) Glükoos 17 mmol/L</text:p>
          </table:table-cell>
          <table:table-cell office:value-type="string">
            <text:p>Glükoos 17 mmol/L</text:p>
          </table:table-cell>
          <table:table-cell office:value-type="string">
            <text:p><text:s/>( NEG ) Ketokehad NEG ( NEG ) U</text:p>
          </table:table-cell>
          <table:table-cell office:value-type="string">
            <text:p>Glükoos</text:p>
          </table:table-cell>
          <table:table-cell table:style-name="Default"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9333">
            <text:p>5409333</text:p>
          </table:table-cell>
          <table:table-cell office:value-type="float" office:value="130606326">
            <text:p>130606326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448992553">
            <text:p>7844899255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suhkur 17,9 mmol/l</text:p>
          </table:table-cell>
          <table:table-cell office:value-type="string">
            <text:p><text:s/>, BMI-35 KG/M2 , AD 192/99 , An</text:p>
          </table:table-cell>
          <table:table-cell office:value-type="string">
            <text:p>suhkur</text:p>
          </table:table-cell>
          <table:table-cell office:value-type="float" office:value="17.9">
            <text:p>17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23966">
            <text:p>22323966</text:p>
          </table:table-cell>
          <table:table-cell office:value-type="float" office:value="176977436">
            <text:p>176977436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10810133758">
            <text:p>108101337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19.2 ( mmol/L</text:p>
          </table:table-cell>
          <table:table-cell office:value-type="string">
            <text:p><text:s/>)</text:p>
          </table:table-cell>
          <table:table-cell office:value-type="string">
            <text:p>Glükoos</text:p>
          </table:table-cell>
          <table:table-cell office:value-type="float" office:value="19.2">
            <text:p>19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01141">
            <text:p>10901141</text:p>
          </table:table-cell>
          <table:table-cell office:value-type="float" office:value="218532586">
            <text:p>218532586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22642271802">
            <text:p>226422718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plasmas 20</text:p>
          </table:table-cell>
          <table:table-cell office:value-type="string">
            <text:p><text:s/>min pärast laktoosi manustamist</text:p>
          </table:table-cell>
          <table:table-cell office:value-type="string">
            <text:p>Glükoos</text:p>
          </table:table-cell>
          <table:table-cell table:style-name="Default"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9015">
            <text:p>18929015</text:p>
          </table:table-cell>
          <table:table-cell office:value-type="float" office:value="164702158">
            <text:p>164702158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48498">
            <text:p>6730305484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rge palavik 38.9 , ja oli kõrge veresuhkur -20</text:p>
          </table:table-cell>
          <table:table-cell office:value-type="string">
            <text:p>veresuhkur -20</text:p>
          </table:table-cell>
          <table:table-cell/>
          <table:table-cell office:value-type="string">
            <text:p>veresuhkur</text:p>
          </table:table-cell>
          <table:table-cell table:style-name="Default"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21003">
            <text:p>15021003</text:p>
          </table:table-cell>
          <table:table-cell office:value-type="float" office:value="204838476">
            <text:p>204838476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73153732888">
            <text:p>731537328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<text:s/>( &lt;240 IU/mL ) CRP &lt;1 ( mg/L ) Glükoos 22.7 ( mmol/L</text:p>
          </table:table-cell>
          <table:table-cell office:value-type="string">
            <text:p>Glükoos 22.7 ( mmol/L</text:p>
          </table:table-cell>
          <table:table-cell office:value-type="string">
            <text:p><text:s/>) Kriitilisest väärtusest telli</text:p>
          </table:table-cell>
          <table:table-cell office:value-type="string">
            <text:p>Glükoos</text:p>
          </table:table-cell>
          <table:table-cell office:value-type="float" office:value="22.7">
            <text:p>22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7063">
            <text:p>5437063</text:p>
          </table:table-cell>
          <table:table-cell office:value-type="float" office:value="127581667">
            <text:p>127581667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61685259317">
            <text:p>6168525931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21.05.2012 - veresuhkur 30</text:p>
          </table:table-cell>
          <table:table-cell office:value-type="string">
            <text:p>veresuhkur 30</text:p>
          </table:table-cell>
          <table:table-cell office:value-type="string">
            <text:p>min peale sööki--9,6 , HbA1C-6,0</text:p>
          </table:table-cell>
          <table:table-cell office:value-type="string">
            <text:p>veresuhkur</text:p>
          </table:table-cell>
          <table:table-cell table:style-name="Default"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09300">
            <text:p>9709300</text:p>
          </table:table-cell>
          <table:table-cell office:value-type="float" office:value="175086139">
            <text:p>175086139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912492621">
            <text:p>659124926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diagnoosis 1 . tüüpi diabeedi ( veresuhkur 33 mmol/l</text:p>
          </table:table-cell>
          <table:table-cell office:value-type="string">
            <text:p>veresuhkur 33 mmol/l</text:p>
          </table:table-cell>
          <table:table-cell office:value-type="string">
            <text:p><text:s/>) ja suunas edasiseks raviks Ta</text:p>
          </table:table-cell>
          <table:table-cell office:value-type="string">
            <text:p>veresuhkur</text:p>
          </table:table-cell>
          <table:table-cell table:style-name="Default"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446">
            <text:p>231446</text:p>
          </table:table-cell>
          <table:table-cell office:value-type="float" office:value="139370573">
            <text:p>139370573</text:p>
          </table:table-cell>
          <table:table-cell office:value-type="string">
            <text:p>2012-09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024042935">
            <text:p>810240429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Analüüsides glükoos 42.9 mmol/L</text:p>
          </table:table-cell>
          <table:table-cell office:value-type="string">
            <text:p>s glükoos 42.9 mmol/L</text:p>
          </table:table-cell>
          <table:table-cell office:value-type="string">
            <text:p><text:s/>Ordineeritud tilkinfusiooni S N</text:p>
          </table:table-cell>
          <table:table-cell office:value-type="string">
            <text:p>s glükoos</text:p>
          </table:table-cell>
          <table:table-cell table:style-name="Default" office:value-type="float" office:value="42.9">
            <text:p>42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1321">
            <text:p>661321</text:p>
          </table:table-cell>
          <table:table-cell office:value-type="float" office:value="148397922">
            <text:p>148397922</text:p>
          </table:table-cell>
          <table:table-cell office:value-type="string">
            <text:p>2012-11-15</text:p>
          </table:table-cell>
          <table:table-cell office:value-type="string">
            <text:p>S</text:p>
          </table:table-cell>
          <table:table-cell office:value-type="string">
            <text:p>2012-11-05</text:p>
          </table:table-cell>
          <table:table-cell office:value-type="float" office:value="59189953403">
            <text:p>591899534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office:value-type="string">
            <text:p>EG ( NEG ) , Valk NEG ( NEG ) , Glükoos 56 mmol/L</text:p>
          </table:table-cell>
          <table:table-cell office:value-type="string">
            <text:p>Glükoos 56 mmol/L</text:p>
          </table:table-cell>
          <table:table-cell office:value-type="string">
            <text:p><text:s/>( NEG ) , Ketokehad 15.0 mmol/L</text:p>
          </table:table-cell>
          <table:table-cell office:value-type="string">
            <text:p>Glükoos</text:p>
          </table:table-cell>
          <table:table-cell table:style-name="Default"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31088">
            <text:p>10431088</text:p>
          </table:table-cell>
          <table:table-cell office:value-type="float" office:value="164041268">
            <text:p>164041268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office:value-type="string">
            <text:p>2013-01-24</text:p>
          </table:table-cell>
          <table:table-cell office:value-type="float" office:value="87721992788">
            <text:p>877219927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SUHKUR</text:p>
          </table:table-cell>
          <table:table-cell office:value-type="string">
            <text:p>(?P&lt;key&gt;((f)?[Ss]\s*(,\s*(f)?P\s*)?\-?)?(([Vv]ere)?suhkur|VERESUHKUR|VS|vs|[Gg]lükoos|glukoo?s|GLÜKOOS|GLUC|[Gg]lyc|[Gg]lüc|gly|GLY|[Gg]luc\.?))\s*(plasmas|paastuveres|kodus)?[-:=]?(oli|on)?\s*(?P&lt;value&gt;([0-9])+(\s?[,.]\s?[0-9]+)?)(\s*\(*\s*(?P&lt;unit&gt;((mmo</text:p>
          </table:table-cell>
          <table:table-cell office:value-type="string">
            <text:p>NULL</text:p>
          </table:table-cell>
          <table:table-cell table:number-columns-repeated="2" office:value-type="string">
            <text:p>Glükoos 56 mmol/L</text:p>
          </table:table-cell>
          <table:table-cell office:value-type="string">
            <text:p><text:s/>( NEG )</text:p>
          </table:table-cell>
          <table:table-cell office:value-type="string">
            <text:p>Glükoos</text:p>
          </table:table-cell>
          <table:table-cell table:style-name="Default"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9T14:43:45.11</dc:date>
    <meta:document-statistic meta:table-count="1" meta:cell-count="14920" meta:object-count="0"/>
    <meta:generator>LibreOffice/4.0.0.3$Windows_x86 LibreOffice_project/7545bee9c2a0782548772a21bc84a9dcc583b89</meta:generator>
  </office:meta>
</office:document-meta>
</file>